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pitch="variable"/>
    <style:font-face style:name="Noto Sans CJK SC" svg:font-family="'Noto Sans CJK SC'" style:font-family-generic="system" style:font-pitch="variable"/>
    <style:font-face style:name="Roboto" svg:font-family="Roboto" style:font-pitch="variable"/>
    <style:font-face style:name="Times New Roman" svg:font-family="'Times New Roman'" style:font-family-generic="roman" style:font-pitch="variable"/>
  </office:font-face-decls>
  <office:automatic-styles>
    <style:style style:name="co1" style:family="table-column">
      <style:table-column-properties fo:break-before="auto" style:column-width="15cm"/>
    </style:style>
    <style:style style:name="co2" style:family="table-column">
      <style:table-column-properties fo:break-before="auto" style:column-width="2.258cm"/>
    </style:style>
    <style:style style:name="co3" style:family="table-column">
      <style:table-column-properties fo:break-before="auto" style:column-width="12cm"/>
    </style:style>
    <style:style style:name="co4" style:family="table-column">
      <style:table-column-properties fo:break-before="auto" style:column-width="3cm"/>
    </style:style>
    <style:style style:name="co5" style:family="table-column">
      <style:table-column-properties fo:break-before="auto" style:column-width="2cm"/>
    </style:style>
    <style:style style:name="co6" style:family="table-column">
      <style:table-column-properties fo:break-before="auto" style:column-width="30cm"/>
    </style:style>
    <style:style style:name="co7" style:family="table-column">
      <style:table-column-properties fo:break-before="auto" style:column-width="7.001cm"/>
    </style:style>
    <style:style style:name="co8" style:family="table-column">
      <style:table-column-properties fo:break-before="auto" style:column-width="5.001cm"/>
    </style:style>
    <style:style style:name="co9" style:family="table-column">
      <style:table-column-properties fo:break-before="auto" style:column-width="2.485cm"/>
    </style:style>
    <style:style style:name="co10" style:family="table-column">
      <style:table-column-properties fo:break-before="auto" style:column-width="4.001cm"/>
    </style:style>
    <style:style style:name="co11" style:family="table-column">
      <style:table-column-properties fo:break-before="auto" style:column-width="20.001cm"/>
    </style:style>
    <style:style style:name="co12" style:family="table-column">
      <style:table-column-properties fo:break-before="auto" style:column-width="19.775cm"/>
    </style:style>
    <style:style style:name="co13" style:family="table-column">
      <style:table-column-properties fo:break-before="auto" style:column-width="3.249cm"/>
    </style:style>
    <style:style style:name="co14" style:family="table-column">
      <style:table-column-properties fo:break-before="auto" style:column-width="24.85cm"/>
    </style:style>
    <style:style style:name="ro1" style:family="table-row">
      <style:table-row-properties style:row-height="1.395cm" fo:break-before="auto" style:use-optimal-row-height="true"/>
    </style:style>
    <style:style style:name="ro2" style:family="table-row">
      <style:table-row-properties style:row-height="2.738cm" fo:break-before="auto" style:use-optimal-row-height="true"/>
    </style:style>
    <style:style style:name="ro3" style:family="table-row">
      <style:table-row-properties style:row-height="4.528cm" fo:break-before="auto" style:use-optimal-row-height="true"/>
    </style:style>
    <style:style style:name="ro4" style:family="table-row">
      <style:table-row-properties style:row-height="9.003cm" fo:break-before="auto" style:use-optimal-row-height="true"/>
    </style:style>
    <style:style style:name="ro5" style:family="table-row">
      <style:table-row-properties style:row-height="0.529cm" fo:break-before="auto" style:use-optimal-row-height="true"/>
    </style:style>
    <style:style style:name="ro6" style:family="table-row">
      <style:table-row-properties style:row-height="6.318cm" fo:break-before="auto" style:use-optimal-row-height="true"/>
    </style:style>
    <style:style style:name="ro7" style:family="table-row">
      <style:table-row-properties style:row-height="0.947cm" fo:break-before="auto" style:use-optimal-row-height="true"/>
    </style:style>
    <style:style style:name="ro8" style:family="table-row">
      <style:table-row-properties style:row-height="1.842cm" fo:break-before="auto" style:use-optimal-row-height="true"/>
    </style:style>
    <style:style style:name="ro9" style:family="table-row">
      <style:table-row-properties style:row-height="2.29cm" fo:break-before="auto" style:use-optimal-row-height="true"/>
    </style:style>
    <style:style style:name="ro10" style:family="table-row">
      <style:table-row-properties style:row-height="4.974cm" fo:break-before="auto" style:use-optimal-row-height="true"/>
    </style:style>
    <style:style style:name="ro11" style:family="table-row">
      <style:table-row-properties style:row-height="8.109cm" fo:break-before="auto" style:use-optimal-row-height="true"/>
    </style:style>
    <style:style style:name="ro12" style:family="table-row">
      <style:table-row-properties style:row-height="4.08cm" fo:break-before="auto" style:use-optimal-row-height="true"/>
    </style:style>
    <style:style style:name="ro13" style:family="table-row">
      <style:table-row-properties style:row-height="1.632cm" fo:break-before="auto" style:use-optimal-row-height="true"/>
    </style:style>
    <style:style style:name="ro14" style:family="table-row">
      <style:table-row-properties style:row-height="4.001cm" fo:break-before="auto" style:use-optimal-row-height="true"/>
    </style:style>
    <style:style style:name="ro15" style:family="table-row">
      <style:table-row-properties style:row-height="5.581cm" fo:break-before="auto" style:use-optimal-row-height="true"/>
    </style:style>
    <style:style style:name="ro16" style:family="table-row">
      <style:table-row-properties style:row-height="2.422cm" fo:break-before="auto" style:use-optimal-row-height="true"/>
    </style:style>
    <style:style style:name="ro17" style:family="table-row">
      <style:table-row-properties style:row-height="4.396cm" fo:break-before="auto" style:use-optimal-row-height="true"/>
    </style:style>
    <style:style style:name="ro18" style:family="table-row">
      <style:table-row-properties style:row-height="6.765cm" fo:break-before="auto" style:use-optimal-row-height="true"/>
    </style:style>
    <style:style style:name="ro19" style:family="table-row">
      <style:table-row-properties style:row-height="8.345cm" fo:break-before="auto" style:use-optimal-row-height="true"/>
    </style:style>
    <style:style style:name="ro20" style:family="table-row">
      <style:table-row-properties style:row-height="1.236cm" fo:break-before="auto" style:use-optimal-row-height="true"/>
    </style:style>
    <style:style style:name="ro21" style:family="table-row">
      <style:table-row-properties style:row-height="2.027cm" fo:break-before="auto" style:use-optimal-row-height="true"/>
    </style:style>
    <style:style style:name="ro22" style:family="table-row">
      <style:table-row-properties style:row-height="6.369cm" fo:break-before="auto" style:use-optimal-row-height="true"/>
    </style:style>
    <style:style style:name="ro23" style:family="table-row">
      <style:table-row-properties style:row-height="2.817cm" fo:break-before="auto" style:use-optimal-row-height="true"/>
    </style:style>
    <style:style style:name="ro24" style:family="table-row">
      <style:table-row-properties style:row-height="4.791cm" fo:break-before="auto" style:use-optimal-row-height="true"/>
    </style:style>
    <style:style style:name="ro25" style:family="table-row">
      <style:table-row-properties style:row-height="3.605cm" fo:break-before="auto" style:use-optimal-row-height="true"/>
    </style:style>
    <style:style style:name="ro26" style:family="table-row">
      <style:table-row-properties style:row-height="5.87cm" fo:break-before="auto" style:use-optimal-row-height="true"/>
    </style:style>
    <style:style style:name="ro27" style:family="table-row">
      <style:table-row-properties style:row-height="1.053cm" fo:break-before="auto" style:use-optimal-row-height="true"/>
    </style:style>
    <style:style style:name="ro28" style:family="table-row">
      <style:table-row-properties style:row-height="0.552cm" fo:break-before="auto" style:use-optimal-row-height="true"/>
    </style:style>
    <style:style style:name="ta1" style:family="table" style:master-page-name="Default">
      <style:table-properties table:display="true" style:writing-mode="lr-tb"/>
    </style:style>
    <style:style style:name="ce4" style:family="table-cell" style:parent-style-name="Default">
      <style:table-cell-properties fo:wrap-option="wrap" style:vertical-align="middle"/>
      <style:text-properties style:font-name="Times New Roman" fo:font-size="12pt" style:font-size-asian="12pt" style:font-size-complex="12pt"/>
    </style:style>
    <style:style style:name="ce3" style:family="table-cell" style:parent-style-name="Default">
      <style:table-cell-properties fo:background-color="#e0e0e0" style:text-align-source="fix" style:repeat-content="false" fo:wrap-option="wrap" fo:border="0.74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10" style:family="table-cell" style:parent-style-name="Default">
      <style:table-cell-properties fo:border-bottom="none" fo:wrap-option="wrap" fo:border-left="0.74pt solid #000000" fo:border-right="0.74pt solid #000000" fo:border-top="none" style:vertical-align="middle"/>
      <style:text-properties style:font-name="Times New Roman" fo:font-size="12pt" style:font-size-asian="12pt" style:font-size-complex="12pt"/>
    </style:style>
    <style:style style:name="ce15" style:family="table-cell" style:parent-style-name="Default">
      <style:table-cell-properties fo:border-bottom="0.74pt solid #000000" fo:wrap-option="wrap" fo:border-left="0.74pt solid #000000" fo:border-right="0.74pt solid #000000" fo:border-top="none" style:vertical-align="middle"/>
      <style:text-properties style:font-name="Times New Roman" fo:font-size="12pt" style:font-size-asian="12pt" style:font-size-complex="12pt"/>
    </style:style>
    <style:style style:name="ce7" style:family="table-cell" style:parent-style-name="Default">
      <style:table-cell-properties fo:border-bottom="none" style:text-align-source="fix" style:repeat-content="false" fo:wrap-option="wrap" fo:border-left="0.74pt solid #000000" fo:border-right="0.74pt solid #000000" fo:border-top="none" style:vertical-align="middle"/>
      <style:paragraph-properties fo:text-align="center" fo:margin-left="0cm"/>
      <style:text-properties style:font-name="Times New Roman" fo:font-size="12pt" style:font-size-asian="12pt" style:font-size-complex="12pt"/>
    </style:style>
    <style:style style:name="ce8" style:family="table-cell" style:parent-style-name="Default">
      <style:table-cell-properties fo:border-bottom="0.74pt solid #000000" style:text-align-source="fix" style:repeat-content="false" fo:wrap-option="wrap" fo:border-left="0.74pt solid #000000" fo:border-right="0.74pt solid #000000" fo:border-top="none" style:vertical-align="middle"/>
      <style:paragraph-properties fo:text-align="center" fo:margin-left="0cm"/>
      <style:text-properties style:font-name="Times New Roman" fo:font-size="12pt" style:font-size-asian="12pt" style:font-size-complex="12pt"/>
    </style:style>
    <style:style style:name="ce18" style:family="table-cell" style:parent-style-name="Default">
      <style:table-cell-properties fo:background-color="#e0e0e0" style:text-align-source="fix" style:repeat-content="false" fo:wrap-option="wrap" fo:border="0.74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map style:condition="cell-content()=&quot;Não&quot;" style:apply-style-name="Bad" style:base-cell-address="'M1 - Textos'.C1"/>
      <style:map style:condition="cell-content()=&quot;Sim&quot;" style:apply-style-name="Good" style:base-cell-address="'M1 - Textos'.C1"/>
    </style:style>
    <style:style style:name="ce19" style:family="table-cell" style:parent-style-name="Default">
      <style:table-cell-properties fo:border-bottom="none" style:text-align-source="fix" style:repeat-content="false" fo:wrap-option="wrap" fo:border-left="0.74pt solid #000000" fo:border-right="0.74pt solid #000000" fo:border-top="none" style:vertical-align="middle"/>
      <style:paragraph-properties fo:text-align="center" fo:margin-left="0cm"/>
      <style:text-properties style:font-name="Times New Roman" fo:font-size="12pt" style:font-size-asian="12pt" style:font-size-complex="12pt"/>
      <style:map style:condition="cell-content()=&quot;Não&quot;" style:apply-style-name="Bad" style:base-cell-address="'M1 - Textos'.C1"/>
      <style:map style:condition="cell-content()=&quot;Sim&quot;" style:apply-style-name="Good" style:base-cell-address="'M1 - Textos'.C1"/>
    </style:style>
    <style:style style:name="ce20" style:family="table-cell" style:parent-style-name="Default">
      <style:table-cell-properties fo:border-bottom="0.74pt solid #000000" style:text-align-source="fix" style:repeat-content="false" fo:wrap-option="wrap" fo:border-left="0.74pt solid #000000" fo:border-right="0.74pt solid #000000" fo:border-top="none" style:vertical-align="middle"/>
      <style:paragraph-properties fo:text-align="center" fo:margin-left="0cm"/>
      <style:text-properties style:font-name="Times New Roman" fo:font-size="12pt" style:font-size-asian="12pt" style:font-size-complex="12pt"/>
      <style:map style:condition="cell-content()=&quot;Não&quot;" style:apply-style-name="Bad" style:base-cell-address="'M1 - Textos'.C1"/>
      <style:map style:condition="cell-content()=&quot;Sim&quot;" style:apply-style-name="Good" style:base-cell-address="'M1 - Textos'.C1"/>
    </style:style>
    <style:style style:name="ce16" style:family="table-cell" style:parent-style-name="Default">
      <style:table-cell-properties fo:border-bottom="none" style:text-align-source="fix" style:repeat-content="false" fo:wrap-option="wrap" fo:border-left="0.74pt solid #000000" fo:border-right="0.74pt solid #000000" fo:border-top="none" style:vertical-align="middle"/>
      <style:paragraph-properties fo:text-align="center" fo:margin-left="0cm"/>
      <style:text-properties style:font-name="Times New Roman" fo:font-size="12pt" style:font-size-asian="12pt" style:font-size-complex="12pt"/>
    </style:style>
    <style:style style:name="ce9" style:family="table-cell" style:parent-style-name="Default">
      <style:table-cell-properties fo:border-bottom="0.74pt solid #000000" style:text-align-source="fix" style:repeat-content="false" fo:wrap-option="wrap" fo:border-left="0.74pt solid #000000" fo:border-right="0.74pt solid #000000" fo:border-top="none" style:vertical-align="middle"/>
      <style:paragraph-properties fo:text-align="center" fo:margin-left="0cm"/>
      <style:text-properties style:font-name="Times New Roman" fo:font-size="12pt" style:font-size-asian="12pt" style:font-size-complex="12pt"/>
    </style:style>
    <style:style style:name="ce21" style:family="table-cell" style:parent-style-name="Default">
      <style:table-cell-properties fo:border-bottom="none" fo:wrap-option="wrap" fo:border-left="0.74pt solid #000000" fo:border-right="0.74pt solid #000000" fo:border-top="none" style:vertical-align="middle"/>
      <style:text-properties style:font-name="Times New Roman" fo:font-size="12pt" style:font-size-asian="12pt" style:font-name-complex="Lohit Devanagari1" style:font-size-complex="12pt"/>
    </style:style>
    <style:style style:name="ce29" style:family="table-cell" style:parent-style-name="Default">
      <style:table-cell-properties fo:border-bottom="none" fo:wrap-option="wrap" fo:border-left="0.74pt solid #000000" fo:border-right="0.74pt solid #000000" fo:border-top="none" style:vertical-align="middle"/>
      <style:text-properties style:font-name="Times New Roman" fo:font-size="12pt" style:font-size-asian="12pt" style:font-name-complex="Times New Roman" style:font-size-complex="12pt"/>
    </style:style>
    <style:style style:name="ce28" style:family="table-cell" style:parent-style-name="Default">
      <style:table-cell-properties fo:border-bottom="none" fo:background-color="transparent" fo:wrap-option="wrap" fo:border-left="0.74pt solid #000000" fo:border-right="0.74pt solid #000000" fo:border-top="none" style:vertical-align="middle"/>
      <style:text-properties style:font-name="Times New Roman" fo:font-size="12pt" style:font-size-asian="12pt" style:font-size-complex="12pt"/>
    </style:style>
    <style:style style:name="ce25" style:family="table-cell" style:parent-style-name="Default">
      <style:table-cell-properties fo:border-bottom="none" fo:background-color="#ccf4c6" fo:wrap-option="wrap" fo:border-left="0.74pt solid #000000" fo:border-right="0.74pt solid #000000" fo:border-top="none" style:vertical-align="middle"/>
      <style:text-properties style:font-name="Times New Roman" fo:font-size="12pt" style:font-size-asian="12pt" style:font-size-complex="12pt"/>
    </style:style>
    <style:style style:name="ce26" style:family="table-cell" style:parent-style-name="Default">
      <style:table-cell-properties fo:border-bottom="none" fo:background-color="#fde9a9" fo:wrap-option="wrap" fo:border-left="0.74pt solid #000000" fo:border-right="0.74pt solid #000000" fo:border-top="none" style:vertical-align="middle"/>
      <style:text-properties style:font-name="Times New Roman" fo:font-size="12pt" style:font-size-asian="12pt" style:font-size-complex="12pt"/>
    </style:style>
    <style:style style:name="ce27" style:family="table-cell" style:parent-style-name="Default">
      <style:table-cell-properties fo:border-bottom="none" fo:background-color="#f09e6f" fo:wrap-option="wrap" fo:border-left="0.74pt solid #000000" fo:border-right="0.74pt solid #000000" fo:border-top="none" style:vertical-align="middle"/>
      <style:text-properties style:font-name="Times New Roman" fo:font-size="12pt" style:font-size-asian="12pt" style:font-size-complex="12pt"/>
    </style:style>
    <style:style style:name="ce35" style:family="table-cell" style:parent-style-name="Default">
      <style:table-cell-properties fo:background-color="#e0e0e0" style:text-align-source="fix" style:repeat-content="false" fo:wrap-option="wrap" fo:border="0.74pt solid #000000" style:vertical-align="middle"/>
      <style:paragraph-properties fo:text-align="center" fo:margin-left="0cm"/>
      <style:text-properties style:font-name="Times New Roman" fo:font-size="12pt" fo:font-weight="bold" style:font-size-asian="12pt" style:font-weight-asian="bold" style:font-size-complex="12pt" style:font-weight-complex="bold"/>
      <style:map style:condition="cell-content()=&quot;Não&quot;" style:apply-style-name="Bad" style:base-cell-address="'M2 - Textos'.C1"/>
      <style:map style:condition="cell-content()=&quot;Sim&quot;" style:apply-style-name="Good" style:base-cell-address="'M2 - Textos'.C1"/>
    </style:style>
    <style:style style:name="ce36" style:family="table-cell" style:parent-style-name="Default">
      <style:table-cell-properties fo:border-bottom="none" style:text-align-source="fix" style:repeat-content="false" fo:wrap-option="wrap" fo:border-left="0.74pt solid #000000" fo:border-right="0.74pt solid #000000" fo:border-top="none" style:vertical-align="middle"/>
      <style:paragraph-properties fo:text-align="center" fo:margin-left="0cm"/>
      <style:text-properties style:font-name="Times New Roman" fo:font-size="12pt" style:font-size-asian="12pt" style:font-size-complex="12pt"/>
      <style:map style:condition="cell-content()=&quot;Não&quot;" style:apply-style-name="Bad" style:base-cell-address="'M2 - Textos'.C1"/>
      <style:map style:condition="cell-content()=&quot;Sim&quot;" style:apply-style-name="Good" style:base-cell-address="'M2 - Textos'.C1"/>
    </style:style>
    <style:style style:name="ce37" style:family="table-cell" style:parent-style-name="Default">
      <style:table-cell-properties fo:border-bottom="0.74pt solid #000000" style:text-align-source="fix" style:repeat-content="false" fo:wrap-option="wrap" fo:border-left="0.74pt solid #000000" fo:border-right="0.74pt solid #000000" fo:border-top="none" style:vertical-align="middle"/>
      <style:paragraph-properties fo:text-align="center" fo:margin-left="0cm"/>
      <style:text-properties style:font-name="Times New Roman" fo:font-size="12pt" style:font-size-asian="12pt" style:font-size-complex="12pt"/>
      <style:map style:condition="cell-content()=&quot;Não&quot;" style:apply-style-name="Bad" style:base-cell-address="'M2 - Textos'.C1"/>
      <style:map style:condition="cell-content()=&quot;Sim&quot;" style:apply-style-name="Good" style:base-cell-address="'M2 - Textos'.C1"/>
    </style:style>
    <style:style style:name="ce41" style:family="table-cell" style:parent-style-name="Default">
      <style:table-cell-properties style:text-align-source="fix" style:repeat-content="false" fo:wrap-option="wrap"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42" style:family="table-cell" style:parent-style-name="Default">
      <style:table-cell-properties fo:background-color="#ffcdd2" fo:wrap-option="wrap" style:vertical-align="middle"/>
      <style:text-properties style:font-name="Times New Roman" fo:font-size="12pt" style:font-size-asian="12pt" style:font-size-complex="12pt"/>
    </style:style>
    <style:style style:name="ce44" style:family="table-cell" style:parent-style-name="Default">
      <style:table-cell-properties style:text-align-source="fix" style:repeat-content="false"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38" style:family="table-cell" style:parent-style-name="Default">
      <style:table-cell-properties style:text-align-source="fix" style:repeat-content="false" style:vertical-align="middle"/>
      <style:paragraph-properties fo:text-align="center" fo:margin-left="0cm"/>
      <style:text-properties style:font-name="Times New Roman" fo:font-size="12pt" style:font-size-asian="12pt" style:font-size-complex="12pt"/>
    </style:style>
    <style:style style:name="ce45" style:family="table-cell" style:parent-style-name="Default">
      <style:table-cell-properties fo:background-color="#ffcdd2" style:text-align-source="fix" style:repeat-content="false" style:vertical-align="middle"/>
      <style:paragraph-properties fo:text-align="center" fo:margin-left="0cm"/>
      <style:text-properties style:font-name="Times New Roman" fo:font-size="12pt" style:font-size-asian="12pt" style:font-size-complex="12pt"/>
    </style:style>
    <style:style style:name="ce46" style:family="table-cell" style:parent-style-name="Default">
      <style:table-cell-properties fo:wrap-option="wrap" style:vertical-align="middle"/>
      <style:text-properties style:font-name="Times New Roman" fo:font-size="10pt" style:font-size-asian="10pt" style:font-size-complex="10pt"/>
    </style:style>
    <style:style style:name="ce47" style:family="table-cell" style:parent-style-name="Default">
      <style:table-cell-properties fo:wrap-option="wrap" style:vertical-align="middle"/>
      <style:text-properties style:font-name="Times New Roman" fo:font-size="10pt" style:font-size-asian="10pt" style:font-name-complex="Lohit Devanagari1" style:font-size-complex="10pt"/>
    </style:style>
    <style:style style:name="ce48" style:family="table-cell" style:parent-style-name="Default">
      <style:table-cell-properties fo:wrap-option="wrap" style:vertical-align="middle"/>
      <style:text-properties style:font-name="Times New Roman" fo:font-size="10pt" style:font-size-asian="10pt" style:font-name-complex="Times New Roman" style:font-size-complex="10pt"/>
    </style:style>
    <style:style style:name="ce49" style:family="table-cell" style:parent-style-name="Default">
      <style:table-cell-properties fo:background-color="#ffcdd2" fo:wrap-option="wrap" style:vertical-align="middle"/>
      <style:text-properties style:font-name="Times New Roman" fo:font-size="10pt" style:font-size-asian="10pt" style:font-name-complex="Times New Roman" style:font-size-complex="10pt"/>
    </style:style>
    <style:style style:name="ce50" style:family="table-cell" style:parent-style-name="Default">
      <style:table-cell-properties fo:background-color="#ffcdd2" fo:wrap-option="wrap" style:vertical-align="middle"/>
      <style:text-properties style:font-name="Times New Roman" fo:font-size="10pt" style:font-size-asian="10pt" style:font-size-complex="10pt"/>
    </style:style>
    <style:style style:name="ce39" style:family="table-cell" style:parent-style-name="Default">
      <style:table-cell-properties style:vertical-align="middle"/>
      <style:text-properties style:font-name="Times New Roman" fo:font-size="12pt" style:font-size-asian="12pt" style:font-size-complex="12pt"/>
    </style:style>
    <style:style style:name="ce62" style:family="table-cell" style:parent-style-name="Default">
      <style:table-cell-properties fo:wrap-option="wrap" style:vertical-align="middle"/>
      <style:text-properties style:font-name="Roboto" fo:font-size="12pt" fo:font-weight="bold" style:font-size-asian="12pt" style:font-weight-asian="bold" style:font-size-complex="12pt" style:font-weight-complex="bold"/>
    </style:style>
    <style:style style:name="ce61" style:family="table-cell" style:parent-style-name="Default">
      <style:table-cell-properties fo:wrap-option="wrap" style:vertical-align="middle"/>
      <style:text-properties fo:color="#00a933" style:font-name="Roboto" fo:font-size="12pt" style:font-size-asian="12pt" style:font-size-complex="12pt"/>
    </style:style>
    <style:style style:name="ce65" style:family="table-cell" style:parent-style-name="Default">
      <style:table-cell-properties fo:background-color="#ffaa95" fo:wrap-option="wrap" style:vertical-align="middle"/>
      <style:text-properties style:font-name="Roboto" fo:font-size="12pt" style:font-size-asian="12pt" style:font-size-complex="12pt"/>
    </style:style>
    <style:style style:name="ce70" style:family="table-cell" style:parent-style-name="Default">
      <style:table-cell-properties fo:background-color="transparent" fo:wrap-option="wrap" style:vertical-align="middle"/>
      <style:text-properties fo:color="#00a933" style:font-name="Roboto" fo:font-size="12pt" style:font-size-asian="12pt" style:font-size-complex="12pt"/>
    </style:style>
    <style:style style:name="ce63" style:family="table-cell" style:parent-style-name="Default">
      <style:table-cell-properties fo:wrap-option="wrap" style:vertical-align="middle"/>
      <style:text-properties style:font-name="Roboto" fo:font-size="12pt" style:font-size-asian="12pt" style:font-size-complex="12pt"/>
    </style:style>
    <style:style style:name="ce66" style:family="table-cell" style:parent-style-name="Default">
      <style:table-cell-properties style:text-align-source="fix" style:repeat-content="false" style:vertical-align="middle"/>
      <style:paragraph-properties fo:text-align="center" fo:margin-left="0cm"/>
      <style:text-properties style:font-name="Roboto" fo:font-size="12pt" fo:font-weight="bold" style:font-size-asian="12pt" style:font-weight-asian="bold" style:font-size-complex="12pt" style:font-weight-complex="bold"/>
    </style:style>
    <style:style style:name="ce67" style:family="table-cell" style:parent-style-name="Default">
      <style:table-cell-properties style:text-align-source="fix" style:repeat-content="false" style:vertical-align="middle"/>
      <style:paragraph-properties fo:text-align="center" fo:margin-left="0cm"/>
      <style:text-properties style:font-name="Roboto" fo:font-size="12pt" style:font-size-asian="12pt" style:font-size-complex="12pt"/>
    </style:style>
    <style:style style:name="ce68" style:family="table-cell" style:parent-style-name="Default">
      <style:table-cell-properties style:vertical-align="middle"/>
      <style:text-properties style:font-name="Roboto" fo:font-size="12pt" fo:font-weight="bold" style:font-size-asian="12pt" style:font-weight-asian="bold" style:font-size-complex="12pt" style:font-weight-complex="bold"/>
    </style:style>
    <style:style style:name="ce69" style:family="table-cell" style:parent-style-name="Default">
      <style:table-cell-properties style:vertical-align="middle"/>
      <style:text-properties style:font-name="Roboto" fo:font-size="12pt" style:font-size-asian="12pt" style:font-size-complex="12pt"/>
    </style:style>
    <style:style style:name="gr1" style:family="graphic" style:parent-style-name="Note">
      <style:graphic-properties fo:min-height="1.599cm" loext:decorative="false"/>
      <style:paragraph-properties style:writing-mode="lr-tb"/>
    </style:style>
    <style:style style:name="T1" style:family="text">
      <style:text-properties fo:font-weight="bold" style:font-weight-asian="bold" style:font-weight-complex="bold"/>
    </style:style>
    <style:style style:name="T2" style:family="text">
      <style:text-properties style:font-name="Times New Roman" style:letter-kerning="true"/>
    </style:style>
    <style:style style:name="T3" style:family="text">
      <style:text-properties style:letter-kerning="true"/>
    </style:style>
    <style:style style:name="T4" style:family="text">
      <style:text-properties style:font-name="Times New Roman" fo:font-size="12pt" fo:font-weight="normal" style:text-underline-style="none" style:text-underline-color="font-color" style:text-line-through-type="none" fo:font-style="normal" style:text-outline="false" fo:text-shadow="none" style:text-line-through-mode="continuous" fo:language="pt" fo:country="BR" style:language-asian="zh" style:country-asian="CN" style:language-complex="hi" style:country-complex="IN" style:font-name-asian="Noto Sans CJK SC" style:font-name-complex="Lohit Devanagari" style:font-size-asian="12pt" style:font-size-complex="12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Times New Roman" style:letter-kerning="true" style:font-name-complex="Times New Roman"/>
    </style:style>
    <style:style style:name="T6" style:family="text">
      <style:text-properties style:font-name="Times New Roman" fo:font-weight="normal" style:text-underline-style="none" style:text-underline-color="font-color" style:text-line-through-type="none" fo:font-style="normal" style:text-outline="false" fo:text-shadow="none" style:letter-kerning="true" style:text-line-through-mode="continuous" fo:language="pt" fo:country="BR" style:language-asian="zh" style:country-asian="CN" style:language-complex="hi" style:country-complex="IN" style:font-name-asian="Noto Sans CJK SC"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Times New Roman" fo:font-weight="normal" style:text-underline-style="none" style:text-underline-color="font-color" style:text-line-through-type="none" fo:font-style="normal" style:text-outline="false" fo:text-shadow="none" style:letter-kerning="true" style:text-line-through-mode="continuous" fo:language="pt" fo:country="BR" style:language-asian="zh" style:country-asian="CN" style:language-complex="hi" style:country-complex="IN" style:font-name-asian="Noto Sans CJK SC" style:font-name-complex="Lohit Devanagari1" style:font-weight-asian="normal" style:font-weight-complex="normal" style:font-style-asian="normal" style:font-style-complex="normal" style:text-emphasize="none" style:font-relief="none" style:text-overline-style="none" style:text-overline-color="font-color"/>
    </style:style>
    <style:style style:name="T8" style:family="text">
      <style:text-properties style:font-name="Times New Roman" fo:font-weight="normal" style:text-underline-style="none" style:text-underline-color="font-color" style:text-line-through-type="none" fo:font-style="normal" style:text-outline="false" fo:text-shadow="none" style:letter-kerning="true" style:text-line-through-mode="continuous" fo:language="pt" fo:country="BR" style:language-asian="zh" style:country-asian="CN" style:language-complex="hi" style:country-complex="IN" style:font-name-asian="Noto Sans CJK SC" style:font-name-complex="Times New Roman"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condition="of:cell-content-is-in-list(&quot;Muito Alta&quot;;&quot;Alta&quot;;&quot;Média&quot;;&quot;Baixa&quot;;&quot;Muito Baixa&quot;)" table:allow-empty-cell="true" table:display-list="unsorted" table:base-cell-address="'M1 - Textos'.B1">
          <table:error-message table:message-type="stop" table:display="true"/>
        </table:content-validation>
        <table:content-validation table:name="val2" table:condition="of:cell-content-is-in-list(&quot;Sim&quot;;&quot;Não&quot;)" table:allow-empty-cell="true" table:display-list="unsorted" table:base-cell-address="'M1 - Textos'.C1">
          <table:error-message table:message-type="stop" table:display="true"/>
        </table:content-validation>
        <table:content-validation table:name="val3" table:base-cell-address="'M1 - Textos'.D1">
          <table:error-message table:message-type="stop" table:display="true"/>
        </table:content-validation>
      </table:content-validations>
      <table:table table:name="M1 - Resumo" table:style-name="ta1">
        <office:forms form:automatic-focus="false" form:apply-design-mode="false"/>
        <table:table-column table:style-name="co1" table:default-cell-style-name="ce4"/>
        <table:table-column table:style-name="co2" table:number-columns-repeated="1023" table:default-cell-style-name="ce4"/>
        <table:table-row table:style-name="ro1">
          <table:table-cell office:value-type="string" calcext:value-type="string">
            <text:p><text:span text:style-name="T1">Visão da estratégia</text:span></text:p>
            <text:p>Busca manual no Google Scholar utilizando 7 queries diferentes; resultados anotados e depois filtrados.</text:p>
          </table:table-cell>
          <table:table-cell table:number-columns-repeated="1023"/>
        </table:table-row>
        <table:table-row table:style-name="ro2">
          <table:table-cell office:value-type="string" calcext:value-type="string">
            <text:p><text:span text:style-name="T1">Filtros</text:span></text:p>
            <text:p>1. Texto tipo artigo e publicado em revista</text:p>
            <text:p>2. Aborda do tema de agricultura familiar</text:p>
            <text:p>3. Aborda a integração de pecuária e agricultura</text:p>
            <text:p>4. Inclui experimento original de otimização</text:p>
            <text:p>5. Texto completo disponível para download/acesso</text:p>
          </table:table-cell>
          <table:table-cell table:number-columns-repeated="1023"/>
        </table:table-row>
        <table:table-row table:style-name="ro3">
          <table:table-cell office:value-type="string" calcext:value-type="string">
            <text:p><text:span text:style-name="T1">Queries</text:span></text:p>
            <text:p>1. "crop livestock" AND optimization AND "family farming"</text:p>
            <text:p>2. "crop livestock" AND optimization AND "family farming" AND "linear programming"</text:p>
            <text:p>3. "crop livestock" AND optimization AND "family farming" AND heuristic</text:p>
            <text:p>4. "crop livestock" AND "family farming" AND heuristic</text:p>
            <text:p>5. "crop livestock" AND "family farming" AND "linear programming"</text:p>
            <text:p>6. "sistema integrado" AND "agricultura familiar" AND "otimização"</text:p>
            <text:p>7. "sistema integrado" AND "agricultura familiar" AND "otimização" AND "programação linear"</text:p>
          </table:table-cell>
          <table:table-cell table:number-columns-repeated="1023"/>
        </table:table-row>
        <table:table-row table:style-name="ro4">
          <table:table-cell office:value-type="string" calcext:value-type="string">
            <text:p><text:span text:style-name="T1">Resultados</text:span></text:p>
            <text:p>Todo texto teve seu título lido e, caso não fosse possível aplicar todos os filtros pelo título, o resumo foi lido e os filtros atribuídos.</text:p>
            <text:p>Para todo texto uma coluna de “notas” estava disponível para preenchimento, sendo utilizada apenas quando o resumo apresentasse alguma informação pontuar que, apesar de não cumprir o propósito da revisão, poderia servir de fonte para algum outro momento, como dados estatísticos, estratégias ou parâmetros.</text:p>
            <text:p>Nenhum texto marcou “sim” para todos os filtros.</text:p>
            <text:p>Textos que abordam agricultura familiar, experimentos de otimização e sistemas integrados são dissertações e/ou tese.</text:p>
            <text:p>Textos dissertação e/ou tese são mais antigos que 2020, configurando-os como materiais antigos para revisão.</text:p>
            <text:p>Para leitura, apenas textos que pontuaram “sim” para o filtro 4 foram considerados como válidos. Destes, os marcados com “sim” para o filtro 1 foram incluídos na lista de leitura. Já os restantes tiveram os resumos lidos e 2 foram selecionados para compor um entendimento de trabalhos mais antigos. Assim, foram incluídos na lista de leitura, apesar de não serem qualificados para integrar o arquivo de bibliografia da revisão do trabalho.</text:p>
            <text:p>Alguns textos com o campo “notas” preenchido e que poderiam ser úteis foram adicionados à lista de leitura, porém com prioridade muito baixa.</text:p>
          </table:table-cell>
          <table:table-cell table:number-columns-repeated="1023"/>
        </table:table-row>
        <table:table-row table:style-name="ro5" table:number-rows-repeated="1048571">
          <table:table-cell table:number-columns-repeated="1024"/>
        </table:table-row>
        <table:table-row table:style-name="ro5">
          <table:table-cell table:number-columns-repeated="1024"/>
        </table:table-row>
      </table:table>
      <table:table table:name="M1 - Textos" table:style-name="ta1">
        <table:table-column table:style-name="co3" table:default-cell-style-name="ce10"/>
        <table:table-column table:style-name="co4" table:default-cell-style-name="ce7"/>
        <table:table-column table:style-name="co5" table:default-cell-style-name="ce19"/>
        <table:table-column table:style-name="co4" table:default-cell-style-name="ce16"/>
        <table:table-column table:style-name="co6" table:default-cell-style-name="ce10"/>
        <table:table-column table:style-name="co2" table:number-columns-repeated="1019" table:default-cell-style-name="ce4"/>
        <table:table-row table:style-name="ro5">
          <table:table-cell table:style-name="ce3" office:value-type="string" calcext:value-type="string">
            <text:p>Título</text:p>
          </table:table-cell>
          <table:table-cell table:style-name="ce3" office:value-type="string" calcext:value-type="string">
            <text:p>Prioridade</text:p>
          </table:table-cell>
          <table:table-cell table:style-name="ce18" office:value-type="string" calcext:value-type="string">
            <text:p>Lido</text:p>
          </table:table-cell>
          <table:table-cell table:style-name="ce3" office:value-type="string" calcext:value-type="string">
            <text:p>Ano</text:p>
          </table:table-cell>
          <table:table-cell table:style-name="ce3" office:value-type="string" calcext:value-type="string">
            <text:p>Anotações</text:p>
          </table:table-cell>
          <table:table-cell table:number-columns-repeated="1019"/>
        </table:table-row>
        <table:table-row table:style-name="ro3">
          <table:table-cell office:value-type="string" calcext:value-type="string">
            <text:p>Strategic sustainability practices in intercropping-based family farming systems: study on rural communities of Iran</text:p>
          </table:table-cell>
          <table:table-cell table:content-validation-name="val1" office:value-type="string" calcext:value-type="string">
            <text:p>Alta</text:p>
          </table:table-cell>
          <table:table-cell table:content-validation-name="val2" office:value-type="string" calcext:value-type="string">
            <text:p>Sim</text:p>
          </table:table-cell>
          <table:table-cell table:content-validation-name="val3" office:value-type="float" office:value="2023" calcext:value-type="float">
            <text:p>2023</text:p>
          </table:table-cell>
          <table:table-cell table:style-name="ce21" office:value-type="string" calcext:value-type="string">
            <text:p><text:span text:style-name="T2">Foco em entender a percepção dos agricultores familiares sobre sustentabilidade e cultivo consorciado.</text:span></text:p>
            <text:p><text:span text:style-name="T2">“Agricultura sustentável não é algo a se perseguir é inevitável”.</text:span></text:p>
            <text:p><text:span text:style-name="T2">Realiza pesquisas para entender a percepção dos agricultores familiares, traduzindo os dados utilizando lógica fuzzy.</text:span></text:p>
            <text:p><text:span text:style-name="T2">Não se pode trabalhar sem entender o contexto de cada participante, o que influencia na definição de certos termos a partir de uma ótica específica (econômica, social ou ambiental).</text:span></text:p>
            <text:p><text:span text:style-name="T2">Fatores de causa: o método precisa ser eficiente para que o agricultor queira implementar e precisa garantir sustentabilidade (sobretudo redução de riscos).</text:span></text:p>
            <text:p><text:span text:style-name="T2">Fatores de contexto: satisfação com o trabalho, participação na confecção do método e apoio técnico, junto com ganhos econômicos e materiais (disponibilidade de produtos).</text:span></text:p>
            <text:p><text:span text:style-name="T2">Fatores de estratégia: coesão familiar e flexibilidade na montagem das culturas (redução de risco por causa da diversificação).</text:span></text:p>
            <text:p><text:span text:style-name="T2">Existe um entendimento que técnicas de sustentabilidade são apenas redução de substâncias químicas.</text:span></text:p>
          </table:table-cell>
          <table:table-cell table:number-columns-repeated="1019"/>
        </table:table-row>
        <table:table-row table:style-name="ro6">
          <table:table-cell office:value-type="string" calcext:value-type="string">
            <text:p>Participatory multicriteria assessment of maize cropping systems in the context of family farmers in the Brazilian Cerrado</text:p>
          </table:table-cell>
          <table:table-cell table:content-validation-name="val1" office:value-type="string" calcext:value-type="string">
            <text:p>Muito Alta</text:p>
          </table:table-cell>
          <table:table-cell table:content-validation-name="val2" office:value-type="string" calcext:value-type="string">
            <text:p>Sim</text:p>
          </table:table-cell>
          <table:table-cell table:content-validation-name="val3" office:value-type="float" office:value="2020" calcext:value-type="float">
            <text:p>2020</text:p>
          </table:table-cell>
          <table:table-cell table:style-name="ce21" office:value-type="string" calcext:value-type="string">
            <text:p><text:span text:style-name="T3">Trata sobre um sistema de apoio a toma de decisão, feito em participação com os agricultores, atribuindo pesos para cada critério.</text:span></text:p>
            <text:p><text:span text:style-name="T3">Define agricultura de conservação (CA) como baixa ou nenhuma técnica de revolução de solo, plantação de cobertura e diversificação de plantações.</text:span></text:p>
            <text:p><text:span text:style-name="T3">É difícil alinhar CA com as necessidades das famílias e as necessidades ambientais. Mais a frente, comenta sobre o impacto das pressões econômicas sobre as famílias, que fazem com que tomem ações que destruam o meio ambiente e a saúde em troca de reduzir custo ou aumentar lucro. Dessa forma, fica claro que reduzir questões econômicas só são aceitas quando o impacto em outro campo é muito elevado e perceptível.</text:span></text:p>
            <text:p><text:span text:style-name="T3">Levanta um ponto importante, em que muitos pesquisadores utilizam os agricultores como “fontes de parâmetros”. A construção de modelos conjuntos faz com que a adesão seja maior, já que se veem como parte do trabalho.</text:span></text:p>
            <text:p><text:span text:style-name="T3">Germinação das plantações e crescimento de ervas daninhas são problemas comuns para os agricultores familiares.</text:span></text:p>
            <text:p><text:span text:style-name="T3">Na tabela 2 apresenta o esquema de como foi feito o trabalho participativo, pode ser uma boa fonte de estudo e/ou referência.</text:span></text:p>
            <text:p><text:span text:style-name="T3">Outros pesquisadores identificaram que a redução de trabalho pode ser um ponto que facilite na adesão de técnicas de CA. Este ponto pode ser explorado futuramente, porém tomando cuidado com o comentado pelos autores, de que muitos agricultores veem a CA como algo complexo. Talvez seja possível extrapolar isso para a integração de culturas, de modo que isso precisa estar no radar.</text:span></text:p>
            <text:p><text:span text:style-name="T3">Uma análise de trade-off é necessária nos modelos, deixando claro o que cada ação impacta nos demais pontos. Isso significa que além da resposta, é preciso que se compare situações diferentes após tomada de ações diferentes, explicitando onde se está “perdendo” e onde se está “ganhando”.</text:span></text:p>
          </table:table-cell>
          <table:table-cell table:number-columns-repeated="1019"/>
        </table:table-row>
        <table:table-row table:style-name="ro6">
          <table:table-cell office:value-type="string" calcext:value-type="string">
            <text:p>Multi-criteria assessment of the sustainability of farming systems in the reclaimed desert lands of Egypt</text:p>
          </table:table-cell>
          <table:table-cell table:content-validation-name="val1" office:value-type="string" calcext:value-type="string">
            <text:p>Alta</text:p>
          </table:table-cell>
          <table:table-cell table:content-validation-name="val2" office:value-type="string" calcext:value-type="string">
            <text:p>Sim</text:p>
          </table:table-cell>
          <table:table-cell table:content-validation-name="val3" office:value-type="float" office:value="2020" calcext:value-type="float">
            <text:p>2020</text:p>
          </table:table-cell>
          <table:table-cell table:style-name="ce29" office:value-type="string" calcext:value-type="string">
            <text:p><text:span text:style-name="T2">Apresenta que a integração gera oportunidades de sustentabilidade, bem como na produtividade e eficiência das propriedades. Todavia, a inclusão de animais gera cuidados permanentes e diários, em troca de uma certeza maior de retorno financeiro.</text:span></text:p>
            <text:p><text:span text:style-name="T2">O objetivo do artigo é, através de análise de dados, identificar como a integração e diversificação contribuem para a sustentabilidade de uma propriedade rural.</text:span></text:p>
            <text:p><text:span text:style-name="T2">Separa as variáveis em quatro grupos: integração, diversificação, bem-estar e eficiência. Em uma tabela são listadas as variáveis de cada grupo, além dos fasores resultado da análise de múltiplos fatores (MFA), demonstrando a proximidade entre os grupos e a sustentabilidade.</text:span></text:p>
            <text:p><text:span text:style-name="T2">Importante comentar como foi definido bem-estar, a partir de 4 pontos: receita per capta, contribuição animal (proteína) para segurança alimentar da família, contribuição de produção de leite na receita e viabilidade em médio e longo prazo (terra e capital por filho, passagem de geração).</text:span></text:p>
            <text:p><text:span text:style-name="T2">Algumas relações encontradas: criação de animais, eficiência técnica e receita; produção de leite, transmissibilidade e segurança alimentar (disponibilidade de proteínas); sustentabilidade, diversificação e integração.</text:span></text:p>
            <text:p><text:span text:style-name="T2">Em alguns lugares a criação de animal serve como um começo enquanto a produção de frutas não se estabiliza. Quando isto ocorre, os animais contribuem pouco para a diversificação.</text:span></text:p>
            <text:p><text:span text:style-name="T2">A utilização de fasores é útil, porém ilegível para não especialistas.</text:span></text:p>
            <text:p><text:span text:style-name="T2">Conclui que a integração tem alto efeito na sustentabilidade da agricultura familiar e que existe prova da eficiência na geração de receita. Porém, a viabilidade socioeconômica (segurança alimentar e receita) está mais relacionada com a diversificação, mesmo que exista correlação.</text:span></text:p>
          </table:table-cell>
          <table:table-cell table:number-columns-repeated="1019"/>
        </table:table-row>
        <table:table-row table:style-name="ro7">
          <table:table-cell office:value-type="string" calcext:value-type="string">
            <text:p>O planejamento das rotações de culturas agrícolas e trânsito animal utilizando programação inteira binária</text:p>
          </table:table-cell>
          <table:table-cell table:content-validation-name="val1" office:value-type="string" calcext:value-type="string">
            <text:p>Média</text:p>
          </table:table-cell>
          <table:table-cell table:content-validation-name="val2" office:value-type="string" calcext:value-type="string">
            <text:p>Não</text:p>
          </table:table-cell>
          <table:table-cell table:content-validation-name="val3" office:value-type="float" office:value="2017" calcext:value-type="float">
            <text:p>2017</text:p>
          </table:table-cell>
          <table:table-cell table:number-columns-repeated="1020"/>
        </table:table-row>
        <table:table-row table:style-name="ro7">
          <table:table-cell office:value-type="string" calcext:value-type="string">
            <text:p>Otimização da renda das atividades produtivas de uma propriedade rural familiar</text:p>
          </table:table-cell>
          <table:table-cell table:content-validation-name="val1" office:value-type="string" calcext:value-type="string">
            <text:p>Muito Baixa</text:p>
          </table:table-cell>
          <table:table-cell table:content-validation-name="val2" office:value-type="string" calcext:value-type="string">
            <text:p>Não</text:p>
          </table:table-cell>
          <table:table-cell table:content-validation-name="val3"/>
          <table:table-cell table:number-columns-repeated="1020"/>
        </table:table-row>
        <table:table-row table:style-name="ro5" table:number-rows-repeated="1048569">
          <table:table-cell/>
          <table:table-cell table:content-validation-name="val1"/>
          <table:table-cell table:content-validation-name="val2"/>
          <table:table-cell table:content-validation-name="val3"/>
          <table:table-cell table:number-columns-repeated="1020"/>
        </table:table-row>
        <table:table-row table:style-name="ro5">
          <table:table-cell table:style-name="ce15"/>
          <table:table-cell table:style-name="ce8" table:content-validation-name="val1"/>
          <table:table-cell table:style-name="ce20" table:content-validation-name="val2"/>
          <table:table-cell table:style-name="ce9" table:content-validation-name="val3"/>
          <table:table-cell table:style-name="ce15"/>
          <table:table-cell table:number-columns-repeated="1019"/>
        </table:table-row>
        <calcext:conditional-formats>
          <calcext:conditional-format calcext:target-range-address="'M1 - Textos'.C1:'M1 - Textos'.C1048576">
            <calcext:condition calcext:apply-style-name="Bad" calcext:value="=&quot;Não&quot;" calcext:base-cell-address="'M1 - Textos'.C1"/>
            <calcext:condition calcext:apply-style-name="Good" calcext:value="=&quot;Sim&quot;" calcext:base-cell-address="'M1 - Textos'.C1"/>
          </calcext:conditional-format>
        </calcext:conditional-formats>
      </table:table>
      <table:table table:name="M2 - Resumo" table:style-name="ta1">
        <table:table-column table:style-name="co1" table:default-cell-style-name="ce4"/>
        <table:table-column table:style-name="co2" table:number-columns-repeated="1023" table:default-cell-style-name="ce4"/>
        <table:table-row table:style-name="ro8">
          <table:table-cell office:value-type="string" calcext:value-type="string">
            <text:p><text:span text:style-name="T1">Visão da estratégia</text:span></text:p>
            <text:p>Scrip que implementa um web crawler para acessar o Google Scholar, executar a busca de uma query e registrar os textos obtidos. Acelera o processo de listagem e permite maior flexibilidade no teste com diferentes queries.</text:p>
          </table:table-cell>
          <table:table-cell table:number-columns-repeated="1023"/>
        </table:table-row>
        <table:table-row table:style-name="ro2">
          <table:table-cell office:value-type="string" calcext:value-type="string">
            <text:p><text:span text:style-name="T1">Filtros</text:span></text:p>
            <text:p><text:span text:style-name="T4">1. Texto tipo artigo e publicado em revista</text:span></text:p>
            <text:p><text:span text:style-name="T4">2. Aborda do tema de agricultura familiar</text:span></text:p>
            <text:p><text:span text:style-name="T4">3. Aborda a integração de pecuária e agricultura</text:span></text:p>
            <text:p><text:span text:style-name="T4">4. Inclui experimento original de otimização</text:span></text:p>
            <text:p><text:span text:style-name="T4">5. Texto completo disponível para download/acesso</text:span></text:p>
          </table:table-cell>
          <table:table-cell table:number-columns-repeated="1023"/>
        </table:table-row>
        <table:table-row table:style-name="ro9">
          <table:table-cell office:value-type="string" calcext:value-type="string">
            <text:p><text:span text:style-name="T1">Queries</text:span></text:p>
            <text:p>1. agriculture+and+"linear+programming"</text:p>
            <text:p>2. "crops+pattern"+and+"linear+programming"</text:p>
            <text:p>3. "land+allocation"+and+"linear+programming"</text:p>
            <text:p>4. "land+allocation"+and+"linear+programming"+and+"crop-livestock"</text:p>
          </table:table-cell>
          <table:table-cell table:number-columns-repeated="1023"/>
        </table:table-row>
        <table:table-row table:style-name="ro10">
          <table:table-cell office:value-type="string" calcext:value-type="string">
            <text:p><text:span text:style-name="T1">Resultados</text:span></text:p>
            <text:p>Uma vez que a Metodologia 1 (M1) não apresentou resultados satisfatórios, revelando que trabalhos que abordem integração de sistema, métodos de otimização e agricultura familiar são raros, este método teve como objetivo construir referências de trabalhos de otimização relacionados com agricultura, em especial “rotação de culturas” e “alocação de terras”. Assim, a função desta metodologia é selecionar artigos que servirão de suporte para os trabalhos correlatos, bem como para o desenvolvimento do modelo final baseado nos casos já existentes.</text:p>
            <text:p>A primeira seleção foi feita a partir dos filtros 3 e 4, escolhendo os textos que pontuaram “Sim” nos dois e não foram marcados com algum comentário negativo no campo “notas”.</text:p>
          </table:table-cell>
          <table:table-cell table:number-columns-repeated="1023"/>
        </table:table-row>
        <table:table-row table:style-name="ro5">
          <table:table-cell office:value-type="string" calcext:value-type="string">
            <text:p>Caso 1: pontuam sim no filtro 1, 2 e 4</text:p>
          </table:table-cell>
          <table:table-cell table:number-columns-repeated="1023"/>
        </table:table-row>
        <table:table-row table:style-name="ro5">
          <table:table-cell office:value-type="string" calcext:value-type="string">
            <text:p>Caso 2: pontuam sim nos filtros 1, 3 e 4</text:p>
          </table:table-cell>
          <table:table-cell table:number-columns-repeated="1023"/>
        </table:table-row>
        <table:table-row table:style-name="ro5" table:number-rows-repeated="1048569">
          <table:table-cell table:number-columns-repeated="1024"/>
        </table:table-row>
        <table:table-row table:style-name="ro5">
          <table:table-cell table:number-columns-repeated="1024"/>
        </table:table-row>
      </table:table>
      <table:table table:name="M2 - Textos" table:style-name="ta1">
        <table:table-column table:style-name="co3" table:default-cell-style-name="ce10"/>
        <table:table-column table:style-name="co4" table:default-cell-style-name="ce7"/>
        <table:table-column table:style-name="co5" table:default-cell-style-name="ce36"/>
        <table:table-column table:style-name="co4" table:default-cell-style-name="ce7"/>
        <table:table-column table:style-name="co6" table:default-cell-style-name="ce10"/>
        <table:table-column table:style-name="co2" table:number-columns-repeated="1019" table:default-cell-style-name="ce4"/>
        <table:table-row table:style-name="ro5">
          <table:table-cell table:style-name="ce3" office:value-type="string" calcext:value-type="string">
            <text:p>Título</text:p>
          </table:table-cell>
          <table:table-cell table:style-name="ce3" office:value-type="string" calcext:value-type="string">
            <text:p>Prioridade</text:p>
          </table:table-cell>
          <table:table-cell table:style-name="ce35" office:value-type="string" calcext:value-type="string">
            <text:p>Lido</text:p>
          </table:table-cell>
          <table:table-cell table:style-name="ce3" office:value-type="string" calcext:value-type="string">
            <text:p>Ano</text:p>
          </table:table-cell>
          <table:table-cell table:style-name="ce3" office:value-type="string" calcext:value-type="string">
            <text:p>Anotações</text:p>
          </table:table-cell>
          <table:table-cell table:number-columns-repeated="1019"/>
        </table:table-row>
        <table:table-row table:style-name="ro11">
          <table:table-cell office:value-type="string" calcext:value-type="string">
            <text:p>Accounting for Weather Variability in Farm Management Resource Allocation in Northern Ghana: An Integrated Modeling Approach </text:p>
          </table:table-cell>
          <table:table-cell table:content-validation-name="val1" office:value-type="string" calcext:value-type="string">
            <text:p>Muito Alta</text:p>
          </table:table-cell>
          <table:table-cell table:content-validation-name="val2" office:value-type="string" calcext:value-type="string">
            <text:p>Sim</text:p>
          </table:table-cell>
          <table:table-cell table:content-validation-name="val3" office:value-type="float" office:value="2023" calcext:value-type="float">
            <text:p>2023</text:p>
          </table:table-cell>
          <table:table-cell table:style-name="ce29" office:value-type="string" calcext:value-type="string">
            <text:p><text:span text:style-name="T2">Utiliza uma abordagem sistêmica de um módulo para gerenciar o estado da propriedade (bem como receita, estoque de produtos e cotação), um para executar cálculos de simulação de como as plantações e animais se desenvolverão (além de outros parâmetros de uso do solo, como nitrogênio) e um outro para fazer a otimização. O fluxo de dados entre eles é que se torna o grande diferencial do trabalho.</text:span></text:p>
            <text:p><text:span text:style-name="T2">Inclui parâmetros de custos e receitas, porém talvez não sejam tão úteis dado a diferença de clima entre ES-BR e Gana.</text:span></text:p>
            <text:p><text:span text:style-name="T2">Animais são utilizados como coringas, servindo tanto como fonte de tração e produtos quanto de venda, em casos de extrema necessidade quando as plantações são insuficientes.</text:span></text:p>
            <text:p><text:span text:style-name="T2">Separa os agricultores em personas, sendo este persona o utilizado no módulo de gestão do estado da propriedade, além de interferir nos parâmetros do módulo de otimização. Apresenta em tabela (1) quais as variáveis utilizadas para a construção do persona.</text:span></text:p>
            <text:p><text:span text:style-name="T2">Faz uma correção dos parâmetros climáticos por meio de função harmônica. Pode ser útil em algum momento, portanto fica registrado a referência.</text:span></text:p>
            <text:p><text:span text:style-name="T2">O modelo inclui um coeficiente de risco, que está relacionado com o persona. Em teoria, a flutuação de preços afetaria de modo diferente cada produtor. Todavia, nos resultados, encontra-se uma dispersão muito grande em altos riscos, fazendo com que a esperança de receita seja menor quando se compra muito risco (aumento de 60% da receita em climas bons e baixo risco). É uma referência para a não inclusão deste ponto no modelo.</text:span></text:p>
            <text:p><text:span text:style-name="T2">A inclusão do clima (bom ou ruim) foi uma grande contribuição, pois é algo que impacta fortemente os agricultores. Tanto que em climas ruins se ocorre uma menor alocação de área plantada, limitando-se a culturas mais resistentes.</text:span></text:p>
            <text:p><text:span text:style-name="T2">A combinação de atividades é apontada como forma de reduzir o risco do agricultor, representado pela esperança de receita.</text:span></text:p>
            <text:p><text:span text:style-name="T2">Uma limitação apontada é a utilização de custos fixos, o que pode ser uma saída para o desenvolvimento do trabalho de mestrado aqui.</text:span></text:p>
            <text:p><text:span text:style-name="T2">Comentário: O arroz é uma cultura muito importante pro brasileiro e segundo este trabalho é muito sensível ao clima, o que torna crítico pensar em específico nesta cultura durante a modelagem. Talvez seja necessário uma restrição, já que os resultados levam a baixas coberturas de arroz em situações ruins.</text:span></text:p>
          </table:table-cell>
          <table:table-cell table:number-columns-repeated="1019"/>
        </table:table-row>
        <table:table-row table:style-name="ro1">
          <table:table-cell office:value-type="string" calcext:value-type="string">
            <text:p>Identifying profitable activities on the frontier: The Altillanura of Colombia </text:p>
          </table:table-cell>
          <table:table-cell table:content-validation-name="val1" office:value-type="string" calcext:value-type="string">
            <text:p>Alta</text:p>
          </table:table-cell>
          <table:table-cell table:content-validation-name="val2" office:value-type="string" calcext:value-type="string">
            <text:p>Sim</text:p>
          </table:table-cell>
          <table:table-cell table:content-validation-name="val3" office:value-type="float" office:value="2021" calcext:value-type="float">
            <text:p>2021</text:p>
          </table:table-cell>
          <table:table-cell table:style-name="ce29" office:value-type="string" calcext:value-type="string">
            <text:p><text:span text:style-name="T2">Faz comparações entre diversas formas de organizar uma fazenda, apresentando apenas os resultados comparativos. Pode ser importante para a parte de análise, porém não apresenta nenhuma modelagem, utiliza um sistema disponível dentro da universidade.</text:span></text:p>
            <text:p><text:span text:style-name="T2">Apresenta parâmetros de produtividade de gado, além da referência do uso de plantações para reduzir custo de alimentação.</text:span></text:p>
          </table:table-cell>
          <table:table-cell table:number-columns-repeated="1019"/>
        </table:table-row>
        <table:table-row table:style-name="ro9">
          <table:table-cell office:value-type="string" calcext:value-type="string">
            <text:p>Application of Mixed Integer Linear ProgrammingApproach on Crop Rotation Practices in Organic Farms in Central Luzon and Calabarzon, Philippines </text:p>
          </table:table-cell>
          <table:table-cell table:content-validation-name="val1" office:value-type="string" calcext:value-type="string">
            <text:p>Alta</text:p>
          </table:table-cell>
          <table:table-cell table:content-validation-name="val2" office:value-type="string" calcext:value-type="string">
            <text:p>Sim</text:p>
          </table:table-cell>
          <table:table-cell table:content-validation-name="val3" office:value-type="float" office:value="2020" calcext:value-type="float">
            <text:p>2020</text:p>
          </table:table-cell>
          <table:table-cell office:value-type="string" calcext:value-type="string">
            <text:p><text:span text:style-name="T5">Apresenta parâmetros de tempo de produção e família botânica. Novamente, o tempo de resolução é apontado como algo crítico no caso de rotação de culturas, de modo que isso deve ser sempre um ponto de atenção.</text:span></text:p>
            <text:p><text:span text:style-name="T5">Comenta que a produtividade é menor em produção orgânica, mas isso pode ser justificado que, dado a localização que ela se encontra, é a forma mais eficiente de se trabalhar, uma vez que a monocultura extensiva precisa de uma configuração de terra específica.</text:span></text:p>
            <text:p><text:span text:style-name="T5">Apresenta uma análise de benefícios, que pode ser utilizada na justificativa do trabalho.</text:span></text:p>
          </table:table-cell>
          <table:table-cell table:number-columns-repeated="1019"/>
        </table:table-row>
        <table:table-row table:style-name="ro2">
          <table:table-cell office:value-type="string" calcext:value-type="string">
            <text:p>Application of Genetic Algorithm in Determination of Optimal Land use Pattern Corresponding with Sustainable Agriculture: A Case Study of Sari Goharbaran</text:p>
          </table:table-cell>
          <table:table-cell table:content-validation-name="val1" office:value-type="string" calcext:value-type="string">
            <text:p>Alta</text:p>
          </table:table-cell>
          <table:table-cell table:content-validation-name="val2" office:value-type="string" calcext:value-type="string">
            <text:p>Sim</text:p>
          </table:table-cell>
          <table:table-cell table:content-validation-name="val3" office:value-type="float" office:value="2021" calcext:value-type="float">
            <text:p>2021</text:p>
          </table:table-cell>
          <table:table-cell office:value-type="string" calcext:value-type="string">
            <text:p><text:span text:style-name="T5">O texto original está em uma língua desconhecida.</text:span></text:p>
            <text:p><text:span text:style-name="T5">Utiliza a metodologia de variância covariância para fazer uma estimativa do risco. Também utiliza a produção como objetivo social, que pondera a produção por hectare de cada produto.</text:span></text:p>
            <text:p><text:span text:style-name="T5">Utiliza o resultado da programação linear com apenas a função de maximização do lucro para impor uma restrição para o lucro, de modo que ele não ultrapasse 95% do resultado da PL.</text:span></text:p>
            <text:p><text:span text:style-name="T5">Prova que a diversidade reduz o risco.</text:span></text:p>
          </table:table-cell>
          <table:table-cell table:number-columns-repeated="1019"/>
        </table:table-row>
        <table:table-row table:style-name="ro6">
          <table:table-cell office:value-type="string" calcext:value-type="string">
            <text:p>Mitigation of the effects of climate change in the agricultural sector of Cyprus, through optimization of benefit</text:p>
          </table:table-cell>
          <table:table-cell table:content-validation-name="val1" office:value-type="string" calcext:value-type="string">
            <text:p>Média</text:p>
          </table:table-cell>
          <table:table-cell table:content-validation-name="val2" office:value-type="string" calcext:value-type="string">
            <text:p>Sim</text:p>
          </table:table-cell>
          <table:table-cell table:content-validation-name="val3" office:value-type="float" office:value="2021" calcext:value-type="float">
            <text:p>2021</text:p>
          </table:table-cell>
          <table:table-cell office:value-type="string" calcext:value-type="string">
            <text:p><text:span text:style-name="T5">Pontua sobre a localização, que possui escassez de recursos (água) e depende das chuvas.</text:span></text:p>
            <text:p><text:span text:style-name="T5">Faz uma divisão das plantações em anuais (podem ser trocadas e cultivadas ano a ano, como vegetais) e contínuas (principalmente frutas, que permanecem por um longo tempo sem replantar).</text:span></text:p>
            <text:p><text:span text:style-name="T5">Maximiza o lucro, colocando disponibilidade de terra e disponibilidade de água como restrições. Para as restrições, cria cenários em que faz algumas alterações, como escassez de água ou necessidade de suprir toda a demanda interna, sem depender de exportações.</text:span></text:p>
            <text:p><text:span text:style-name="T5">Em cenários com disponibilidade de água e utilização da exportação, o crescimento é muito evidentes. Já quando é necessário suprir a demanda interna, o lucro não aumenta tanto. Por fim, a escassez de água faz com que seja quase impossível manter a demanda interna, porém plantações contínuas (frutas) são menos impactadas do que as plantações anuais (vegetais e etc).</text:span></text:p>
            <text:p><text:span text:style-name="T5">Foi testada a utilização de plantas nativas para suprir a demanda interna, obtendo-se bons resultados alocando área para elas e reduzindo as demais espécies para a demanda mínima possível.</text:span></text:p>
            <text:p><text:span text:style-name="T5">Faz um alerta da impossibilidade, frente às mudanças climáticas, do cultivo de algumas plantas, colocando em risco a sustentabilidade do local, que passaria a depender de importações.</text:span></text:p>
            <text:p><text:span text:style-name="T5">Comentário: Existem indícios de que, ao focar no consumo interno, o lucro cai, uma vez que plantações diversas são escolhidas e plantações com maior lucro para exportação são reduzidas.</text:span></text:p>
          </table:table-cell>
          <table:table-cell table:number-columns-repeated="1019"/>
        </table:table-row>
        <table:table-row table:style-name="ro7">
          <table:table-cell office:value-type="string" calcext:value-type="string">
            <text:p>Agricultural Inputs Allocation Model of Ethiopian Agricultural System</text:p>
          </table:table-cell>
          <table:table-cell table:content-validation-name="val1" office:value-type="string" calcext:value-type="string">
            <text:p>Média</text:p>
          </table:table-cell>
          <table:table-cell table:content-validation-name="val2" office:value-type="string" calcext:value-type="string">
            <text:p>Sim</text:p>
          </table:table-cell>
          <table:table-cell table:content-validation-name="val3" office:value-type="float" office:value="2021" calcext:value-type="float">
            <text:p>2021</text:p>
          </table:table-cell>
          <table:table-cell office:value-type="string" calcext:value-type="string">
            <text:p>Trabalha com modelagem de compartilhamento de trabalho e animais para aragem. Foca principalmente na formulação matemática, se importando com as funções, domínios, teoremas e provas.</text:p>
          </table:table-cell>
          <table:table-cell table:number-columns-repeated="1019"/>
        </table:table-row>
        <table:table-row table:style-name="ro10">
          <table:table-cell office:value-type="string" calcext:value-type="string">
            <text:p>Cropping pattern simulation-optimization model for water use efficiency and economic return</text:p>
          </table:table-cell>
          <table:table-cell table:content-validation-name="val1" office:value-type="string" calcext:value-type="string">
            <text:p>Alta</text:p>
          </table:table-cell>
          <table:table-cell table:content-validation-name="val2" office:value-type="string" calcext:value-type="string">
            <text:p>Sim</text:p>
          </table:table-cell>
          <table:table-cell table:content-validation-name="val3" office:value-type="float" office:value="2021" calcext:value-type="float">
            <text:p>2021</text:p>
          </table:table-cell>
          <table:table-cell office:value-type="string" calcext:value-type="string">
            <text:p><text:span text:style-name="T5">Anexa ao sistema de otimização um módulo de simulação, que calcula parâmetros de crescimento e produtividade de acordo com cenários (tempo seco, normal e úmido). Recorta todo o território em áreas menores, que possuem as particularidades de inputs no modelo de simulação, permitindo que seja criada uma alocação de plantações diferente para cada pedaço. Ao final, estes pedaços são agrupados por k-means e se torna possível visualizar, no mapa, as áreas de maior e menor lucro.</text:span></text:p>
            <text:p><text:span text:style-name="T5">Maximiza o lucro, calculado pela receita menos os gastos com água, trabalho e sementes.</text:span></text:p>
            <text:p><text:span text:style-name="T5">O grande diferencial deste estudo é a utilização do modelo de simulação, que calcula parâmetros dinamicamente de acordo com as situações do solo e do clima.</text:span></text:p>
            <text:p><text:span text:style-name="T5">Utiliza disponibilidade de água como restrição, também calculada dinamicamente por causa do fator de retenção.</text:span></text:p>
            <text:p><text:span text:style-name="T5">Dispõe parâmetros de crescimento bovino, que podem ser úteis em momentos futuros.</text:span></text:p>
            <text:p><text:span text:style-name="T5">Em determinados climas, produção de foragem para alimento de animais é uma solução que atende melhor os objetivos.</text:span></text:p>
            <text:p><text:span text:style-name="T5">Comenta a possibilidade de ser utilizado em sistemas integrados, além de consórcio de plantas.</text:span></text:p>
            <text:p><text:span text:style-name="T5">Comentário: Quando o modelo de otimização não consegue fazer uma alocação que obedeça as restrições, a área é colocada como imprópria, de modo que não seja utilizada. Isso acontece principalmente no mês de setembro, indicando uma sazonalidade. Ponto de atenção quando for feito o modelo.</text:span></text:p>
          </table:table-cell>
          <table:table-cell table:number-columns-repeated="1019"/>
        </table:table-row>
        <table:table-row table:style-name="ro9">
          <table:table-cell office:value-type="string" calcext:value-type="string">
            <text:p>A Comparative Analysis of Farmers’ Livelihood Strategies by Optimizing Resource Use in Farming Areas of Adamawa State, Nigeria and Eastern Uttar Pradesh, India: An Application of Sen’s Multi-Objectve Programming Approach</text:p>
          </table:table-cell>
          <table:table-cell table:content-validation-name="val1" office:value-type="string" calcext:value-type="string">
            <text:p>Muito Alta</text:p>
          </table:table-cell>
          <table:table-cell table:content-validation-name="val2" office:value-type="string" calcext:value-type="string">
            <text:p>Sim</text:p>
          </table:table-cell>
          <table:table-cell table:content-validation-name="val3" office:value-type="float" office:value="2020" calcext:value-type="float">
            <text:p>2020</text:p>
          </table:table-cell>
          <table:table-cell office:value-type="string" calcext:value-type="string">
            <text:p><text:span text:style-name="T5">Em agricultura de subsistência é comum uma maior diversificação, uma vez que eles precisam garantir as necessidades básicas. Isso é importante no resultado.</text:span></text:p>
            <text:p><text:span text:style-name="T5">Busca três objetivos: receita, emprego e quantidade de fertilizante. As variáveis de decisão são as áreas para cada plantação, trabalho empregado e capital utilizado.</text:span></text:p>
            <text:p><text:span text:style-name="T5">O resultado obtido demonstra que o ganho na otimização é marginal, ou seja, os agricultores já trabalham próximo do ótimo.</text:span></text:p>
            <text:p><text:span text:style-name="T5">Comentário: Como falado no texto, os agricultores seguem conhecimentos empíricos passados pelas gerações anteriores, o que explicaria o trabalho próximo do ótimo, já que o problema de alocação não é complexo. Também existe o fato da diversificação feita por necessidade, que auxilia no sentido de otimizar os objetivos propostos.</text:span></text:p>
          </table:table-cell>
          <table:table-cell table:number-columns-repeated="1019"/>
        </table:table-row>
        <table:table-row table:style-name="ro3">
          <table:table-cell office:value-type="string" calcext:value-type="string">
            <text:p>An approach to reduce water consumption by optimizing and determining of crop cultivation pattern using meta-heuristic algorithms: A case study on Moghan plain</text:p>
          </table:table-cell>
          <table:table-cell table:content-validation-name="val1" office:value-type="string" calcext:value-type="string">
            <text:p>Média</text:p>
          </table:table-cell>
          <table:table-cell table:content-validation-name="val2" office:value-type="string" calcext:value-type="string">
            <text:p>Sim</text:p>
          </table:table-cell>
          <table:table-cell table:content-validation-name="val3" office:value-type="float" office:value="2020" calcext:value-type="float">
            <text:p>2020</text:p>
          </table:table-cell>
          <table:table-cell office:value-type="string" calcext:value-type="string">
            <text:p><text:span text:style-name="T5">Afirma que otimização do uso de água e de terra é algo inevitável para o desenvolvimento.</text:span></text:p>
            <text:p><text:span text:style-name="T5">Utiliza os algoritmos gray wolf optimizer e election algorithm, comparando os resultados deles com registros de casos de alocações de alta performance. Para isso utiliza estatística descritiva de erro quadrado médio, erro absoluto médio e critério de Nash-Sutcliffe.</text:span></text:p>
            <text:p><text:span text:style-name="T5">Lucro e água são critérios fortes para eles, uma vez que são críticos.</text:span></text:p>
            <text:p><text:span text:style-name="T5">Maximiza o lucro obtido, subtraindo as perdas por escassez de água em outras áreas, decorrente da alocação na utilização das plantações. A produtividade é função da disponibilidade de água. As restrições estão relacionadas, em maioria, com as disponibilidades de água.</text:span></text:p>
            <text:p><text:span text:style-name="T5">Os algoritmos tendem a recomendar plantações com maior quantidade de colheita por hectare.</text:span></text:p>
            <text:p><text:span text:style-name="T5">Comentário: Não seria justo aproximar o caso de água como mais importante para o Brasil, dada a disponibilidade no clima trabalhado (tropical). Importante pensar em uma forma de balancear o caso de produtos com baixo valor de venda, mas com potencial de transformação alto, para que o resultado da otimização não reduza em excesso a quantidade destes produtos.</text:span></text:p>
          </table:table-cell>
          <table:table-cell table:number-columns-repeated="1019"/>
        </table:table-row>
        <table:table-row table:style-name="ro7">
          <table:table-cell table:style-name="ce28" office:value-type="string" calcext:value-type="string">
            <text:p>Economic analysis of integrated farmingsystems in the Kuttanad region of Kerala state, India: A case study</text:p>
          </table:table-cell>
          <table:table-cell table:content-validation-name="val1" office:value-type="string" calcext:value-type="string">
            <text:p>Muito Alta</text:p>
          </table:table-cell>
          <table:table-cell table:content-validation-name="val2" office:value-type="string" calcext:value-type="string">
            <text:p>Sim</text:p>
          </table:table-cell>
          <table:table-cell table:content-validation-name="val3" office:value-type="float" office:value="2020" calcext:value-type="float">
            <text:p>2020</text:p>
          </table:table-cell>
          <table:table-cell office:value-type="string" calcext:value-type="string">
            <text:p>Não apresenta muita coisa nova. Cita o modelo, porém não demonstra as equações de integração onde utiliza os recursos de uma atividade para alimentar outra.</text:p>
            <text:p>Importante que menciona o tamanho das propriedades pequenas, geralmente abaixo de 1 hectare.</text:p>
          </table:table-cell>
          <table:table-cell table:number-columns-repeated="1019"/>
        </table:table-row>
        <table:table-row table:style-name="ro7">
          <table:table-cell office:value-type="string" calcext:value-type="string">
            <text:p>Solving crop production scheduling in an agricultural cooperative using a priority based heuristic</text:p>
          </table:table-cell>
          <table:table-cell table:content-validation-name="val1" office:value-type="string" calcext:value-type="string">
            <text:p>Baixa</text:p>
          </table:table-cell>
          <table:table-cell table:content-validation-name="val2" office:value-type="string" calcext:value-type="string">
            <text:p>Não</text:p>
          </table:table-cell>
          <table:table-cell table:content-validation-name="val3"/>
          <table:table-cell table:number-columns-repeated="1020"/>
        </table:table-row>
        <table:table-row table:style-name="ro1">
          <table:table-cell table:style-name="ce28" office:value-type="string" calcext:value-type="string">
            <text:p>Optimal resource allocation in yam‒based cropping systems in Yorro local government area of Taraba State, Nigeria</text:p>
          </table:table-cell>
          <table:table-cell table:content-validation-name="val1" office:value-type="string" calcext:value-type="string">
            <text:p>Alta</text:p>
          </table:table-cell>
          <table:table-cell table:content-validation-name="val2" office:value-type="string" calcext:value-type="string">
            <text:p>Sim</text:p>
          </table:table-cell>
          <table:table-cell table:content-validation-name="val3" office:value-type="float" office:value="2020" calcext:value-type="float">
            <text:p>2020</text:p>
          </table:table-cell>
          <table:table-cell office:value-type="string" calcext:value-type="string">
            <text:p><text:span text:style-name="T5">Apresenta alocação de terras, simplificando a função objetivo pela média da lucratividade de cada tipo de cultura. Cerca de 90% dos pequenos agricultores buscam a diversificação por causa da escassez de terra ou por causa do medo da falha.</text:span></text:p>
            <text:p><text:span text:style-name="T5">Fertilizante e trabalho contratado são restrições utilizadas por completo, o que fica o alerta para estes dois recursos na modelagem.</text:span></text:p>
          </table:table-cell>
          <table:table-cell table:number-columns-repeated="1019"/>
        </table:table-row>
        <table:table-row table:style-name="ro9">
          <table:table-cell table:style-name="ce28" office:value-type="string" calcext:value-type="string">
            <text:p>Application of linear programing models for optimal resource planning and management in sustainable cultivation</text:p>
          </table:table-cell>
          <table:table-cell table:content-validation-name="val1" office:value-type="string" calcext:value-type="string">
            <text:p>Média</text:p>
          </table:table-cell>
          <table:table-cell table:content-validation-name="val2" office:value-type="string" calcext:value-type="string">
            <text:p>Sim</text:p>
          </table:table-cell>
          <table:table-cell table:content-validation-name="val3" office:value-type="float" office:value="2021" calcext:value-type="float">
            <text:p>2021</text:p>
          </table:table-cell>
          <table:table-cell table:style-name="ce29" office:value-type="string" calcext:value-type="string">
            <text:p><text:span text:style-name="T2">Apresenta equacionamento, levando em consideração o grupo da plantação, a estação e o cultivo. Se preocupa em alocar terras, sem nenhum tipo de novidade, apresentando o modelo aplicado em um estudo de caso.</text:span></text:p>
            <text:p><text:span text:style-name="T2">Outro que aponta para a tendência de alocação de frutas, o que é esperado, já que elas possuem maior valor agregado e, após crescidas, não demandam muito trabalho, como vegetais.</text:span></text:p>
            <text:p><text:span text:style-name="T2">Apresenta também que o fator limitante mais impactante é a disponibilidade de água.</text:span></text:p>
          </table:table-cell>
          <table:table-cell table:number-columns-repeated="1019"/>
        </table:table-row>
        <table:table-row table:style-name="ro7">
          <table:table-cell table:style-name="ce25" office:value-type="string" calcext:value-type="string">
            <text:p>Application of Linear Programming Technique on Hill based Indigenous Shifting Cultivation Practices of Nagaland</text:p>
          </table:table-cell>
          <table:table-cell table:content-validation-name="val1" office:value-type="string" calcext:value-type="string">
            <text:p>Média</text:p>
          </table:table-cell>
          <table:table-cell table:content-validation-name="val2" office:value-type="string" calcext:value-type="string">
            <text:p>Não</text:p>
          </table:table-cell>
          <table:table-cell table:content-validation-name="val3"/>
          <table:table-cell table:number-columns-repeated="1020"/>
        </table:table-row>
        <table:table-row table:style-name="ro1">
          <table:table-cell table:style-name="ce26" office:value-type="string" calcext:value-type="string">
            <text:p>A cash crop combination for maximum net income: A case study of a small-scale cash crop farmer in Vhembe, Limpopo province, South Africa</text:p>
          </table:table-cell>
          <table:table-cell table:content-validation-name="val1" office:value-type="string" calcext:value-type="string">
            <text:p>Alta</text:p>
          </table:table-cell>
          <table:table-cell table:content-validation-name="val2" office:value-type="string" calcext:value-type="string">
            <text:p>Não</text:p>
          </table:table-cell>
          <table:table-cell table:content-validation-name="val3"/>
          <table:table-cell table:number-columns-repeated="1020"/>
        </table:table-row>
        <table:table-row table:style-name="ro1">
          <table:table-cell office:value-type="string" calcext:value-type="string">
            <text:p>Optimization of profit for pasture-based beef cattle and sheep farmingusing linear programming: model development and evaluation</text:p>
          </table:table-cell>
          <table:table-cell table:content-validation-name="val1" office:value-type="string" calcext:value-type="string">
            <text:p>Baixa</text:p>
          </table:table-cell>
          <table:table-cell table:content-validation-name="val2" office:value-type="string" calcext:value-type="string">
            <text:p>Não</text:p>
          </table:table-cell>
          <table:table-cell table:content-validation-name="val3"/>
          <table:table-cell table:number-columns-repeated="1020"/>
        </table:table-row>
        <table:table-row table:style-name="ro1">
          <table:table-cell office:value-type="string" calcext:value-type="string">
            <text:p>Optimization of Profit for Pasture-Based Beef Cattle and Sheep FarmingUsing Linear Programming: Young Beef Cattle Production in New Zealand</text:p>
          </table:table-cell>
          <table:table-cell table:content-validation-name="val1" office:value-type="string" calcext:value-type="string">
            <text:p>Baixa</text:p>
          </table:table-cell>
          <table:table-cell table:content-validation-name="val2" office:value-type="string" calcext:value-type="string">
            <text:p>Não</text:p>
          </table:table-cell>
          <table:table-cell table:content-validation-name="val3"/>
          <table:table-cell table:number-columns-repeated="1020"/>
        </table:table-row>
        <table:table-row table:style-name="ro2">
          <table:table-cell table:style-name="ce28" office:value-type="string" calcext:value-type="string">
            <text:p>Development of a linear programmingmodel for the optimal allocation of nutritional resources in a dairy herd</text:p>
          </table:table-cell>
          <table:table-cell table:content-validation-name="val1" office:value-type="string" calcext:value-type="string">
            <text:p>Média</text:p>
          </table:table-cell>
          <table:table-cell table:content-validation-name="val2" office:value-type="string" calcext:value-type="string">
            <text:p>Sim</text:p>
          </table:table-cell>
          <table:table-cell table:content-validation-name="val3" office:value-type="float" office:value="2020" calcext:value-type="float">
            <text:p>2020</text:p>
          </table:table-cell>
          <table:table-cell office:value-type="string" calcext:value-type="string">
            <text:p><text:span text:style-name="T5">A principal motivação é devidos as mudanças climáticas, que interferem na produtividade, fazendo com que otimização se torne algo necessário. O objetivo do modelo é selecionar o que plantar e se é plantado para vender ou para utilizar como ração animal, se assemelhando com a proposta do mestrado.</text:span></text:p>
            <text:p><text:span text:style-name="T5">Como resultado, encontra que a diversificação é algo vantajoso, da mesma forma que reduzir a compra de ração também é. Alerta que, dependendo da propriedade, produzir a ração internamente pode ser mais caro que a compra.</text:span></text:p>
            <text:p><text:span text:style-name="T5">Coloca como possibilidades de uso: decisão de compra de equipamentos para cultivo e estocagem; expansão de rebanho e impacto na plantação; comparar o uso de diferentes culturas e verificar melhor combinação da plantações.</text:span></text:p>
          </table:table-cell>
          <table:table-cell table:number-columns-repeated="1019"/>
        </table:table-row>
        <table:table-row table:style-name="ro7">
          <table:table-cell table:style-name="ce26" office:value-type="string" calcext:value-type="string">
            <text:p>Broiler poultry feed cost optimization using linear programmingtechnique</text:p>
          </table:table-cell>
          <table:table-cell table:content-validation-name="val1" office:value-type="string" calcext:value-type="string">
            <text:p>Alta</text:p>
          </table:table-cell>
          <table:table-cell table:content-validation-name="val2" office:value-type="string" calcext:value-type="string">
            <text:p>Não</text:p>
          </table:table-cell>
          <table:table-cell table:content-validation-name="val3"/>
          <table:table-cell table:number-columns-repeated="1020"/>
        </table:table-row>
        <table:table-row table:style-name="ro5">
          <table:table-cell table:style-name="ce27" office:value-type="string" calcext:value-type="string">
            <text:p>Socio-economic factors in stimulating agriculturein a crisis</text:p>
          </table:table-cell>
          <table:table-cell table:content-validation-name="val1" office:value-type="string" calcext:value-type="string">
            <text:p>Muito Alta</text:p>
          </table:table-cell>
          <table:table-cell table:content-validation-name="val2" office:value-type="string" calcext:value-type="string">
            <text:p>Não</text:p>
          </table:table-cell>
          <table:table-cell table:content-validation-name="val3"/>
          <table:table-cell table:number-columns-repeated="1020"/>
        </table:table-row>
        <table:table-row table:style-name="ro7">
          <table:table-cell table:style-name="ce26" office:value-type="string" calcext:value-type="string">
            <text:p>An optimization scheme of balancing GHG emission and income in circular agriculturesystem</text:p>
          </table:table-cell>
          <table:table-cell table:content-validation-name="val1" office:value-type="string" calcext:value-type="string">
            <text:p>Média</text:p>
          </table:table-cell>
          <table:table-cell table:content-validation-name="val2" office:value-type="string" calcext:value-type="string">
            <text:p>Não</text:p>
          </table:table-cell>
          <table:table-cell table:content-validation-name="val3"/>
          <table:table-cell table:number-columns-repeated="1020"/>
        </table:table-row>
        <table:table-row table:style-name="ro12">
          <table:table-cell table:style-name="ce28" office:value-type="string" calcext:value-type="string">
            <text:p>Optimum Farming Plans for Marginal Farmers Without Restriction on Livestock Enterprises Using Linear Programming Model</text:p>
          </table:table-cell>
          <table:table-cell table:content-validation-name="val1" office:value-type="string" calcext:value-type="string">
            <text:p>Muito Alta</text:p>
          </table:table-cell>
          <table:table-cell table:content-validation-name="val2" office:value-type="string" calcext:value-type="string">
            <text:p>Sim</text:p>
          </table:table-cell>
          <table:table-cell table:content-validation-name="val3" office:value-type="float" office:value="2021" calcext:value-type="float">
            <text:p>2021</text:p>
          </table:table-cell>
          <table:table-cell office:value-type="string" calcext:value-type="string">
            <text:p><text:span text:style-name="T5">Objetivo comum de maximizar lucros, colocando restrições de área e quantidade de animais (não apresenta equacionamento).</text:span></text:p>
            <text:p><text:span text:style-name="T5">Apresenta o conflito entre cultura e planejamento, onde a limitação de animais é um problema para otimização. Demonstra que produção de leite é a atividade mais lucrativa no local.</text:span></text:p>
            <text:p><text:span text:style-name="T5">Apenas 5 plantações das 19 são realmente úteis para o lucro. No fim, conclui que trabalho fora da fazenda é importante para se manter alto lucro, porém entre em conflito com a proposta deste projeto de mestrado.</text:span></text:p>
            <text:p><text:span text:style-name="T5">Comentário: Utiliza trabalho fora da propriedade, o que é um ponto de discussão para este projeto. Não faz sentido colocar esta possibilidade, pois queremos fazer com que a produção rural se torne mais atrativa e, dado que o fluxo de mais valor sempre adiciona mais remuneração em etapas posteriores, fica óbvio que as pessoas devem seguir por este caminho (migração do campo para a cidade). Também é importante colocar a restrição de segurança alimentar, de modo que culturas pouco lucrativas sejam zeradas e isso cause falta de alimento para a família.</text:span></text:p>
          </table:table-cell>
          <table:table-cell table:number-columns-repeated="1019"/>
        </table:table-row>
        <table:table-row table:style-name="ro7">
          <table:table-cell office:value-type="string" calcext:value-type="string">
            <text:p>Optimizing feed balance of dairy cows: The case of a farm in the Sofia region.</text:p>
          </table:table-cell>
          <table:table-cell table:content-validation-name="val1" office:value-type="string" calcext:value-type="string">
            <text:p>Muito Baixa</text:p>
          </table:table-cell>
          <table:table-cell table:content-validation-name="val2" office:value-type="string" calcext:value-type="string">
            <text:p>Não</text:p>
          </table:table-cell>
          <table:table-cell table:content-validation-name="val3"/>
          <table:table-cell table:number-columns-repeated="1020"/>
        </table:table-row>
        <table:table-row table:style-name="ro5" table:number-rows-repeated="1048544">
          <table:table-cell/>
          <table:table-cell table:content-validation-name="val1"/>
          <table:table-cell table:content-validation-name="val2"/>
          <table:table-cell table:content-validation-name="val3"/>
          <table:table-cell table:number-columns-repeated="1020"/>
        </table:table-row>
        <table:table-row table:style-name="ro5" table:number-rows-repeated="7">
          <table:table-cell table:style-name="ce15"/>
          <table:table-cell table:style-name="ce8" table:content-validation-name="val1"/>
          <table:table-cell table:style-name="ce37" table:content-validation-name="val2"/>
          <table:table-cell table:style-name="ce8" table:content-validation-name="val3"/>
          <table:table-cell table:style-name="ce15"/>
          <table:table-cell table:number-columns-repeated="1019"/>
        </table:table-row>
        <table:table-row table:style-name="ro5">
          <table:table-cell table:style-name="ce15"/>
          <table:table-cell table:style-name="ce8" table:content-validation-name="val1"/>
          <table:table-cell table:style-name="ce37" table:content-validation-name="val2"/>
          <table:table-cell table:style-name="ce8" table:content-validation-name="val3"/>
          <table:table-cell table:style-name="ce15"/>
          <table:table-cell table:number-columns-repeated="1019"/>
        </table:table-row>
        <calcext:conditional-formats>
          <calcext:conditional-format calcext:target-range-address="'M2 - Textos'.C1:'M2 - Textos'.C1048576">
            <calcext:condition calcext:apply-style-name="Bad" calcext:value="=&quot;Não&quot;" calcext:base-cell-address="'M2 - Textos'.C1"/>
            <calcext:condition calcext:apply-style-name="Good" calcext:value="=&quot;Sim&quot;" calcext:base-cell-address="'M2 - Textos'.C1"/>
          </calcext:conditional-format>
        </calcext:conditional-formats>
      </table:table>
      <table:table table:name="Lista Final" table:style-name="ta1">
        <office:forms form:automatic-focus="false" form:apply-design-mode="false"/>
        <table:table-column table:style-name="co7" table:default-cell-style-name="ce4"/>
        <table:table-column table:style-name="co8" table:default-cell-style-name="ce4"/>
        <table:table-column table:style-name="co9" table:default-cell-style-name="ce38"/>
        <table:table-column table:style-name="co10" table:default-cell-style-name="ce4"/>
        <table:table-column table:style-name="co4" table:default-cell-style-name="ce38"/>
        <table:table-column table:style-name="co2" table:number-columns-repeated="2" table:default-cell-style-name="ce38"/>
        <table:table-column table:style-name="co11" table:default-cell-style-name="ce46"/>
        <table:table-column table:style-name="co2" table:number-columns-repeated="1016" table:default-cell-style-name="ce39"/>
        <table:table-row table:style-name="ro5">
          <table:table-cell table:style-name="ce41" office:value-type="string" calcext:value-type="string">
            <text:p>Título</text:p>
          </table:table-cell>
          <table:table-cell table:style-name="ce41" office:value-type="string" calcext:value-type="string">
            <text:p>Autores</text:p>
          </table:table-cell>
          <table:table-cell table:style-name="ce44" office:value-type="string" calcext:value-type="string">
            <text:p>ISSN</text:p>
          </table:table-cell>
          <table:table-cell table:style-name="ce41" office:value-type="string" calcext:value-type="string">
            <text:p>Revista</text:p>
          </table:table-cell>
          <table:table-cell table:style-name="ce44" office:value-type="string" calcext:value-type="string">
            <text:p>Identificador</text:p>
          </table:table-cell>
          <table:table-cell table:style-name="ce44" office:value-type="string" calcext:value-type="string">
            <text:p>Ano</text:p>
          </table:table-cell>
          <table:table-cell table:style-name="ce44" office:value-type="string" calcext:value-type="string">
            <text:p>Qualis</text:p>
          </table:table-cell>
          <table:table-cell table:style-name="ce41" office:value-type="string" calcext:value-type="string">
            <text:p>Comentários</text:p>
          </table:table-cell>
          <table:table-cell table:number-columns-repeated="1016"/>
        </table:table-row>
        <table:table-row table:style-name="ro8">
          <table:table-cell office:value-type="string" calcext:value-type="string">
            <text:p>Agricultural land partitioning model based on irrigation efficiency using a multi-objective artificial bee colony algorithm</text:p>
          </table:table-cell>
          <table:table-cell office:value-type="string" calcext:value-type="string">
            <text:p>Bijandi et al.</text:p>
          </table:table-cell>
          <table:table-cell office:value-type="string" calcext:value-type="string">
            <text:p>1361-1682</text:p>
          </table:table-cell>
          <table:table-cell office:value-type="string" calcext:value-type="string">
            <text:p>TRANSACTIONS IN GIS</text:p>
          </table:table-cell>
          <table:table-cell office:value-type="string" calcext:value-type="string">
            <text:p>ref-01</text:p>
          </table:table-cell>
          <table:table-cell office:value-type="float" office:value="2021" calcext:value-type="float">
            <text:p>2021</text:p>
          </table:table-cell>
          <table:table-cell office:value-type="string" calcext:value-type="string">
            <text:p>A2</text:p>
          </table:table-cell>
          <table:table-cell office:value-type="string" calcext:value-type="string">
            <text:p>O grande objetivo é encontrar a melhor forma de posicionar os esguichos para atingir a melhor eficiência de irrigação (razão entre volume retido e volume aplicado).</text:p>
            <text:p>Implementa a estratégia de colônica de abelhas (MOABC). Cria três instâncias de trabalho: employees (exploit), onlooker (decide) e scout (explore).</text:p>
          </table:table-cell>
          <table:table-cell table:number-columns-repeated="1016"/>
        </table:table-row>
        <table:table-row table:style-name="ro13">
          <table:table-cell office:value-type="string" calcext:value-type="string">
            <text:p>A multi-objective algorithm for crop pattern optimization in agriculture</text:p>
          </table:table-cell>
          <table:table-cell office:value-type="string" calcext:value-type="string">
            <text:p>Jain, Ramesh e Bhattacharya</text:p>
          </table:table-cell>
          <table:table-cell office:value-type="string" calcext:value-type="string">
            <text:p>1568-4946</text:p>
          </table:table-cell>
          <table:table-cell office:value-type="string" calcext:value-type="string">
            <text:p>APPLIED SOFT COMPUTING</text:p>
          </table:table-cell>
          <table:table-cell office:value-type="string" calcext:value-type="string">
            <text:p>ref-02</text:p>
          </table:table-cell>
          <table:table-cell office:value-type="float" office:value="2021" calcext:value-type="float">
            <text:p>2021</text:p>
          </table:table-cell>
          <table:table-cell office:value-type="string" calcext:value-type="string">
            <text:p>A1</text:p>
          </table:table-cell>
          <table:table-cell office:value-type="string" calcext:value-type="string">
            <text:p>Lista problemas relacionados com plantações, a saber: crop planning, crop variety selection, vegetable pro-duction system, irrigation water planning, crop pattern optimization, fertilizer management, deciding optimum crop mix e feature selection in crop disease detection.</text:p>
            <text:p>Apresenta uma lista de correções para fertilização em equação para algumas culturas, pode ser uma fonte de expansão de informações.</text:p>
            <text:p>Como objetivo, busca a redução do uso de fertilizantes e maximização do lucro.</text:p>
          </table:table-cell>
          <table:table-cell table:number-columns-repeated="1016"/>
        </table:table-row>
        <table:table-row table:style-name="ro1">
          <table:table-cell office:value-type="string" calcext:value-type="string">
            <text:p>A review of multi-criteria optimization techniques for agricultural land use allocation</text:p>
          </table:table-cell>
          <table:table-cell office:value-type="string" calcext:value-type="string">
            <text:p>Kaim, Cord e Volk</text:p>
          </table:table-cell>
          <table:table-cell office:value-type="string" calcext:value-type="string">
            <text:p>1364-8152</text:p>
          </table:table-cell>
          <table:table-cell office:value-type="string" calcext:value-type="string">
            <text:p>ENVIRONMENTAL MODELLING &amp; SOFTWARE</text:p>
          </table:table-cell>
          <table:table-cell office:value-type="string" calcext:value-type="string">
            <text:p>ref-04</text:p>
          </table:table-cell>
          <table:table-cell office:value-type="float" office:value="2018" calcext:value-type="float">
            <text:p>2018</text:p>
          </table:table-cell>
          <table:table-cell office:value-type="string" calcext:value-type="string">
            <text:p>A1</text:p>
          </table:table-cell>
          <table:table-cell office:value-type="string" calcext:value-type="string">
            <text:p>Tenta suprir a falta de direcionamento de "como abordar de forma geral o uso de terra (land use allocation problem)".</text:p>
            <text:p>Seu foco é na comparação e seleção de métodos para MCDA, pode ser uma valiosa fonte de informações no futuro.</text:p>
          </table:table-cell>
          <table:table-cell table:number-columns-repeated="1016"/>
        </table:table-row>
        <table:table-row table:style-name="ro1">
          <table:table-cell office:value-type="string" calcext:value-type="string">
            <text:p>Combining biophysical optimization with economic preference analysis for agricultural land-use allocation</text:p>
          </table:table-cell>
          <table:table-cell office:value-type="string" calcext:value-type="string">
            <text:p>Kaim et al.</text:p>
          </table:table-cell>
          <table:table-cell office:value-type="string" calcext:value-type="string">
            <text:p>1708-3087</text:p>
          </table:table-cell>
          <table:table-cell office:value-type="string" calcext:value-type="string">
            <text:p>ECOLOGY AND SOCIETY</text:p>
          </table:table-cell>
          <table:table-cell office:value-type="string" calcext:value-type="string">
            <text:p>ref-05</text:p>
          </table:table-cell>
          <table:table-cell office:value-type="float" office:value="2021" calcext:value-type="float">
            <text:p>2021</text:p>
          </table:table-cell>
          <table:table-cell office:value-type="string" calcext:value-type="string">
            <text:p>A1</text:p>
          </table:table-cell>
          <table:table-cell office:value-type="string" calcext:value-type="string">
            <text:p>Inclui como objetivo da análise o "bem-estar da popularção". Para isso, combina biodiversidade com "valor que as pessoas estão dispostas a pagar" (baseado em aportes em um fundo de uso em biodiversidade). A biodiversidade é avaliada por meio de um modelo disponível no github, seria interessante aprofundar mais em um tempo futuro.</text:p>
          </table:table-cell>
          <table:table-cell table:number-columns-repeated="1016"/>
        </table:table-row>
        <table:table-row table:style-name="ro9">
          <table:table-cell office:value-type="string" calcext:value-type="string">
            <text:p>A solving approach for fuzzy multi-objective linear fractional programming and application to an agricultural planting structure optimization problem</text:p>
          </table:table-cell>
          <table:table-cell office:value-type="string" calcext:value-type="string">
            <text:p>Yang et al.</text:p>
          </table:table-cell>
          <table:table-cell office:value-type="string" calcext:value-type="string">
            <text:p>0960-0779</text:p>
          </table:table-cell>
          <table:table-cell office:value-type="string" calcext:value-type="string">
            <text:p>CHAOS, SOLITONS AND FRACTALS</text:p>
          </table:table-cell>
          <table:table-cell office:value-type="string" calcext:value-type="string">
            <text:p>ref-06</text:p>
          </table:table-cell>
          <table:table-cell office:value-type="float" office:value="2020" calcext:value-type="float">
            <text:p>2020</text:p>
          </table:table-cell>
          <table:table-cell office:value-type="string" calcext:value-type="string">
            <text:p>A1</text:p>
          </table:table-cell>
          <table:table-cell office:value-type="string" calcext:value-type="string">
            <text:p>Foca mais na metodologia de utilizar fuzzy na MCDA, pode ser referência futura.</text:p>
            <text:p>Busca maior lucro e maior produção de alimento por área.</text:p>
          </table:table-cell>
          <table:table-cell table:number-columns-repeated="1016"/>
        </table:table-row>
        <table:table-row table:style-name="ro8">
          <table:table-cell office:value-type="string" calcext:value-type="string">
            <text:p>Computing stochastic Pareto frontiers between economic and environmental goals for a semi-arid agricultural production region in Austria</text:p>
          </table:table-cell>
          <table:table-cell office:value-type="string" calcext:value-type="string">
            <text:p>Alamanos et al.</text:p>
          </table:table-cell>
          <table:table-cell office:value-type="string" calcext:value-type="string">
            <text:p>0921-8009</text:p>
          </table:table-cell>
          <table:table-cell office:value-type="string" calcext:value-type="string">
            <text:p>ECOLOGICAL ECONOMICS</text:p>
          </table:table-cell>
          <table:table-cell office:value-type="string" calcext:value-type="string">
            <text:p>ref-07</text:p>
          </table:table-cell>
          <table:table-cell office:value-type="float" office:value="2021" calcext:value-type="float">
            <text:p>2021</text:p>
          </table:table-cell>
          <table:table-cell office:value-type="string" calcext:value-type="string">
            <text:p>A1</text:p>
          </table:table-cell>
          <table:table-cell office:value-type="string" calcext:value-type="string">
            <text:p>Busca responder as questões: como os objetivos ambientais influenciam no lucro, como o clima influencia no lucro e nos objetivos ambientais e como a mudança no manejo altera o lucro.</text:p>
            <text:p>Um ponto interessante é quebrar o problema, utilizar modelos diferentes para cada parte e considerar a gestão como a interação de todos os modelos. A ideia pode ser útil futuramente.</text:p>
          </table:table-cell>
          <table:table-cell table:number-columns-repeated="1016"/>
        </table:table-row>
        <table:table-row table:style-name="ro13">
          <table:table-cell office:value-type="string" calcext:value-type="string">
            <text:p>Land use optimization tool for sustainable intensiﬁcation of high-latitude agricultural systems</text:p>
          </table:table-cell>
          <table:table-cell office:value-type="string" calcext:value-type="string">
            <text:p>Peltonen-Sainio et al.</text:p>
          </table:table-cell>
          <table:table-cell office:value-type="string" calcext:value-type="string">
            <text:p>0264-8377</text:p>
          </table:table-cell>
          <table:table-cell office:value-type="string" calcext:value-type="string">
            <text:p>LAND USE POLICY</text:p>
          </table:table-cell>
          <table:table-cell office:value-type="string" calcext:value-type="string">
            <text:p>ref-08</text:p>
          </table:table-cell>
          <table:table-cell office:value-type="float" office:value="2019" calcext:value-type="float">
            <text:p>2019</text:p>
          </table:table-cell>
          <table:table-cell office:value-type="string" calcext:value-type="string">
            <text:p>A1</text:p>
          </table:table-cell>
          <table:table-cell office:value-type="string" calcext:value-type="string">
            <text:p>Sequenciamento de plantações, alocação de terras em diferentes usos, gestão de recursos como água, uso da terra para conservação e resiliência em mudanças climáticas são temas levantados que podem servir de norte para mais ideias.</text:p>
            <text:p>Apresenta alguns dados públicos que podem ser úteis em algum momento, talvez não para o trabalho de dissertação, mas fica o registro.</text:p>
            <text:p>Trabalha com uma metodologia diferente, porém podemos aproveitar alguns pontos.</text:p>
          </table:table-cell>
          <table:table-cell table:number-columns-repeated="1016"/>
        </table:table-row>
        <table:table-row table:style-name="ro14">
          <table:table-cell office:value-type="string" calcext:value-type="string">
            <text:p>Managing agricultural water and land resources with tradeoff between economic, environmental, and social considerations: A multi-objective non-linear optimization model under uncertainty</text:p>
          </table:table-cell>
          <table:table-cell office:value-type="string" calcext:value-type="string">
            <text:p>Li et al.</text:p>
          </table:table-cell>
          <table:table-cell office:value-type="string" calcext:value-type="string">
            <text:p>0308-521X</text:p>
          </table:table-cell>
          <table:table-cell office:value-type="string" calcext:value-type="string">
            <text:p>AGRICULTURAL SYSTEMS</text:p>
          </table:table-cell>
          <table:table-cell office:value-type="string" calcext:value-type="string">
            <text:p>ref-09</text:p>
          </table:table-cell>
          <table:table-cell office:value-type="float" office:value="2020" calcext:value-type="float">
            <text:p>2020</text:p>
          </table:table-cell>
          <table:table-cell office:value-type="string" calcext:value-type="string">
            <text:p>A1</text:p>
          </table:table-cell>
          <table:table-cell office:value-type="string" calcext:value-type="string">
            <text:p>Pelo levantamento dos autores, uma aplicação quente e com poucas contribuições é a criação de modelagens que integrem vários aspectos, o que vai de encontro com a proposta inicial do projeto de mestrado. Vale a pena olhar um pouco mais desses autores. No artigo, os autores focam apenas em alocação de terra e gestão de água.</text:p>
            <text:p>Apresenta um fluxograma bem didático do projeto, é bom para referência e para consulta. Ao definir os objetivos, levanta proxies para os casos de impacto ambientais e sociais, que podem servir de inspiração para novos.</text:p>
            <text:p>Apesar de se colocar como integração entre problemas, fica claro o foco grande na parte de irrigação. Novamente, este é um problema muito comum em países estrangeiros. Água, por enquanto, não é um problema no Brasil, em especial na região de mata atlântica. Pensar mais em como abordar este ponto.</text:p>
            <text:p>No geral, tenta maximizar lucro, minimizar impacto ambiental (poluição, emissão de gases) e proporcionar a distribuição justa de terras. Para o caso do impacto ambiental, utiliza diversos proxies e dados que potencialmente são muito específicos para a aplicação estudada.</text:p>
          </table:table-cell>
          <table:table-cell table:number-columns-repeated="1016"/>
        </table:table-row>
        <table:table-row table:style-name="ro13">
          <table:table-cell office:value-type="string" calcext:value-type="string">
            <text:p>The framework of an agricultural land-use decision support system based on ecological environmental constraints</text:p>
          </table:table-cell>
          <table:table-cell office:value-type="string" calcext:value-type="string">
            <text:p>Li, Zhao e Zheng</text:p>
          </table:table-cell>
          <table:table-cell office:value-type="string" calcext:value-type="string">
            <text:p>0048-9697</text:p>
          </table:table-cell>
          <table:table-cell office:value-type="string" calcext:value-type="string">
            <text:p>SCIENCE OF THE TOTAL ENVIRONMENT</text:p>
          </table:table-cell>
          <table:table-cell office:value-type="string" calcext:value-type="string">
            <text:p>ref-10</text:p>
          </table:table-cell>
          <table:table-cell office:value-type="float" office:value="2020" calcext:value-type="float">
            <text:p>2020</text:p>
          </table:table-cell>
          <table:table-cell office:value-type="string" calcext:value-type="string">
            <text:p>A1</text:p>
          </table:table-cell>
          <table:table-cell office:value-type="string" calcext:value-type="string">
            <text:p>Trabalha sobre três pilares: qualidade do uso da terra, ganho do uso e otimização.</text:p>
            <text:p>Define o benefício econômico, o benefício social e o benefício ambiental a partir das variáveis descritivas. A partir deles, cria a função de risco, que é utilizada como restrição. Não fica muito claro a estratégia utilizada, preciso gastar mais um tempo nele futuramente.</text:p>
            <text:p>Como resultado, apresenta um sistema de suporte a tomada de decisão no sentido de alocar o uso da terra.</text:p>
          </table:table-cell>
          <table:table-cell table:number-columns-repeated="1016"/>
        </table:table-row>
        <table:table-row table:style-name="ro15">
          <table:table-cell office:value-type="string" calcext:value-type="string">
            <text:p>The future of farming: Who will produce our food?</text:p>
          </table:table-cell>
          <table:table-cell office:value-type="string" calcext:value-type="string">
            <text:p>Giller et. al.</text:p>
          </table:table-cell>
          <table:table-cell office:value-type="string" calcext:value-type="string">
            <text:p>1876-4517</text:p>
          </table:table-cell>
          <table:table-cell office:value-type="string" calcext:value-type="string">
            <text:p>FOOD SECURITY</text:p>
          </table:table-cell>
          <table:table-cell office:value-type="string" calcext:value-type="string">
            <text:p>ref-12</text:p>
          </table:table-cell>
          <table:table-cell office:value-type="float" office:value="2021" calcext:value-type="float">
            <text:p>2021</text:p>
          </table:table-cell>
          <table:table-cell office:value-type="string" calcext:value-type="string">
            <text:p>A2</text:p>
          </table:table-cell>
          <table:table-cell office:value-type="string" calcext:value-type="string">
            <text:p>Existe um descompasso entre a necessidade de alimentos e a crise econômica e de sustentabilidade da agricultura familiar.</text:p>
            <text:p>Apresenta dados de tendência de aumento de terras para gado e culturas de alto valor agregado, focando apenas no lucro. Existe expansão de espaço, mas não inclusão de tecnologia. A proposta do mestrado pode trabalhar neste ponto.</text:p>
            <text:p>A especialização permite reduzir custos por meio de robótica. Diferente de outros mercados onde se diversifica para evitar riscos, o mercado de alimento possui sempre demanda, então é lucrativo especializar. Esta prática tem impacto direto na destruição do solo.</text:p>
            <text:p>Aponta o Brasil como um grande problema de desigualdade da detenção de terras, potencializando ainda mais a mecanização dos latifúndios.</text:p>
            <text:p>A China é dominada por pequeníssimas propriedades, com uma grande migração da zona rural e uma baixa contribuição para o PIB. Talvez isso explique o foco em segurança alimentar.</text:p>
            <text:p>A Índia possui cerca de 50% dos trabalhadores alocados com a produção rural, mas 14% de resultado no PIB. Com uma grande pobreza, programas políticos para auxiliar a produção e acesso são fundamentais. Possuem muitos consumidores, mas estes ou não estão conectados com os produtores ou estão sobre o efeito da inflação global.</text:p>
            <text:p>Um produto local, de fácil cultivo e boa saída é uma boa forma de focar ao se tocar a agricultura familiar.</text:p>
            <text:p>Revisão de políticas e preços é fundamental para reduzir a dependência dos latfúndios.</text:p>
          </table:table-cell>
          <table:table-cell table:number-columns-repeated="1016"/>
        </table:table-row>
        <table:table-row table:style-name="ro14">
          <table:table-cell office:value-type="string" calcext:value-type="string">
            <text:p>Small farms and development in sub-Saharan Africa: Farming for food, for income or for lack of better options?</text:p>
          </table:table-cell>
          <table:table-cell office:value-type="string" calcext:value-type="string">
            <text:p>Giller et. al.</text:p>
          </table:table-cell>
          <table:table-cell office:value-type="string" calcext:value-type="string">
            <text:p>1876-4517</text:p>
          </table:table-cell>
          <table:table-cell office:value-type="string" calcext:value-type="string">
            <text:p>FOOD SECURITY</text:p>
          </table:table-cell>
          <table:table-cell office:value-type="string" calcext:value-type="string">
            <text:p>ref-13</text:p>
          </table:table-cell>
          <table:table-cell office:value-type="float" office:value="2021" calcext:value-type="float">
            <text:p>2021</text:p>
          </table:table-cell>
          <table:table-cell office:value-type="string" calcext:value-type="string">
            <text:p>A2</text:p>
          </table:table-cell>
          <table:table-cell office:value-type="string" calcext:value-type="string">
            <text:p>Apresenta uma metodologia de formulário que pode ser replicado para levantamento de dados.</text:p>
            <text:p>Definição de segurança alimentar: kcal por pessoa por dia.</text:p>
            <text:p>Disponibilidade de alimentos é a somatória do produzido na fazenda com aquilo que é comprado de outros lugares.</text:p>
            <text:p>Pequenas fazendas possuem dificuldade em garantir segurança alimentar, sendo difícil sair da pobreza e lidar com a grande quantidade de membros da família.</text:p>
            <text:p>Um ponto interessante observado foi que quando menor a propriedade, mais a produção é superestimada, o que pode levar a importância do trabalho de mestrado proposto.</text:p>
            <text:p>Grande parte das fazendas planta para vender e conseguir comprar comida, não produz comida e vende o excesso.</text:p>
            <text:p>A redução do gap entre colheitas representa um importante passo para atingir a segurança alimentar. Esta redução só tem impacto em pequenas fazendas, para os latifundiários não há mudança.</text:p>
          </table:table-cell>
          <table:table-cell table:number-columns-repeated="1016"/>
        </table:table-row>
        <table:table-row table:style-name="ro16">
          <table:table-cell office:value-type="string" calcext:value-type="string">
            <text:p>Which farms feed the world and has farmland become more concentrated?</text:p>
          </table:table-cell>
          <table:table-cell office:value-type="string" calcext:value-type="string">
            <text:p>Lowder, Sanchez e Bertin</text:p>
          </table:table-cell>
          <table:table-cell office:value-type="string" calcext:value-type="string">
            <text:p>0305-750X</text:p>
          </table:table-cell>
          <table:table-cell office:value-type="string" calcext:value-type="string">
            <text:p>WORLD DEVELOPMENT</text:p>
          </table:table-cell>
          <table:table-cell office:value-type="string" calcext:value-type="string">
            <text:p>ref-14</text:p>
          </table:table-cell>
          <table:table-cell office:value-type="float" office:value="2021" calcext:value-type="float">
            <text:p>2021</text:p>
          </table:table-cell>
          <table:table-cell office:value-type="string" calcext:value-type="string">
            <text:p>A1</text:p>
          </table:table-cell>
          <table:table-cell office:value-type="string" calcext:value-type="string">
            <text:p>A agricultura familiar é composta por plantações, gado e peixes, sendo estes minoritários.</text:p>
            <text:p>70% das fazendas operam menos de 7% de toda a área disponível para plantio, sendo estas fazendas com menos de 1 ha.</text:p>
            <text:p>Não existe forma de melhorar a vida do pequeno produtor sem aumentar a sua produtividade e a sua receita. Todavia, o governo se preocupa mais com as grandes propriedades por ocuparem mais espaço e lidarem com maiores receitas, uma vez que são exportadoras.</text:p>
            <text:p>Pequenas propriedades tem baixo crescimento de produtividade, uma vez que não possuem acesso às novas tecnologias e são afetadas por mudanças monetárias, econômicas e climáticas mais facilmente.</text:p>
          </table:table-cell>
          <table:table-cell table:number-columns-repeated="1016"/>
        </table:table-row>
        <table:table-row table:style-name="ro17">
          <table:table-cell office:value-type="string" calcext:value-type="string">
            <text:p>Strategic sustainability practices in intercropping-based family farming systems: study on rural communities of Iran</text:p>
          </table:table-cell>
          <table:table-cell office:value-type="string" calcext:value-type="string">
            <text:p>Ataei et al.</text:p>
          </table:table-cell>
          <table:table-cell office:value-type="string" calcext:value-type="string">
            <text:p>2045-2322</text:p>
          </table:table-cell>
          <table:table-cell office:value-type="string" calcext:value-type="string">
            <text:p><text:s/>SCIENTIFIC REPORTS</text:p>
          </table:table-cell>
          <table:table-cell office:value-type="string" calcext:value-type="string">
            <text:p>ref-15</text:p>
          </table:table-cell>
          <table:table-cell office:value-type="float" office:value="2023" calcext:value-type="float">
            <text:p>2023</text:p>
          </table:table-cell>
          <table:table-cell office:value-type="string" calcext:value-type="string">
            <text:p>A1</text:p>
          </table:table-cell>
          <table:table-cell table:style-name="ce47" office:value-type="string" calcext:value-type="string">
            <text:p><text:span text:style-name="T6">Foco em entender a percepção dos agricultores familiares sobre sustentabilidade e cultivo consorciado.</text:span></text:p>
            <text:p><text:span text:style-name="T6">“Agricultura sustentável não é algo a se perseguir é inevitável”.</text:span></text:p>
            <text:p><text:span text:style-name="T6">Realiza pesquisas para entender a percepção dos agricultores familiares, traduzindo os dados utilizando lógica fuzzy.</text:span></text:p>
            <text:p><text:span text:style-name="T6">Não se pode trabalhar sem entender o contexto de cada participante, o que influencia na definição de certos termos a partir de uma ótica específica (econômica, social ou ambiental).</text:span></text:p>
            <text:p><text:span text:style-name="T6">Fatores de causa: o método precisa ser eficiente para que o agricultor queira implementar e precisa garantir sustentabilidade (sobretudo redução de riscos).</text:span></text:p>
            <text:p><text:span text:style-name="T6">Fatores de contexto: satisfação com o trabalho, participação na confecção do método e apoio técnico, junto com ganhos econômicos e materiais (disponibilidade de produtos).</text:span></text:p>
            <text:p><text:span text:style-name="T6">Fatores de estratégia: coesão familiar e flexibilidade na montagem das culturas (redução de risco por causa da diversificação).</text:span></text:p>
            <text:p><text:span text:style-name="T6">Existe um entendimento que técnicas de sustentabilidade são apenas redução de substâncias químicas.</text:span></text:p>
          </table:table-cell>
          <table:table-cell table:number-columns-repeated="1016"/>
        </table:table-row>
        <table:table-row table:style-name="ro18">
          <table:table-cell office:value-type="string" calcext:value-type="string">
            <text:p>Participatory multicriteria assessment of maize cropping systems in the context of family farmers in the Brazilian Cerrado</text:p>
          </table:table-cell>
          <table:table-cell office:value-type="string" calcext:value-type="string">
            <text:p>Xavier et al.</text:p>
          </table:table-cell>
          <table:table-cell office:value-type="string" calcext:value-type="string">
            <text:p>1747-762X</text:p>
          </table:table-cell>
          <table:table-cell office:value-type="string" calcext:value-type="string">
            <text:p>INTERNATIONAL JOURNAL OF AGRICULTURAL SUSTAINABILITY</text:p>
          </table:table-cell>
          <table:table-cell office:value-type="string" calcext:value-type="string">
            <text:p>ref-16</text:p>
          </table:table-cell>
          <table:table-cell office:value-type="float" office:value="2020" calcext:value-type="float">
            <text:p>2020</text:p>
          </table:table-cell>
          <table:table-cell office:value-type="string" calcext:value-type="string">
            <text:p>A1</text:p>
          </table:table-cell>
          <table:table-cell table:style-name="ce47" office:value-type="string" calcext:value-type="string">
            <text:p><text:span text:style-name="T7">Trata sobre um sistema de apoio a toma de decisão, feito em participação com os agricultores, atribuindo pesos para cada critério.</text:span></text:p>
            <text:p><text:span text:style-name="T7">Define agricultura de conservação (CA) como baixa ou nenhuma técnica de revolução de solo, plantação de cobertura e diversificação de plantações.</text:span></text:p>
            <text:p><text:span text:style-name="T7">É difícil alinhar CA com as necessidades das famílias e as necessidades ambientais. Mais a frente, comenta sobre o impacto das pressões econômicas sobre as famílias, que fazem com que tomem ações que destruam o meio ambiente e a saúde em troca de reduzir custo ou aumentar lucro. Dessa forma, fica claro que reduzir questões econômicas só são aceitas quando o impacto em outro campo é muito elevado e perceptível.</text:span></text:p>
            <text:p><text:span text:style-name="T7">Levanta um ponto importante, em que muitos pesquisadores utilizam os agricultores como “fontes de parâmetros”. A construção de modelos conjuntos faz com que a adesão seja maior, já que se veem como parte do trabalho.</text:span></text:p>
            <text:p><text:span text:style-name="T7">Germinação das plantações e crescimento de ervas daninhas são problemas comuns para os agricultores familiares.</text:span></text:p>
            <text:p><text:span text:style-name="T7">Na tabela 2 apresenta o esquema de como foi feito o trabalho participativo, pode ser uma boa fonte de estudo e/ou referência.</text:span></text:p>
            <text:p><text:span text:style-name="T7">Outros pesquisadores identificaram que a redução de trabalho pode ser um ponto que facilite na adesão de técnicas de CA. Este ponto pode ser explorado futuramente, porém tomando cuidado com o comentado pelos autores, de que muitos agricultores veem a CA como algo complexo. Talvez seja possível extrapolar isso para a integração de culturas, de modo que isso precisa estar no radar.</text:span></text:p>
            <text:p><text:span text:style-name="T7">Uma análise de trade-off é necessária nos modelos, deixando claro o que cada ação impacta nos demais pontos. Isso significa que além da resposta, é preciso que se compare situações diferentes após tomada de ações diferentes, explicitando onde se está “perdendo” e onde se está “ganhando”.</text:span></text:p>
          </table:table-cell>
          <table:table-cell table:number-columns-repeated="1016"/>
        </table:table-row>
        <table:table-row table:style-name="ro18">
          <table:table-cell office:value-type="string" calcext:value-type="string">
            <text:p>Multi-criteria assessment of the sustainability of farming systems in the reclaimed desert lands of Egypt</text:p>
          </table:table-cell>
          <table:table-cell office:value-type="string" calcext:value-type="string">
            <text:p>Alary et al.</text:p>
          </table:table-cell>
          <table:table-cell office:value-type="string" calcext:value-type="string">
            <text:p>0308-521X</text:p>
          </table:table-cell>
          <table:table-cell office:value-type="string" calcext:value-type="string">
            <text:p>AGRICULTURAL SYSTEMS</text:p>
          </table:table-cell>
          <table:table-cell office:value-type="string" calcext:value-type="string">
            <text:p>ref-17</text:p>
          </table:table-cell>
          <table:table-cell office:value-type="float" office:value="2020" calcext:value-type="float">
            <text:p>2020</text:p>
          </table:table-cell>
          <table:table-cell office:value-type="string" calcext:value-type="string">
            <text:p>A1</text:p>
          </table:table-cell>
          <table:table-cell table:style-name="ce48" office:value-type="string" calcext:value-type="string">
            <text:p><text:span text:style-name="T6">Apresenta que a integração gera oportunidades de sustentabilidade, bem como na produtividade e eficiência das propriedades. Todavia, a inclusão de animais gera cuidados permanentes e diários, em troca de uma certeza maior de retorno financeiro.</text:span></text:p>
            <text:p><text:span text:style-name="T6">O objetivo do artigo é, através de análise de dados, identificar como a integração e diversificação contribuem para a sustentabilidade de uma propriedade rural.</text:span></text:p>
            <text:p><text:span text:style-name="T6">Separa as variáveis em quatro grupos: integração, diversificação, bem-estar e eficiência. Em uma tabela são listadas as variáveis de cada grupo, além dos fasores resultado da análise de múltiplos fatores (MFA), demonstrando a proximidade entre os grupos e a sustentabilidade.</text:span></text:p>
            <text:p><text:span text:style-name="T6">Importante comentar como foi definido bem-estar, a partir de 4 pontos: receita per capta, contribuição animal (proteína) para segurança alimentar da família, contribuição de produção de leite na receita e viabilidade em médio e longo prazo (terra e capital por filho, passagem de geração).</text:span></text:p>
            <text:p><text:span text:style-name="T6">Algumas relações encontradas: criação de animais, eficiência técnica e receita; produção de leite, transmissibilidade e segurança alimentar (disponibilidade de proteínas); sustentabilidade, diversificação e integração.</text:span></text:p>
            <text:p><text:span text:style-name="T6">Em alguns lugares a criação de animal serve como um começo enquanto a produção de frutas não se estabiliza. Quando isto ocorre, os animais contribuem pouco para a diversificação.</text:span></text:p>
            <text:p><text:span text:style-name="T6">A utilização de fasores é útil, porém ilegível para não especialistas.</text:span></text:p>
            <text:p><text:span text:style-name="T6">Conclui que a integração tem alto efeito na sustentabilidade da agricultura familiar e que existe prova da eficiência na geração de receita. Porém, a viabilidade socioeconômica (segurança alimentar e receita) está mais relacionada com a diversificação, mesmo que exista correlação.</text:span></text:p>
          </table:table-cell>
          <table:table-cell table:number-columns-repeated="1016"/>
        </table:table-row>
        <table:table-row table:style-name="ro19">
          <table:table-cell office:value-type="string" calcext:value-type="string">
            <text:p>Accounting for Weather Variability in Farm Management Resource Allocation in Northern Ghana: An Integrated Modeling Approach</text:p>
          </table:table-cell>
          <table:table-cell office:value-type="string" calcext:value-type="string">
            <text:p>Adelesi et al.</text:p>
          </table:table-cell>
          <table:table-cell office:value-type="string" calcext:value-type="string">
            <text:p>2071-1050</text:p>
          </table:table-cell>
          <table:table-cell office:value-type="string" calcext:value-type="string">
            <text:p><text:s/>SUSTAINABILITY</text:p>
          </table:table-cell>
          <table:table-cell office:value-type="string" calcext:value-type="string">
            <text:p>ref-18</text:p>
          </table:table-cell>
          <table:table-cell office:value-type="float" office:value="2023" calcext:value-type="float">
            <text:p>2023</text:p>
          </table:table-cell>
          <table:table-cell office:value-type="string" calcext:value-type="string">
            <text:p>A2</text:p>
          </table:table-cell>
          <table:table-cell table:style-name="ce48" office:value-type="string" calcext:value-type="string">
            <text:p><text:span text:style-name="T8">Utiliza uma abordagem sistêmica de um módulo para gerenciar o estado da propriedade (bem como receita, estoque de produtos e cotação), um para executar cálculos de simulação de como as plantações e animais se desenvolverão (além de outros parâmetros de uso do solo, como nitrogênio) e um outro para fazer a otimização. O fluxo de dados entre eles é que se torna o grande diferencial do trabalho.</text:span></text:p>
            <text:p><text:span text:style-name="T8">Inclui parâmetros de custos e receitas, porém talvez não sejam tão úteis dado a diferença de clima entre ES-BR e Gana.</text:span></text:p>
            <text:p><text:span text:style-name="T8">Animais são utilizados como coringas, servindo tanto como fonte de tração e produtos quanto de venda, em casos de extrema necessidade quando as plantações são insuficientes.</text:span></text:p>
            <text:p><text:span text:style-name="T8">Separa os agricultores em personas, sendo este persona o utilizado no módulo de gestão do estado da propriedade, além de interferir nos parâmetros do módulo de otimização. Apresenta em tabela (1) quais as variáveis utilizadas para a construção do persona.</text:span></text:p>
            <text:p><text:span text:style-name="T8">Faz uma correção dos parâmetros climáticos por meio de função harmônica. Pode ser útil em algum momento, portanto fica registrado a referência.</text:span></text:p>
            <text:p><text:span text:style-name="T8">O modelo inclui um coeficiente de risco, que está relacionado com o persona. Em teoria, a flutuação de preços afetaria de modo diferente cada produtor. Todavia, nos resultados, encontra-se uma dispersão muito grande em altos riscos, fazendo com que a esperança de receita seja menor quando se compra muito risco (aumento de 60% da receita em climas bons e baixo risco). É uma referência para a não inclusão deste ponto no modelo.</text:span></text:p>
            <text:p><text:span text:style-name="T8">A inclusão do clima (bom ou ruim) foi uma grande contribuição, pois é algo que impacta fortemente os agricultores. Tanto que em climas ruins se ocorre uma menor alocação de área plantada, limitando-se a culturas mais resistentes.</text:span></text:p>
            <text:p><text:span text:style-name="T8">A combinação de atividades é apontada como forma de reduzir o risco do agricultor, representado pela esperança de receita.</text:span></text:p>
            <text:p><text:span text:style-name="T8">Uma limitação apontada é a utilização de custos fixos, o que pode ser uma saída para o desenvolvimento do trabalho de mestrado aqui.</text:span></text:p>
            <text:p><text:span text:style-name="T8">Comentário: O arroz é uma cultura muito importante pro brasileiro e segundo este trabalho é muito sensível ao clima, o que torna crítico pensar em específico nesta cultura durante a modelagem. Talvez seja necessário uma restrição, já que os resultados levam a baixas coberturas de arroz em situações ruins.</text:span></text:p>
          </table:table-cell>
          <table:table-cell table:number-columns-repeated="1016"/>
        </table:table-row>
        <table:table-row table:style-name="ro20">
          <table:table-cell office:value-type="string" calcext:value-type="string">
            <text:p>Identifying profitable activities on the frontier: The Altillanura of Colombia</text:p>
          </table:table-cell>
          <table:table-cell office:value-type="string" calcext:value-type="string">
            <text:p>Fontanilla-Díaz et al.</text:p>
          </table:table-cell>
          <table:table-cell office:value-type="string" calcext:value-type="string">
            <text:p>0308-521X</text:p>
          </table:table-cell>
          <table:table-cell office:value-type="string" calcext:value-type="string">
            <text:p>AGRICULTURAL SYSTEMS</text:p>
          </table:table-cell>
          <table:table-cell office:value-type="string" calcext:value-type="string">
            <text:p>ref-19</text:p>
          </table:table-cell>
          <table:table-cell office:value-type="float" office:value="2021" calcext:value-type="float">
            <text:p>2021</text:p>
          </table:table-cell>
          <table:table-cell office:value-type="string" calcext:value-type="string">
            <text:p>A1</text:p>
          </table:table-cell>
          <table:table-cell table:style-name="ce48" office:value-type="string" calcext:value-type="string">
            <text:p><text:span text:style-name="T8">Faz comparações entre diversas formas de organizar uma fazenda, apresentando apenas os resultados comparativos. Pode ser importante para a parte de análise, porém não apresenta nenhuma modelagem, utiliza um sistema disponível dentro da universidade.</text:span></text:p>
            <text:p><text:span text:style-name="T8">Apresenta parâmetros de produtividade de gado, além da referência do uso de plantações para reduzir custo de alimentação.</text:span></text:p>
          </table:table-cell>
          <table:table-cell table:number-columns-repeated="1016"/>
        </table:table-row>
        <table:table-row table:style-name="ro9">
          <table:table-cell office:value-type="string" calcext:value-type="string">
            <text:p>Application of Mixed Integer Linear ProgrammingApproach on Crop Rotation Practices in Organic Farms in Central Luzon and Calabarzon, Philippines</text:p>
          </table:table-cell>
          <table:table-cell office:value-type="string" calcext:value-type="string">
            <text:p>Ong et al.</text:p>
          </table:table-cell>
          <table:table-cell office:value-type="string" calcext:value-type="string">
            <text:p>1742-6596</text:p>
          </table:table-cell>
          <table:table-cell office:value-type="string" calcext:value-type="string">
            <text:p>JOURNAL OF PHYSICS. CONFERENCE SERIES</text:p>
          </table:table-cell>
          <table:table-cell office:value-type="string" calcext:value-type="string">
            <text:p>ref-20</text:p>
          </table:table-cell>
          <table:table-cell office:value-type="float" office:value="2020" calcext:value-type="float">
            <text:p>2020</text:p>
          </table:table-cell>
          <table:table-cell office:value-type="string" calcext:value-type="string">
            <text:p>B1</text:p>
          </table:table-cell>
          <table:table-cell table:style-name="ce48" office:value-type="string" calcext:value-type="string">
            <text:p>Apresenta parâmetros de tempo de produção e família botânica. Novamente, o tempo de resolução é apontado como algo crítico no caso de rotação de culturas, de modo que isso deve ser sempre um ponto de atenção.</text:p>
            <text:p>Comenta que a produtividade é menor em produção orgânica, mas isso pode ser justificado que, dado a localização que ela se encontra, é a forma mais eficiente de se trabalhar, uma vez que a monocultura extensiva precisa de uma configuração de terra específica.</text:p>
            <text:p>Apresenta uma análise de benefícios, que pode ser utilizada na justificativa do trabalho.</text:p>
          </table:table-cell>
          <table:table-cell table:number-columns-repeated="1016"/>
        </table:table-row>
        <table:table-row table:style-name="ro15">
          <table:table-cell office:value-type="string" calcext:value-type="string">
            <text:p>Mitigation of the effects of climate change in the agricultural sector of Cyprus, through optimization of benefit</text:p>
          </table:table-cell>
          <table:table-cell office:value-type="string" calcext:value-type="string">
            <text:p>Economidou, Y.; Doula, M. K. e Zorpas, A. A.</text:p>
          </table:table-cell>
          <table:table-cell office:value-type="string" calcext:value-type="string">
            <text:p>1606-9749</text:p>
          </table:table-cell>
          <table:table-cell office:value-type="string" calcext:value-type="string">
            <text:p>WATER SUPPLY</text:p>
          </table:table-cell>
          <table:table-cell office:value-type="string" calcext:value-type="string">
            <text:p>ref-21</text:p>
          </table:table-cell>
          <table:table-cell office:value-type="float" office:value="2021" calcext:value-type="float">
            <text:p>2021</text:p>
          </table:table-cell>
          <table:table-cell office:value-type="string" calcext:value-type="string">
            <text:p>B1</text:p>
          </table:table-cell>
          <table:table-cell table:style-name="ce48" office:value-type="string" calcext:value-type="string">
            <text:p>Pontua sobre a localização, que possui escassez de recursos (água) e depende das chuvas.</text:p>
            <text:p>Faz uma divisão das plantações em anuais (podem ser trocadas e cultivadas ano a ano, como vegetais) e contínuas (principalmente frutas, que permanecem por um longo tempo sem replantar).</text:p>
            <text:p>Maximiza o lucro, colocando disponibilidade de terra e disponibilidade de água como restrições. Para as restrições, cria cenários em que faz algumas alterações, como escassez de água ou necessidade de suprir toda a demanda interna, sem depender de exportações.</text:p>
            <text:p>Em cenários com disponibilidade de água e utilização da exportação, o crescimento é muito evidentes. Já quando é necessário suprir a demanda interna, o lucro não aumenta tanto. Por fim, a escassez de água faz com que seja quase impossível manter a demanda interna, porém plantações contínuas (frutas) são menos impactadas do que as plantações anuais (vegetais e etc).</text:p>
            <text:p>Foi testada a utilização de plantas nativas para suprir a demanda interna, obtendo-se bons resultados alocando área para elas e reduzindo as demais espécies para a demanda mínima possível.</text:p>
            <text:p>Faz um alerta da impossibilidade, frente às mudanças climáticas, do cultivo de algumas plantas, colocando em risco a sustentabilidade do local, que passaria a depender de importações.</text:p>
            <text:p>Comentário: Existem indícios de que, ao focar no consumo interno, o lucro cai, uma vez que plantações diversas são escolhidas e plantações com maior lucro para exportação são reduzidas.</text:p>
          </table:table-cell>
          <table:table-cell table:number-columns-repeated="1016"/>
        </table:table-row>
        <table:table-row table:style-name="ro15">
          <table:table-cell office:value-type="string" calcext:value-type="string">
            <text:p>Cropping pattern simulation-optimization model for water use efficiency and economic return</text:p>
          </table:table-cell>
          <table:table-cell office:value-type="string" calcext:value-type="string">
            <text:p>Terán-Chaves, C. A. e Polo-Murcia, S. M.</text:p>
          </table:table-cell>
          <table:table-cell office:value-type="string" calcext:value-type="string">
            <text:p>1974-7071</text:p>
          </table:table-cell>
          <table:table-cell office:value-type="string" calcext:value-type="string">
            <text:p>JOURNAL OF AGRICULTURAL ENGINEERING</text:p>
          </table:table-cell>
          <table:table-cell office:value-type="string" calcext:value-type="string">
            <text:p>ref-22</text:p>
          </table:table-cell>
          <table:table-cell office:value-type="float" office:value="2021" calcext:value-type="float">
            <text:p>2021</text:p>
          </table:table-cell>
          <table:table-cell office:value-type="string" calcext:value-type="string">
            <text:p>B4</text:p>
          </table:table-cell>
          <table:table-cell table:style-name="ce48" office:value-type="string" calcext:value-type="string">
            <text:p>Anexa ao sistema de otimização um módulo de simulação, que calcula parâmetros de crescimento e produtividade de acordo com cenários (tempo seco, normal e úmido). Recorta todo o território em áreas menores, que possuem as particularidades de inputs no modelo de simulação, permitindo que seja criada uma alocação de plantações diferente para cada pedaço. Ao final, estes pedaços são agrupados por k-means e se torna possível visualizar, no mapa, as áreas de maior e menor lucro.</text:p>
            <text:p>Maximiza o lucro, calculado pela receita menos os gastos com água, trabalho e sementes.</text:p>
            <text:p>O grande diferencial deste estudo é a utilização do modelo de simulação, que calcula parâmetros dinamicamente de acordo com as situações do solo e do clima.</text:p>
            <text:p>Utiliza disponibilidade de água como restrição, também calculada dinamicamente por causa do fator de retenção.</text:p>
            <text:p>Dispõe parâmetros de crescimento bovino, que podem ser úteis em momentos futuros.</text:p>
            <text:p>Em determinados climas, produção de foragem para alimento de animais é uma solução que atende melhor os objetivos.</text:p>
            <text:p>Comenta a possibilidade de ser utilizado em sistemas integrados, além de consórcio de plantas.</text:p>
            <text:p>Comentário: Quando o modelo de otimização não consegue fazer uma alocação que obedeça as restrições, a área é colocada como imprópria, de modo que não seja utilizada. Isso acontece principalmente no mês de setembro, indicando uma sazonalidade. Ponto de atenção quando for feito o modelo.</text:p>
          </table:table-cell>
          <table:table-cell table:number-columns-repeated="1016"/>
        </table:table-row>
        <table:table-row table:style-name="ro21">
          <table:table-cell table:style-name="ce42" office:value-type="string" calcext:value-type="string">
            <text:p>Application of linear programing models for optimal resource planning and management in sustainable cultivation</text:p>
          </table:table-cell>
          <table:table-cell table:style-name="ce42" office:value-type="string" calcext:value-type="string">
            <text:p>Hakmanage, N. M.; Chandrasekara, N. V. e Jayasundara, D. D. M.</text:p>
          </table:table-cell>
          <table:table-cell table:style-name="ce45" office:value-type="string" calcext:value-type="string">
            <text:p>0972-3617</text:p>
          </table:table-cell>
          <table:table-cell table:style-name="ce42" office:value-type="string" calcext:value-type="string">
            <text:p>ADVANCES AND APPLICATIONS IN STATISTICS</text:p>
          </table:table-cell>
          <table:table-cell table:style-name="ce45" office:value-type="string" calcext:value-type="string">
            <text:p>ref-23</text:p>
          </table:table-cell>
          <table:table-cell table:style-name="ce45" office:value-type="float" office:value="2021" calcext:value-type="float">
            <text:p>2021</text:p>
          </table:table-cell>
          <table:table-cell table:style-name="ce45" office:value-type="string" calcext:value-type="string">
            <text:p>C</text:p>
          </table:table-cell>
          <table:table-cell table:style-name="ce49" office:value-type="string" calcext:value-type="string">
            <text:p>Apresenta equacionamento, levando em consideração o grupo da plantação, a estação e o cultivo. Se preocupa em alocar terras, sem nenhum tipo de novidade, apresentando o modelo aplicado em um estudo de caso.</text:p>
            <text:p>Outro que aponta para a tendência de alocação de frutas, o que é esperado, já que elas possuem maior valor agregado e, após crescidas, não demandam muito trabalho, como vegetais.</text:p>
            <text:p>Apresenta também que o fator limitante mais impactante é a disponibilidade de água.</text:p>
          </table:table-cell>
          <table:table-cell table:number-columns-repeated="1016"/>
        </table:table-row>
        <table:table-row table:style-name="ro22">
          <table:table-cell office:value-type="string" calcext:value-type="string">
            <text:p>Research Trends in Crop–Livestock Systems: A Bibliometric Review</text:p>
          </table:table-cell>
          <table:table-cell office:value-type="string" calcext:value-type="string">
            <text:p>Yang et al.</text:p>
          </table:table-cell>
          <table:table-cell office:value-type="string" calcext:value-type="string">
            <text:p>1660-4601</text:p>
          </table:table-cell>
          <table:table-cell office:value-type="string" calcext:value-type="string">
            <text:p>INTERNATIONAL JOURNAL OF ENVIRONMENTAL RESEARCH AND PUBLIC HEALTH</text:p>
          </table:table-cell>
          <table:table-cell office:value-type="string" calcext:value-type="string">
            <text:p>ref-24</text:p>
          </table:table-cell>
          <table:table-cell office:value-type="float" office:value="2020" calcext:value-type="float">
            <text:p>2020</text:p>
          </table:table-cell>
          <table:table-cell office:value-type="string" calcext:value-type="string">
            <text:p>A1</text:p>
          </table:table-cell>
          <table:table-cell office:value-type="string" calcext:value-type="string">
            <text:p>Comenta sobre integração de gado e agricultura, onde um alimenta o outro. Porém, a mecanização e a especialização, focada apenas no lucro imediato da fazenda, separa agricultura de criação de animais.</text:p>
            <text:p>Pondera na falta de trabalhos quantitativos, sendo aqui uma boa forma de justificar o tema do mestrado.</text:p>
            <text:p>Cita o principal autor no Brasil: Paulo Cesar de Faccio Carvalho UFRS. Apresenta também algumas palavras chave que podem ser utilizadas para novos levantamentos bibliográficos.</text:p>
            <text:p>Diretamente falar sobre o uso de gado e aves para integrar sistemas de adubo, também utilizando para produção de energia em biodigestores e produção de frutas como parte do tratamento terciário.</text:p>
            <text:p>Apresenta uma tabela de benefícios da integração, pode ser referência para o desenvolvimento da escrita. Também faz uma tabela com valores de receita em vários casos.</text:p>
            <text:p>O maior ganho na integração é o uso das fezes para adubação, reduzindo a necessidade de compra de fertilizantes. Também podem ser utilizados em biodigestores, reduzindo o custo da energia e de fertilizantes, com os resíduos do digestor. Todavia, devido flutuação de preços dos produtos animais, este modelo tem um lucro menor quando comparado com os modelos especializados, que podem alterar a curva de oferta e demanda.</text:p>
            <text:p>Ganhos sociais e ambientais são o fator de barganha para a implementação destes sistemas.</text:p>
            <text:p>O grande desafio a nível de política é a criação de financiamento acessível, uma vez que biodigestores exigem um maior valor de investimento.</text:p>
          </table:table-cell>
          <table:table-cell table:number-columns-repeated="1016"/>
        </table:table-row>
        <table:table-row table:style-name="ro23">
          <table:table-cell office:value-type="string" calcext:value-type="string">
            <text:p>Farm to Fork: Indigenous Chicken Value Chain Modelling Using System Dynamics Approach</text:p>
          </table:table-cell>
          <table:table-cell office:value-type="string" calcext:value-type="string">
            <text:p>Abbasi et al.</text:p>
          </table:table-cell>
          <table:table-cell office:value-type="string" calcext:value-type="string">
            <text:p>2071-1050</text:p>
          </table:table-cell>
          <table:table-cell office:value-type="string" calcext:value-type="string">
            <text:p><text:s/>SUSTAINABILITY</text:p>
          </table:table-cell>
          <table:table-cell office:value-type="string" calcext:value-type="string">
            <text:p>ref-25</text:p>
          </table:table-cell>
          <table:table-cell office:value-type="float" office:value="2023" calcext:value-type="float">
            <text:p>2023</text:p>
          </table:table-cell>
          <table:table-cell office:value-type="string" calcext:value-type="string">
            <text:p>A2</text:p>
          </table:table-cell>
          <table:table-cell office:value-type="string" calcext:value-type="string">
            <text:p>Comenta sobre a estratégia farm to fork (F2F). Pondera também sobre a necessidade de uma cadeia de valor, ou seja, reduzindo atravessadores.</text:p>
            <text:p>System dynamic modelling pode ser uma boa abordagem para a modelagem, levando em consideração os fluxos de entrada, estoque e saída, junto com as regras de gestão destes fluxos.</text:p>
            <text:p>Apresenta causal loop diagram, que pode ser outra ferramenta que pode auxiliar no processo de modelagem.</text:p>
            <text:p>Apresenta um modelo completo de fluxos e delays da criação de frangos em pequenas e médias propriedades, sendo uma fonte de consulta positiva no futuro.</text:p>
          </table:table-cell>
          <table:table-cell table:number-columns-repeated="1016"/>
        </table:table-row>
        <table:table-row table:style-name="ro23">
          <table:table-cell office:value-type="string" calcext:value-type="string">
            <text:p>Development of a linear programmingmodel for the optimal allocation of nutritional resources in a dairy herd</text:p>
          </table:table-cell>
          <table:table-cell office:value-type="string" calcext:value-type="string">
            <text:p>Bellingeri, A. et al.</text:p>
          </table:table-cell>
          <table:table-cell office:value-type="string" calcext:value-type="string">
            <text:p>1525-3198</text:p>
          </table:table-cell>
          <table:table-cell office:value-type="string" calcext:value-type="string">
            <text:p>JOURNAL OF DAIRY SCIENCE</text:p>
          </table:table-cell>
          <table:table-cell office:value-type="string" calcext:value-type="string">
            <text:p>ref-26</text:p>
          </table:table-cell>
          <table:table-cell office:value-type="float" office:value="2020" calcext:value-type="float">
            <text:p>2020</text:p>
          </table:table-cell>
          <table:table-cell office:value-type="string" calcext:value-type="string">
            <text:p>A1</text:p>
          </table:table-cell>
          <table:table-cell office:value-type="string" calcext:value-type="string">
            <text:p>A principal motivação é devidos as mudanças climáticas, que interferem na produtividade, fazendo com que otimização se torne algo necessário. O objetivo do modelo é selecionar o que plantar e se é plantado para vender ou para utilizar como ração animal, se assemelhando com a proposta do mestrado.</text:p>
            <text:p>Como resultado, encontra que a diversificação é algo vantajoso, da mesma forma que reduzir a compra de ração também é. Alerta que, dependendo da propriedade, produzir a ração internamente pode ser mais caro que a compra.</text:p>
            <text:p>Coloca como possibilidades de uso: decisão de compra de equipamentos para cultivo e estocagem; expansão de rebanho e impacto na plantação; comparar o uso de diferentes culturas e verificar melhor combinação da plantações.</text:p>
          </table:table-cell>
          <table:table-cell table:number-columns-repeated="1016"/>
        </table:table-row>
        <table:table-row table:style-name="ro14">
          <table:table-cell table:style-name="ce42" office:value-type="string" calcext:value-type="string">
            <text:p>Optimum Farming Plans for Marginal Farmers Without Restriction on Livestock Enterprises Using Linear Programming Model</text:p>
          </table:table-cell>
          <table:table-cell table:style-name="ce42" office:value-type="string" calcext:value-type="string">
            <text:p>Singh, J. P. e Banerjie, J.</text:p>
          </table:table-cell>
          <table:table-cell table:style-name="ce45" office:value-type="string" calcext:value-type="string">
            <text:p>0973-1903</text:p>
          </table:table-cell>
          <table:table-cell table:style-name="ce42" office:value-type="string" calcext:value-type="string">
            <text:p>INTERNATIONAL JOURNAL OF AGRICULTURAL AND STATISTICAL SCIENCES</text:p>
          </table:table-cell>
          <table:table-cell table:style-name="ce45" office:value-type="string" calcext:value-type="string">
            <text:p>ref-27</text:p>
          </table:table-cell>
          <table:table-cell table:style-name="ce45" office:value-type="float" office:value="2021" calcext:value-type="float">
            <text:p>2021</text:p>
          </table:table-cell>
          <table:table-cell table:style-name="ce45" office:value-type="string" calcext:value-type="string">
            <text:p>-</text:p>
          </table:table-cell>
          <table:table-cell table:style-name="ce50" office:value-type="string" calcext:value-type="string">
            <text:p>Objetivo comum de maximizar lucros, colocando restrições de área e quantidade de animais (não apresenta equacionamento).</text:p>
            <text:p>Apresenta o conflito entre cultura e planejamento, onde a limitação de animais é um problema para otimização. Demonstra que produção de leite é a atividade mais lucrativa no local.</text:p>
            <text:p>Apenas 5 plantações das 19 são realmente úteis para o lucro. No fim, conclui que trabalho fora da fazenda é importante para se manter alto lucro, porém entre em conflito com a proposta deste projeto de mestrado.</text:p>
            <text:p>Comentário: Utiliza trabalho fora da propriedade, o que é um ponto de discussão para este projeto. Não faz sentido colocar esta possibilidade, pois queremos fazer com que a produção rural se torne mais atrativa e, dado que o fluxo de mais valor sempre adiciona mais remuneração em etapas posteriores, fica óbvio que as pessoas devem seguir por este caminho (migração do campo para a cidade). Também é importante colocar a restrição de segurança alimentar, de modo que culturas pouco lucrativas sejam zeradas e isso cause falta de alimento para a família.</text:p>
          </table:table-cell>
          <table:table-cell table:number-columns-repeated="1016"/>
        </table:table-row>
        <table:table-row table:style-name="ro9">
          <table:table-cell office:value-type="string" calcext:value-type="string">
            <text:p>Achieving Food and Livelihood Security and Enhancing Profitability through an Integrated Farming System Approach: A Case Study from Western Plains of Uttar Pradesh, India</text:p>
          </table:table-cell>
          <table:table-cell office:value-type="string" calcext:value-type="string">
            <text:p>Kashyap et al.</text:p>
          </table:table-cell>
          <table:table-cell office:value-type="string" calcext:value-type="string">
            <text:p>2071-1050</text:p>
          </table:table-cell>
          <table:table-cell office:value-type="string" calcext:value-type="string">
            <text:p><text:s/>SUSTAINABILITY</text:p>
          </table:table-cell>
          <table:table-cell office:value-type="string" calcext:value-type="string">
            <text:p>ref-28</text:p>
          </table:table-cell>
          <table:table-cell office:value-type="float" office:value="2022" calcext:value-type="float">
            <text:p>2022</text:p>
          </table:table-cell>
          <table:table-cell office:value-type="string" calcext:value-type="string">
            <text:p>A2</text:p>
          </table:table-cell>
          <table:table-cell office:value-type="string" calcext:value-type="string">
            <text:p>Apresenta trabalhos diversos da diversificação (estudos de caso).</text:p>
            <text:p>Lista estatísticas de um levantamento de dados de locais que utilizaram a integração de produção, além de outras técnicas.</text:p>
            <text:p>Conclui que a integração tem pontos positivos, mas gera poucos produtos, então no sentido de aumentar receita pode ser um problema a longo prazo. A partir disso, a ideia de autossustentabilidade pode ser explorada.</text:p>
          </table:table-cell>
          <table:table-cell table:number-columns-repeated="1016"/>
        </table:table-row>
        <table:table-row table:style-name="ro17">
          <table:table-cell office:value-type="string" calcext:value-type="string">
            <text:p>A model to examine farm household trade-offs and synergies with an application to smallholders in Vietnam</text:p>
          </table:table-cell>
          <table:table-cell office:value-type="string" calcext:value-type="string">
            <text:p>Ditzler et al.</text:p>
          </table:table-cell>
          <table:table-cell office:value-type="string" calcext:value-type="string">
            <text:p>0308-521X</text:p>
          </table:table-cell>
          <table:table-cell office:value-type="string" calcext:value-type="string">
            <text:p>AGRICULTURAL SYSTEMS</text:p>
          </table:table-cell>
          <table:table-cell office:value-type="string" calcext:value-type="string">
            <text:p>ref-30</text:p>
          </table:table-cell>
          <table:table-cell office:value-type="float" office:value="2019" calcext:value-type="float">
            <text:p>2019</text:p>
          </table:table-cell>
          <table:table-cell office:value-type="string" calcext:value-type="string">
            <text:p>A1</text:p>
          </table:table-cell>
          <table:table-cell office:value-type="string" calcext:value-type="string">
            <text:p>Apresenta o paradoxo da agricultura familiar que alimenta o mundo, mas não tem comida para si mesmo.</text:p>
            <text:p>O modelo segue três pontos: Budget, trabalho necessário e nutrição. Apresenta o FarmDesign, que pode ser importante buscar mais sobre.</text:p>
            <text:p>Separa o trabalho em trabalho para plantações, trabalho de gestão geral e trabalho de cuidado com animais.</text:p>
            <text:p>Importante: coloca o número de membros e a capacidade de trabalho de cada um, bem como as necessidades nutricionais, como input para o modelo.</text:p>
            <text:p>Uma limitação do modelo é não trabalhar bem com as árvores frutíferas, elas são agrupadas e consideradas como manejo genérico.</text:p>
            <text:p>O modelo implementado permite a contratação de terceiros, porém o próprio autor fala que esta possibilidade incluiu problemas no resultado, uma vez que a definição de agricultura familiar é a não utilização de terceiros.</text:p>
            <text:p>Apresenta tabelas com principais cultivos e também as variáveis de decisão, importante olhar com calma posteriormente.</text:p>
            <text:p>São restrições: dinheiro para investir e tempo de trabalho. A geografia do espaço de plantio também influencia no tipo de planta que pode crescer lá.</text:p>
          </table:table-cell>
          <table:table-cell table:number-columns-repeated="1016"/>
        </table:table-row>
        <table:table-row table:style-name="ro24">
          <table:table-cell office:value-type="string" calcext:value-type="string">
            <text:p>Is small family farming more environmentally sustainable? Evidence from a spatial regression discontinuity design in Germany</text:p>
          </table:table-cell>
          <table:table-cell office:value-type="string" calcext:value-type="string">
            <text:p>Wuepper, et al.</text:p>
          </table:table-cell>
          <table:table-cell office:value-type="string" calcext:value-type="string">
            <text:p>0264-8377</text:p>
          </table:table-cell>
          <table:table-cell office:value-type="string" calcext:value-type="string">
            <text:p>LAND USE POLICY</text:p>
          </table:table-cell>
          <table:table-cell office:value-type="string" calcext:value-type="string">
            <text:p>ref-33</text:p>
          </table:table-cell>
          <table:table-cell office:value-type="float" office:value="2020" calcext:value-type="float">
            <text:p>2020</text:p>
          </table:table-cell>
          <table:table-cell office:value-type="string" calcext:value-type="string">
            <text:p>A1</text:p>
          </table:table-cell>
          <table:table-cell office:value-type="string" calcext:value-type="string">
            <text:p>A partir de dados coletados sobre as fazendas (idade, pessoas, nível de instrução, tamanho, localização e etc), faz uma equação para quantificar o nível de agricultura familiar daquela propriedade.</text:p>
            <text:p>Com a equação do nível da propriedade, encontrar o impacto dela a partir de outra regressão, colocando agora como Y as variáveis de interesse.</text:p>
            <text:p>As variáveis de interesse são:</text:p>
            <text:p>1. Elementos: conservação de elementos naturais existentes na terra</text:p>
            <text:p>2. Bare soil: solo não utilizado no inverno</text:p>
            <text:p>3. Monocultura: proporção da terra usada para monocultura</text:p>
            <text:p>4. Diversificação: medida pelo índex de Herfindahl</text:p>
            <text:p>Conclui que a agricultura familiar impacta negativamente, quando comparada com outras formas de exploração do mesmo tamanho.</text:p>
            <text:p>Podemos relacionar isso com o manejo, apontado no artigo 12/13, ou seja, se a agricultura for extrativista, sem conhecimento ou direcionamento, não resolve o problema.</text:p>
          </table:table-cell>
          <table:table-cell table:number-columns-repeated="1016"/>
        </table:table-row>
        <table:table-row table:style-name="ro25">
          <table:table-cell office:value-type="string" calcext:value-type="string">
            <text:p>Operations research for environmental assessment of crop-livestock production systems</text:p>
          </table:table-cell>
          <table:table-cell office:value-type="string" calcext:value-type="string">
            <text:p>Heidari et al.</text:p>
          </table:table-cell>
          <table:table-cell office:value-type="string" calcext:value-type="string">
            <text:p>0308-521X</text:p>
          </table:table-cell>
          <table:table-cell office:value-type="string" calcext:value-type="string">
            <text:p>AGRICULTURAL SYSTEMS</text:p>
          </table:table-cell>
          <table:table-cell office:value-type="string" calcext:value-type="string">
            <text:p>ref-36</text:p>
          </table:table-cell>
          <table:table-cell office:value-type="float" office:value="2021" calcext:value-type="float">
            <text:p>2021</text:p>
          </table:table-cell>
          <table:table-cell office:value-type="string" calcext:value-type="string">
            <text:p>A1</text:p>
          </table:table-cell>
          <table:table-cell office:value-type="string" calcext:value-type="string">
            <text:p>Existem flutuações de preço e mudanças climática que podem afetar na atuação das fazendas, de modo que a modelagem estocástica pode ser uma possível abordagem para este tipo de situação.</text:p>
            <text:p>No geral, levanta que análise envoltória de dados (DEA) é utilizada para benchmark, redes neurais para predição e programação matemática e algoritmos evolucionários para tomada de decisão.</text:p>
            <text:p>O benchmark é considerado como encontrar a melhor fazenda, com as melhores práticas, e tornar os indicadores dela como os ótimos.</text:p>
            <text:p>As tabelas de trabalhos correlacionados, variáveis de decisão e restrições podem ser úteis mais pra frente.</text:p>
            <text:p>A modelagem orientada pelos inputs é preferida nos trabalhos, isso porque geralmente as fazendas não conseguem medir os outputs. Uma proosta pode ser estimar por meio do balanço.</text:p>
            <text:p>Nos últimos anos, algoritmos evolucionários e funções objetivo no custo de produção e impactos ambientais são preferíveis.</text:p>
          </table:table-cell>
          <table:table-cell table:number-columns-repeated="1016"/>
        </table:table-row>
        <table:table-row table:style-name="ro9">
          <table:table-cell office:value-type="string" calcext:value-type="string">
            <text:p>A Bi-Objective Mixed-Integer Linear Programming Model for a Sustainable Agro-Food Supply Chain with Product Perishability and Environmental Considerations</text:p>
          </table:table-cell>
          <table:table-cell office:value-type="string" calcext:value-type="string">
            <text:p>Rana Azab and Rana S. Mahmoud and Rahma Elbehery and Mohamed Gheith </text:p>
          </table:table-cell>
          <table:table-cell office:value-type="string" calcext:value-type="string">
            <text:p>2305-6290</text:p>
          </table:table-cell>
          <table:table-cell office:value-type="string" calcext:value-type="string">
            <text:p>LOGISTICS</text:p>
          </table:table-cell>
          <table:table-cell office:value-type="string" calcext:value-type="string">
            <text:p>ref-37</text:p>
          </table:table-cell>
          <table:table-cell office:value-type="float" office:value="2023" calcext:value-type="float">
            <text:p>2023</text:p>
          </table:table-cell>
          <table:table-cell office:value-type="string" calcext:value-type="string">
            <text:p>A3</text:p>
          </table:table-cell>
          <table:table-cell table:number-columns-repeated="1017"/>
        </table:table-row>
        <table:table-row table:style-name="ro18">
          <table:table-cell office:value-type="string" calcext:value-type="string">
            <text:p>Comparing specialised crop and integrated crop-livestock systems in China with a multi-criteria approach using the emergy method</text:p>
          </table:table-cell>
          <table:table-cell office:value-type="string" calcext:value-type="string">
            <text:p>Li et al.</text:p>
          </table:table-cell>
          <table:table-cell office:value-type="string" calcext:value-type="string">
            <text:p>0959-6526</text:p>
          </table:table-cell>
          <table:table-cell office:value-type="string" calcext:value-type="string">
            <text:p>JOURNAL OF CLEANER PRODUCTION</text:p>
          </table:table-cell>
          <table:table-cell office:value-type="string" calcext:value-type="string">
            <text:p>ref-38</text:p>
          </table:table-cell>
          <table:table-cell office:value-type="float" office:value="2021" calcext:value-type="float">
            <text:p>2021</text:p>
          </table:table-cell>
          <table:table-cell office:value-type="string" calcext:value-type="string">
            <text:p>A1</text:p>
          </table:table-cell>
          <table:table-cell office:value-type="string" calcext:value-type="string">
            <text:p>Apresenta formas de cálculo da necessidade de adubo, transformando o esterco em nutriente. Importante ponderar sobre o excesso de esterco, o modelo final precisa lidar com isso.</text:p>
            <text:p>Apresenta diversos trade-offs entre o modelo especializado e o modelo integrado, chegando na conclusão de que é complicado competir em produtividade. Também menciona que uma alternativa é trabalhar com otimização do modelo integrado, o que é fundamental para justificar este trabalho. Também pontua que é necessário dar conhecimento técnico para os agricultores, para que saibam os conceitos da integração e dos produtos, não sendo meros reprodutores. A automatização e uso de tecnologias para amenizar o trabalho também é uma possibilidade.</text:p>
            <text:p>Cita o grande paradigma da agricultura: aumentar produtividade e reduzir o impacto ambiental.</text:p>
            <text:p>São indicadores de desempenho: utilização de recursos, produtividade, pressão/impacto ambiental e sustentabilidade energética.</text:p>
            <text:p>Utiliza uma abordagem diferente do trabalho indiano, que converte tudo para caloria. Neste trabalho, transforma todos os produtos em energia solar equivalente (J).</text:p>
            <text:p>O principal nutriente trabalhado é o nitrogênio, facilmente obtido pelo esterco de gado. Poderia ser possível obter os demais juntando-se os demais estercos?</text:p>
            <text:p>Importante pontuar que grãos podem ser transportados para fazendas de animais, mas o esterco não pode ser transportado para fazendas de plantas.</text:p>
            <text:p>Uma possibilidade de uso do excesso de esterco é na fabricação de substrato ou na compostagem, preciso pesquisar mais sobre.</text:p>
            <text:p>Pontua sobre os ganhos do sistema integrado, bem como a dependência dos preços e flutuações de mercado que os sistemas especializados se submetem.</text:p>
          </table:table-cell>
          <table:table-cell table:number-columns-repeated="1016"/>
        </table:table-row>
        <table:table-row table:style-name="ro16">
          <table:table-cell office:value-type="string" calcext:value-type="string">
            <text:p>A Robust Crop Rotation Optimization Model With Water Scarcity and Net Return Uncertainty Considerations</text:p>
          </table:table-cell>
          <table:table-cell office:value-type="string" calcext:value-type="string">
            <text:p>Fikry, I. and Eltawil, Amr and Gheith, Mohamed</text:p>
          </table:table-cell>
          <table:table-cell office:value-type="string" calcext:value-type="string">
            <text:p>2169-3536</text:p>
          </table:table-cell>
          <table:table-cell office:value-type="string" calcext:value-type="string">
            <text:p>IEEE Access</text:p>
          </table:table-cell>
          <table:table-cell office:value-type="string" calcext:value-type="string">
            <text:p>ref-39</text:p>
          </table:table-cell>
          <table:table-cell office:value-type="float" office:value="2021" calcext:value-type="float">
            <text:p>2021</text:p>
          </table:table-cell>
          <table:table-cell office:value-type="string" calcext:value-type="string">
            <text:p>A3</text:p>
          </table:table-cell>
          <table:table-cell office:value-type="string" calcext:value-type="string">
            <text:p>Descreve o método de rotação de culturas e pondera que ela foca em uso sustentável do solo e água. Comenta estudos que avaliaram o impacto climático, que influencia na água disponível. Fala da incerteza sem lidar com distribuição estatística, utilizando a abordagem de cenários para garantir valores bons até no pior caso.</text:p>
            <text:p>Cenários que obrigam a produção de determinados cultivos são menos lucrativos (segurança alimentar), enquanto isso cenários de foco em plantios de alto valor agregado respondem bem à incertezas hídricas e econômicas. O clima é mais severo que a economia sob o lucro.</text:p>
            <text:p>Um trabalho futuro é a inclusão da incerteza de demanda.</text:p>
          </table:table-cell>
          <table:table-cell table:number-columns-repeated="1016"/>
        </table:table-row>
        <table:table-row table:style-name="ro16">
          <table:table-cell office:value-type="string" calcext:value-type="string">
            <text:p>AI-Based Crop Rotation for Sustainable Agriculture Worldwide</text:p>
          </table:table-cell>
          <table:table-cell office:value-type="string" calcext:value-type="string">
            <text:p>Schöning, Julius and Richter, Mats L.</text:p>
          </table:table-cell>
          <table:table-cell office:value-type="string" calcext:value-type="string">
            <text:p>2377-6919</text:p>
          </table:table-cell>
          <table:table-cell office:value-type="string" calcext:value-type="string">
            <text:p>IEEE Global Humanitarian Technology Conference</text:p>
          </table:table-cell>
          <table:table-cell office:value-type="string" calcext:value-type="string">
            <text:p>ref-40</text:p>
          </table:table-cell>
          <table:table-cell office:value-type="float" office:value="2021" calcext:value-type="float">
            <text:p>2021</text:p>
          </table:table-cell>
          <table:table-cell office:value-type="string" calcext:value-type="string">
            <text:p>-</text:p>
          </table:table-cell>
          <table:table-cell office:value-type="string" calcext:value-type="string">
            <text:p>Muitos agricultores adotam rotações curtas e monoculturas, aumentando a dependência de fertilizantes, pesticidas e irrigação, degradando o solo e aumentando os custos.</text:p>
            <text:p>Cria um sistema que simula impacto das decisões, considera variáveis econômicas e ambientais. Simula cenários, avalia impactos e gera recomendações otimizadas. Coloca como os programas atuais são proprietários, dificultando o acesso a pequenas propriedades.</text:p>
            <text:p>Utiliza redes neurais pequenas pensando no uso em equipamentos com pouco processamento, como celulares. Fundamentação da ideia de não utilizar as mãos, usando comandos de voz. Ainda é uma arquitetura não testada.</text:p>
          </table:table-cell>
          <table:table-cell table:number-columns-repeated="1016"/>
        </table:table-row>
        <table:table-row table:style-name="ro1">
          <table:table-cell office:value-type="string" calcext:value-type="string">
            <text:p>Aplicação da Programação Linear e do Problema do Transporte para otimização da produção agrícola</text:p>
          </table:table-cell>
          <table:table-cell office:value-type="string" calcext:value-type="string">
            <text:p>Bressan, Glaucia Maria and Ramos, Thallia Aline</text:p>
          </table:table-cell>
          <table:table-cell office:value-type="string" calcext:value-type="string">
            <text:p>2316-9664</text:p>
          </table:table-cell>
          <table:table-cell office:value-type="string" calcext:value-type="string">
            <text:p>Revista Eletrônica Paulista de Matemática</text:p>
          </table:table-cell>
          <table:table-cell office:value-type="string" calcext:value-type="string">
            <text:p>ref-41</text:p>
          </table:table-cell>
          <table:table-cell office:value-type="float" office:value="2020" calcext:value-type="float">
            <text:p>2020</text:p>
          </table:table-cell>
          <table:table-cell office:value-type="string" calcext:value-type="string">
            <text:p>C</text:p>
          </table:table-cell>
          <table:table-cell office:value-type="string" calcext:value-type="string">
            <text:p>Maximiza a produção e minimiza custo de transporte, apresentando estudo de caso. Apresenta o número 6 como a variedade comum de hortaliças. Cita trabalhos que falam sobre a agricultura familiar alimentando o brasil e com pouco acesso a ferramentas.</text:p>
            <text:p>Apresenta uma modelagem bem descritiva, pode servir de fonte de estudo.</text:p>
          </table:table-cell>
          <table:table-cell table:number-columns-repeated="1016"/>
        </table:table-row>
        <table:table-row table:style-name="ro26">
          <table:table-cell office:value-type="string" calcext:value-type="string">
            <text:p>Gestão econômica em pequenas propriedades rurais: um estudo de caso integrando produção de suínos e cultivo de alimentos</text:p>
          </table:table-cell>
          <table:table-cell office:value-type="string" calcext:value-type="string">
            <text:p>Souza, Nadiana Praça de and Costa, Thais Aparecida Rocha da and Sandmann, André and Lima, Vera Lucia Antunes de and Saboya, Luciano Marcelo Fallé and Souza, Thaimara Ramos Angelino de and Silva, Francisco de Assis da and Nóbrega, Anna Rebeca Silva and Silva, Smyth Trotsk de Araujo and Pinto, Yohanna Macedo de Farias</text:p>
          </table:table-cell>
          <table:table-cell office:value-type="string" calcext:value-type="string">
            <text:p>2178-9010</text:p>
          </table:table-cell>
          <table:table-cell office:value-type="string" calcext:value-type="string">
            <text:p>Revista de Gestão e Secretariado</text:p>
          </table:table-cell>
          <table:table-cell office:value-type="string" calcext:value-type="string">
            <text:p>ref-42</text:p>
          </table:table-cell>
          <table:table-cell office:value-type="float" office:value="2024" calcext:value-type="float">
            <text:p>2024</text:p>
          </table:table-cell>
          <table:table-cell office:value-type="string" calcext:value-type="string">
            <text:p>A4</text:p>
          </table:table-cell>
          <table:table-cell office:value-type="string" calcext:value-type="string">
            <text:p>Executa um estudo de caso em uma propriedade de 0,6 hectares. A atividade de criação de porcos não é feita de modo integrado (utilizando produtos como insumos) e a abordagem utilizada é a de consórcio.</text:p>
            <text:p>Coleta de dados feita por meio de entrevista com os proprietários e a resolução foi feita por meio do LINGO.</text:p>
            <text:p>Da conclusão: “embora a modelagem matemática seja uma ferramenta extremamente útil para sistemas agrários, sua aplicação em propriedades muito pequenas pode resultar em um desgaste de tempo significativo”. Os autores sugerem que planilhas sistemáticas de registro financeiro podem ter maior impacto, já que estas pequenas propriedades possuem um problema maior de sistematização de receitas e custos.</text:p>
          </table:table-cell>
          <table:table-cell table:number-columns-repeated="1016"/>
        </table:table-row>
        <table:table-row table:style-name="ro23">
          <table:table-cell office:value-type="string" calcext:value-type="string">
            <text:p>Modelo de apoio à decisão para o planejamento tático do agricultor familiar do Distrito Federal para o programa de cestas verdes</text:p>
          </table:table-cell>
          <table:table-cell office:value-type="string" calcext:value-type="string">
            <text:p>Fuzikawa, Emily Kaori and Reia, Silvia Araujo dos and Sandi, Danielle</text:p>
          </table:table-cell>
          <table:table-cell office:value-type="string" calcext:value-type="string">
            <text:p>2178-9010</text:p>
          </table:table-cell>
          <table:table-cell office:value-type="string" calcext:value-type="string">
            <text:p>Revista de Gestão e Secretariado</text:p>
          </table:table-cell>
          <table:table-cell office:value-type="string" calcext:value-type="string">
            <text:p>ref-43</text:p>
          </table:table-cell>
          <table:table-cell office:value-type="float" office:value="2023" calcext:value-type="float">
            <text:p>2023</text:p>
          </table:table-cell>
          <table:table-cell office:value-type="string" calcext:value-type="string">
            <text:p>A4</text:p>
          </table:table-cell>
          <table:table-cell office:value-type="string" calcext:value-type="string">
            <text:p>Trabalha com o problema de cestas verdes, um programa de compra de produtos dos agricultores familiares pelo poder público para distribuição em decorrência do fechamento das feiras durante a pandemia. O objetivo é maximizar os produtos na cesta utilizando a demanda da prefeitura como limite, além de um limite de variedade mínimo na cesta e um preço padrão pago pela cesta.</text:p>
            <text:p>Como resultado, devido a fixação do preço e os impactos econômicos fortes sobre o agricultor, atender o programa cesta verde não é muito lucrativo. As autoras ponderam que em lugares com alta desigualdade (utilizando o índice de gini) esta ação pode pelo menos garantir um pouco de segurança financeira, já que o agricultor tem certeza da venda.</text:p>
            <text:p>Resolução feita por meio do Solver do Excel.</text:p>
          </table:table-cell>
          <table:table-cell table:number-columns-repeated="1016"/>
        </table:table-row>
        <table:table-row table:style-name="ro26">
          <table:table-cell office:value-type="string" calcext:value-type="string">
            <text:p>Avaliação tecnológica, por meio de modelagem matemática, da viabilidade econômica na comercialização de produtos da agricultura familiar: venda direta versus venda em cooperativas</text:p>
          </table:table-cell>
          <table:table-cell office:value-type="string" calcext:value-type="string">
            <text:p>Sandmann, Andre and Sandmann, Ana Flavia Maldaner Teodoro and Schutz, Fabiana Costa Araujo and Airton, Jose and Wandermurem, Romildo Ferreira and Portolan, Marcos Roberto and Lima, Vera Lucia Antunes de and Pelegrini, Ricardo Luiz and Pelegrini, Marcelo Roberto and Cadini, Larissa</text:p>
            <text:p/>
          </table:table-cell>
          <table:table-cell office:value-type="string" calcext:value-type="string">
            <text:p>2178-9010</text:p>
          </table:table-cell>
          <table:table-cell office:value-type="string" calcext:value-type="string">
            <text:p>Revista de Gestão e Secretariado</text:p>
          </table:table-cell>
          <table:table-cell/>
          <table:table-cell office:value-type="float" office:value="2024" calcext:value-type="float">
            <text:p>2024</text:p>
          </table:table-cell>
          <table:table-cell office:value-type="string" calcext:value-type="string">
            <text:p>A4</text:p>
          </table:table-cell>
          <table:table-cell office:value-type="string" calcext:value-type="string">
            <text:p>Compara a venda direta dos produtos (agricultor para o consumidor final) com a venda indireta (agricultor para cooperativa), dado a dinâmica de preços e demandas.</text:p>
            <text:p>O foco está na produção de leita, tendo como via a venda para a cooperativa ou o processamento em derivados e venda direta. Na venda direta entra a compra da prefeitura para alimentação escolar.</text:p>
            <text:p>Utilização do LINGO para solucionar o problema.</text:p>
          </table:table-cell>
          <table:table-cell table:number-columns-repeated="1016"/>
        </table:table-row>
        <table:table-row table:style-name="ro8">
          <table:table-cell office:value-type="string" calcext:value-type="string">
            <text:p>Pesquisa Operacional como Ferramenta à Maximização de Receitas</text:p>
          </table:table-cell>
          <table:table-cell office:value-type="string" calcext:value-type="string">
            <text:p>Garcia, Melina Paula Batista and Bertoncello, Alexandre Godinho and Godoy, Icaro A. Pareira de</text:p>
          </table:table-cell>
          <table:table-cell office:value-type="string" calcext:value-type="string">
            <text:p>2594-5637</text:p>
          </table:table-cell>
          <table:table-cell office:value-type="string" calcext:value-type="string">
            <text:p>Revista Alomorfia</text:p>
          </table:table-cell>
          <table:table-cell/>
          <table:table-cell office:value-type="float" office:value="2020" calcext:value-type="float">
            <text:p>2020</text:p>
          </table:table-cell>
          <table:table-cell office:value-type="string" calcext:value-type="string">
            <text:p>B4</text:p>
          </table:table-cell>
          <table:table-cell office:value-type="string" calcext:value-type="string">
            <text:p>Para o lucro usa a abordagem discretizada de receitas e custos. As restrições são principalmente da quantidade de sementes e adubo disponível, que são inputs do processo. Também trabalha com canteiros, que podem ser totalmente ocupados ou não.</text:p>
            <text:p>Foi observada sobra de terras e sementes, ou seja, adubo foi o limitante para a otimização.</text:p>
            <text:p>Utiliza o Solver do Excel para solucionar o problema.</text:p>
          </table:table-cell>
          <table:table-cell table:number-columns-repeated="1016"/>
        </table:table-row>
        <table:table-row table:style-name="ro8">
          <table:table-cell office:value-type="string" calcext:value-type="string">
            <text:p>Modelo de otimização de custos de adubação orgânica</text:p>
          </table:table-cell>
          <table:table-cell office:value-type="string" calcext:value-type="string">
            <text:p>Donato, Alexandre de and Santos, Marcos dos and Donato, Ivania Maria Lucinda de</text:p>
          </table:table-cell>
          <table:table-cell office:value-type="string" calcext:value-type="string">
            <text:p>1984-5693</text:p>
          </table:table-cell>
          <table:table-cell office:value-type="string" calcext:value-type="string">
            <text:p>Perspectivas da Ciência e Tecnologia</text:p>
          </table:table-cell>
          <table:table-cell/>
          <table:table-cell office:value-type="float" office:value="2021" calcext:value-type="float">
            <text:p>2021</text:p>
          </table:table-cell>
          <table:table-cell office:value-type="string" calcext:value-type="string">
            <text:p>C</text:p>
          </table:table-cell>
          <table:table-cell office:value-type="string" calcext:value-type="string">
            <text:p>Otimiza a adubação orgânica, comentando que o excesso pode gerar custos além do necessário. Apresenta algumas referências e dados de necessidade de adubação para alguns tipos de cultivos.</text:p>
            <text:p>Utilização do LINDO para solucionar o problema.</text:p>
          </table:table-cell>
          <table:table-cell table:number-columns-repeated="1016"/>
        </table:table-row>
        <table:table-row table:style-name="ro5" table:number-rows-repeated="1048535">
          <table:table-cell table:number-columns-repeated="1024"/>
        </table:table-row>
        <table:table-row table:style-name="ro5">
          <table:table-cell table:number-columns-repeated="1024"/>
        </table:table-row>
      </table:table>
      <table:table table:name="Busca Extra" table:style-name="ta1">
        <office:forms form:automatic-focus="false" form:apply-design-mode="false"/>
        <table:table-column table:style-name="co12" table:default-cell-style-name="ce63"/>
        <table:table-column table:style-name="co13" table:default-cell-style-name="ce67"/>
        <table:table-column table:style-name="co14" table:default-cell-style-name="ce69"/>
        <table:table-column table:style-name="co2" table:number-columns-repeated="16381" table:default-cell-style-name="ce69"/>
        <table:table-row table:style-name="ro5">
          <table:table-cell table:style-name="ce62" office:value-type="string" calcext:value-type="string">
            <text:p>Título</text:p>
          </table:table-cell>
          <table:table-cell table:style-name="ce66" office:value-type="string" calcext:value-type="string">
            <text:p>Prioridade (1-5)</text:p>
          </table:table-cell>
          <table:table-cell table:style-name="ce68" office:value-type="string" calcext:value-type="string">
            <text:p>Link</text:p>
          </table:table-cell>
          <table:table-cell table:number-columns-repeated="16381"/>
        </table:table-row>
        <table:table-row table:style-name="ro27">
          <table:table-cell table:style-name="ce61" office:value-type="string" calcext:value-type="string">
            <text:p>A Robust Crop Rotation Optimization Model With Water Scarcity and Net Return Uncertainty Considerations</text:p>
          </table:table-cell>
          <table:table-cell office:value-type="float" office:value="4" calcext:value-type="float">
            <text:p>4</text:p>
          </table:table-cell>
          <table:table-cell office:value-type="string" calcext:value-type="string">
            <text:p><text:a xlink:href="https://ieeexplore.ieee.org/document/9539176" xlink:type="simple">https://ieeexplore.ieee.org/document/9539176</text:a></text:p>
          </table:table-cell>
          <table:table-cell table:number-columns-repeated="16381"/>
        </table:table-row>
        <table:table-row table:style-name="ro5">
          <table:table-cell table:style-name="ce65" office:value-type="string" calcext:value-type="string">
            <text:p>Adaptive Land Management for Climate-Smart Agriculture</text:p>
          </table:table-cell>
          <table:table-cell office:value-type="float" office:value="2" calcext:value-type="float">
            <text:p>2</text:p>
          </table:table-cell>
          <table:table-cell office:value-type="string" calcext:value-type="string">
            <text:p><text:a xlink:href="https://ieeexplore.ieee.org/document/9537265" xlink:type="simple">https://ieeexplore.ieee.org/document/9537265</text:a></text:p>
          </table:table-cell>
          <table:table-cell table:number-columns-repeated="16381"/>
        </table:table-row>
        <table:table-row table:style-name="ro5">
          <table:table-cell table:style-name="ce70" office:value-type="string" calcext:value-type="string">
            <text:p>AI-Based Crop Rotation for Sustainable Agriculture Worldwide</text:p>
          </table:table-cell>
          <table:table-cell office:value-type="float" office:value="4" calcext:value-type="float">
            <text:p>4</text:p>
          </table:table-cell>
          <table:table-cell office:value-type="string" calcext:value-type="string">
            <text:p><text:a xlink:href="https://ieeexplore.ieee.org/document/9612460" xlink:type="simple">https://ieeexplore.ieee.org/document/9612460</text:a></text:p>
          </table:table-cell>
          <table:table-cell table:number-columns-repeated="16381"/>
        </table:table-row>
        <table:table-row table:style-name="ro27">
          <table:table-cell office:value-type="string" calcext:value-type="string">
            <text:p>Determinants of local adaptation strategies to climate change at farm households level in the central region of Vietnam: a case study in flooding delta regions of Thua Thien Hue province</text:p>
          </table:table-cell>
          <table:table-cell office:value-type="float" office:value="1" calcext:value-type="float">
            <text:p>1</text:p>
          </table:table-cell>
          <table:table-cell office:value-type="string" calcext:value-type="string">
            <text:p><text:a xlink:href="https://ieeexplore.ieee.org/document/10113489" xlink:type="simple">https://ieeexplore.ieee.org/document/10113489</text:a></text:p>
          </table:table-cell>
          <table:table-cell table:number-columns-repeated="16381"/>
        </table:table-row>
        <table:table-row table:style-name="ro27">
          <table:table-cell office:value-type="string" calcext:value-type="string">
            <text:p>Organic farming systems improve soil quality and shape microbial communities across a cotton-based crop rotation in an Indian Vertisol</text:p>
          </table:table-cell>
          <table:table-cell office:value-type="float" office:value="1" calcext:value-type="float">
            <text:p>1</text:p>
          </table:table-cell>
          <table:table-cell office:value-type="string" calcext:value-type="string">
            <text:p><text:a xlink:href="https://academic.oup.com/femsec/advance-article/doi/10.1093/femsec/fiae127/7759721" xlink:type="simple">https://academic.oup.com/femsec/advance-article/doi/10.1093/femsec/fiae127/7759721</text:a></text:p>
          </table:table-cell>
          <table:table-cell table:number-columns-repeated="16381"/>
        </table:table-row>
        <table:table-row table:style-name="ro27">
          <table:table-cell office:value-type="string" calcext:value-type="string">
            <text:p>Crop rotation and management tools for every farmer?: The current status on crop rotation and management tools for enabling sustainable agriculture worldwide</text:p>
          </table:table-cell>
          <table:table-cell office:value-type="float" office:value="3" calcext:value-type="float">
            <text:p>3</text:p>
          </table:table-cell>
          <table:table-cell office:value-type="string" calcext:value-type="string">
            <text:p><text:a xlink:href="https://www.sciencedirect.com/science/article/pii/S277237552200051X" xlink:type="simple">https://www.sciencedirect.com/science/article/pii/S277237552200051X</text:a></text:p>
          </table:table-cell>
          <table:table-cell table:number-columns-repeated="16381"/>
        </table:table-row>
        <table:table-row table:style-name="ro27">
          <table:table-cell office:value-type="string" calcext:value-type="string">
            <text:p>A Sub-Seasonal Crop Information Identification Framework for Crop Rotation Mapping in Smallholder Farming Areas with Time Series Sentinel-2 Imagery</text:p>
          </table:table-cell>
          <table:table-cell office:value-type="float" office:value="3" calcext:value-type="float">
            <text:p>3</text:p>
          </table:table-cell>
          <table:table-cell office:value-type="string" calcext:value-type="string">
            <text:p><text:a xlink:href="https://www.mdpi.com/2072-4292/14/24/6280" xlink:type="simple">https://www.mdpi.com/2072-4292/14/24/6280</text:a></text:p>
          </table:table-cell>
          <table:table-cell table:number-columns-repeated="16381"/>
        </table:table-row>
        <table:table-row table:style-name="ro28">
          <table:table-cell office:value-type="string" calcext:value-type="string">
            <text:p>Optimization of Planting Area for Broccoli, Cabbage and Squash in Three Farms, Cartago, Costa Rica </text:p>
          </table:table-cell>
          <table:table-cell office:value-type="float" office:value="4" calcext:value-type="float">
            <text:p>4</text:p>
          </table:table-cell>
          <table:table-cell office:value-type="string" calcext:value-type="string">
            <text:p><text:a xlink:href="https://ageconsearch.umn.edu/record/339052/?v=pdf" xlink:type="simple">https://ageconsearch.umn.edu/record/339052/?v=pdf</text:a></text:p>
          </table:table-cell>
          <table:table-cell table:number-columns-repeated="16381"/>
        </table:table-row>
        <table:table-row table:style-name="ro28">
          <table:table-cell office:value-type="string" calcext:value-type="string">
            <text:p>Multi-objective models for crop rotation planning problems</text:p>
          </table:table-cell>
          <table:table-cell office:value-type="float" office:value="4" calcext:value-type="float">
            <text:p>4</text:p>
          </table:table-cell>
          <table:table-cell office:value-type="string" calcext:value-type="string">
            <text:p><text:a xlink:href="https://www.sciencedirect.com/science/article/abs/pii/S0308521X24002002" xlink:type="simple">https://www.sciencedirect.com/science/article/abs/pii/S0308521X24002002</text:a></text:p>
          </table:table-cell>
          <table:table-cell table:number-columns-repeated="16381"/>
        </table:table-row>
        <table:table-row table:style-name="ro28">
          <table:table-cell office:value-type="string" calcext:value-type="string">
            <text:p>Smart Crop Rotation For Sustainable Agriculture Against Climate Change Based On Local Wisdom</text:p>
          </table:table-cell>
          <table:table-cell office:value-type="float" office:value="3" calcext:value-type="float">
            <text:p>3</text:p>
          </table:table-cell>
          <table:table-cell office:value-type="string" calcext:value-type="string">
            <text:p><text:a xlink:href="https://www.e3s-conferences.org/articles/e3sconf/abs/2023/85/e3sconf_icenis2023_01015/e3sconf_icenis2023_01015.html" xlink:type="simple">https://www.e3s-conferences.org/articles/e3sconf/abs/2023/85/e3sconf_icenis2023_01015/e3sconf_icenis2023_01015.html</text:a></text:p>
          </table:table-cell>
          <table:table-cell table:number-columns-repeated="16381"/>
        </table:table-row>
        <table:table-row table:style-name="ro27">
          <table:table-cell office:value-type="string" calcext:value-type="string">
            <text:p>Integrating Mathematical Optimization to Enhance Sustainability in a Crop and Dairy Production Agent-Based Model for Luxembourg</text:p>
          </table:table-cell>
          <table:table-cell office:value-type="float" office:value="3" calcext:value-type="float">
            <text:p>3</text:p>
          </table:table-cell>
          <table:table-cell office:value-type="string" calcext:value-type="string">
            <text:p><text:a xlink:href="https://www.preprints.org/manuscript/202405.2142/v1" xlink:type="simple">https://www.preprints.org/manuscript/202405.2142/v1</text:a></text:p>
          </table:table-cell>
          <table:table-cell table:number-columns-repeated="16381"/>
        </table:table-row>
        <table:table-row table:style-name="ro5">
          <table:table-cell office:value-type="string" calcext:value-type="string">
            <text:p>Crop rotation as an economic strategy for small-scale farmers: evidence from Punjab, Pakistan</text:p>
          </table:table-cell>
          <table:table-cell office:value-type="float" office:value="2" calcext:value-type="float">
            <text:p>2</text:p>
          </table:table-cell>
          <table:table-cell office:value-type="string" calcext:value-type="string">
            <text:p><text:a xlink:href="http://www.joasdjournal.org/index.php/joasd/article/view/201" xlink:type="simple">http://www.joasdjournal.org/index.php/joasd/article/view/201</text:a></text:p>
          </table:table-cell>
          <table:table-cell table:number-columns-repeated="16381"/>
        </table:table-row>
        <table:table-row table:style-name="ro5">
          <table:table-cell office:value-type="string" calcext:value-type="string">
            <office:annotation draw:style-name="gr1" svg:width="2.899cm" svg:height="1.799cm" svg:x="20.375cm" svg:y="8.591cm" draw:caption-point-x="-0.61cm" draw:caption-point-y="1.51cm">
              <dc:creator>Autor desconhecido</dc:creator>
              <dc:date>2025-03-10T00:00:00</dc:date>
              <text:p>Artigo de revisão</text:p>
            </office:annotation>
            <text:p>Recent Advances in Planning Farm Operations through Optimization Models</text:p>
          </table:table-cell>
          <table:table-cell office:value-type="float" office:value="3" calcext:value-type="float">
            <text:p>3</text:p>
          </table:table-cell>
          <table:table-cell office:value-type="string" calcext:value-type="string">
            <text:p><text:a xlink:href="https://dergipark.org.tr/en/download/article-file/2889403" xlink:type="simple">https://dergipark.org.tr/en/download/article-file/2889403</text:a></text:p>
          </table:table-cell>
          <table:table-cell table:number-columns-repeated="16381"/>
        </table:table-row>
        <table:table-row table:style-name="ro27">
          <table:table-cell office:value-type="string" calcext:value-type="string">
            <text:p>Design of a mathematical model to optimize farmer food security and promote rural development in Paraguay</text:p>
          </table:table-cell>
          <table:table-cell office:value-type="float" office:value="5" calcext:value-type="float">
            <text:p>5</text:p>
          </table:table-cell>
          <table:table-cell office:value-type="string" calcext:value-type="string">
            <text:p><text:a xlink:href="https://link.springer.com/article/10.1007/s10479-024-06199-8" xlink:type="simple">https://link.springer.com/article/10.1007/s10479-024-06199-8</text:a></text:p>
          </table:table-cell>
          <table:table-cell table:number-columns-repeated="16381"/>
        </table:table-row>
        <table:table-row table:style-name="ro27">
          <table:table-cell office:value-type="string" calcext:value-type="string">
            <text:p>A decision support system based on an artificial multiple intelligence system for vegetable crop land allocation problem</text:p>
          </table:table-cell>
          <table:table-cell office:value-type="float" office:value="5" calcext:value-type="float">
            <text:p>5</text:p>
          </table:table-cell>
          <table:table-cell office:value-type="string" calcext:value-type="string">
            <text:p><text:a xlink:href="https://link.springer.com/article/10.1007/s10479-023-05398-z" xlink:type="simple">https://link.springer.com/article/10.1007/s10479-023-05398-z</text:a></text:p>
          </table:table-cell>
          <table:table-cell table:number-columns-repeated="16381"/>
        </table:table-row>
        <table:table-row table:style-name="ro27">
          <table:table-cell office:value-type="string" calcext:value-type="string">
            <text:p>A Multi-Regional CGE Model for the Optimization of Land Resource Allocation: A Simulation of the Impact of High-Quality Development Policies in China</text:p>
          </table:table-cell>
          <table:table-cell office:value-type="float" office:value="2" calcext:value-type="float">
            <text:p>2</text:p>
          </table:table-cell>
          <table:table-cell office:value-type="string" calcext:value-type="string">
            <text:p><text:a xlink:href="https://www.mdpi.com/2073-445X/14/3/450" xlink:type="simple">https://www.mdpi.com/2073-445X/14/3/450</text:a></text:p>
          </table:table-cell>
          <table:table-cell table:number-columns-repeated="16381"/>
        </table:table-row>
        <table:table-row table:style-name="ro5" table:number-rows-repeated="2">
          <table:table-cell table:number-columns-repeated="16384"/>
        </table:table-row>
        <table:table-row table:style-name="ro5">
          <table:table-cell table:style-name="ce62" office:value-type="string" calcext:value-type="string">
            <text:p>Título</text:p>
          </table:table-cell>
          <table:table-cell table:style-name="ce66" office:value-type="string" calcext:value-type="string">
            <text:p>Qualis</text:p>
          </table:table-cell>
          <table:table-cell table:style-name="ce68" office:value-type="string" calcext:value-type="string">
            <text:p>Obervações</text:p>
          </table:table-cell>
          <table:table-cell table:number-columns-repeated="16381"/>
        </table:table-row>
        <table:table-row table:style-name="ro27">
          <table:table-cell table:style-name="ce61" office:value-type="string" calcext:value-type="string">
            <text:p>Aplicação da Programação Linear e do Problema do Transporte para otimização da produção agrícola</text:p>
          </table:table-cell>
          <table:table-cell office:value-type="string" calcext:value-type="string">
            <text:p>C</text:p>
          </table:table-cell>
          <table:table-cell office:value-type="string" calcext:value-type="string">
            <text:p>Maximiza produção reduzindo custos de transporte</text:p>
          </table:table-cell>
          <table:table-cell table:number-columns-repeated="16381"/>
        </table:table-row>
        <table:table-row table:style-name="ro27">
          <table:table-cell table:style-name="ce61" office:value-type="string" calcext:value-type="string">
            <text:p>Gestão econômica em pequenas propriedades rurais: um estudo de caso integrando produção de suínos e cultivo de alimentos</text:p>
          </table:table-cell>
          <table:table-cell office:value-type="string" calcext:value-type="string">
            <text:p>A4</text:p>
          </table:table-cell>
          <table:table-cell office:value-type="string" calcext:value-type="string">
            <text:p>Utilização do Excel para solucionar; apenas hortaliças e suínos, sem utilizar recursos integrados</text:p>
          </table:table-cell>
          <table:table-cell table:number-columns-repeated="16381"/>
        </table:table-row>
        <table:table-row table:style-name="ro27">
          <table:table-cell table:style-name="ce61" office:value-type="string" calcext:value-type="string">
            <text:p>Modelo de apoio à decisão para o planejamento tático do agricultor familiar do Distrito Federal para o programa de cestas verdes</text:p>
          </table:table-cell>
          <table:table-cell office:value-type="string" calcext:value-type="string">
            <text:p>A4</text:p>
          </table:table-cell>
          <table:table-cell office:value-type="string" calcext:value-type="string">
            <text:p>Não otimiza produção, mas sim a composição da cesta baseada na demanda.</text:p>
          </table:table-cell>
          <table:table-cell table:number-columns-repeated="16381"/>
        </table:table-row>
        <table:table-row table:style-name="ro27">
          <table:table-cell table:style-name="ce61" office:value-type="string" calcext:value-type="string">
            <text:p>Avaliação tecnológica, por meio de modelagem matemática, da viabilidade econômica na comercialização de produtos da agricultura familiar: venda direta versus venda em cooperativas</text:p>
          </table:table-cell>
          <table:table-cell office:value-type="string" calcext:value-type="string">
            <text:p>A4</text:p>
          </table:table-cell>
          <table:table-cell office:value-type="string" calcext:value-type="string">
            <text:p>Não otimiza a produção, mas sim o tipo de venda entre direta e indireta.</text:p>
          </table:table-cell>
          <table:table-cell table:number-columns-repeated="16381"/>
        </table:table-row>
        <table:table-row table:style-name="ro5">
          <table:table-cell table:style-name="ce61" office:value-type="string" calcext:value-type="string">
            <text:p>Pesquisa Operacional como Ferramenta à Maximização de Receitas</text:p>
          </table:table-cell>
          <table:table-cell office:value-type="string" calcext:value-type="string">
            <text:p>B4</text:p>
          </table:table-cell>
          <table:table-cell office:value-type="string" calcext:value-type="string">
            <text:p>Maximização de receitas e diminuição dos custos; utiliza Excel.</text:p>
          </table:table-cell>
          <table:table-cell table:number-columns-repeated="16381"/>
        </table:table-row>
        <table:table-row table:style-name="ro27">
          <table:table-cell office:value-type="string" calcext:value-type="string">
            <text:p>MODELAGEM MATEMÁTICA PARA OTIMIZAÇÃO DA PRODUÇÃO AGROPECUÁRIA EM UMA UNIDADE AGROPECUÁRIA NO MUNICÍPIO DE SERRANÓPOLIS DO IGUAÇU PR</text:p>
          </table:table-cell>
          <table:table-cell office:value-type="string" calcext:value-type="string">
            <text:p>Mestrado</text:p>
          </table:table-cell>
          <table:table-cell office:value-type="string" calcext:value-type="string">
            <text:p>Utiliza o lingo</text:p>
          </table:table-cell>
          <table:table-cell table:number-columns-repeated="16381"/>
        </table:table-row>
        <table:table-row table:style-name="ro5">
          <table:table-cell table:style-name="ce61" office:value-type="string" calcext:value-type="string">
            <text:p>MODELO DE OTIMIZAÇÃO DE CUSTOS DE ADUBAÇÃO ORGÂNICA</text:p>
          </table:table-cell>
          <table:table-cell office:value-type="string" calcext:value-type="string">
            <text:p>C</text:p>
          </table:table-cell>
          <table:table-cell office:value-type="string" calcext:value-type="string">
            <text:p>Otimização da adubação; utiliza o lingo.</text:p>
          </table:table-cell>
          <table:table-cell table:number-columns-repeated="16381"/>
        </table:table-row>
        <table:table-row table:style-name="ro5">
          <table:table-cell office:value-type="string" calcext:value-type="string">
            <text:p>Otimização matemática aplicada a uma unidade agropecuária no Oeste Paraibano </text:p>
          </table:table-cell>
          <table:table-cell office:value-type="string" calcext:value-type="string">
            <text:p>A4</text:p>
          </table:table-cell>
          <table:table-cell office:value-type="string" calcext:value-type="string">
            <text:p>Pouca informação no resumo</text:p>
          </table:table-cell>
          <table:table-cell table:number-columns-repeated="16381"/>
        </table:table-row>
        <table:table-row table:style-name="ro5">
          <table:table-cell office:value-type="string" calcext:value-type="string">
            <text:p>MOO-GAPS: A multi-objective optimization model for global animal production and sustainability</text:p>
          </table:table-cell>
          <table:table-cell office:value-type="string" calcext:value-type="string">
            <text:p>A1</text:p>
          </table:table-cell>
          <table:table-cell office:value-type="string" calcext:value-type="string">
            <text:p>Utiliza a metodologia da curva de pareto</text:p>
          </table:table-cell>
          <table:table-cell table:number-columns-repeated="16381"/>
        </table:table-row>
        <table:table-row table:style-name="ro27">
          <table:table-cell office:value-type="string" calcext:value-type="string">
            <text:p>HETEROGENOUS INCOME EFFECTS BY HOUSEHOLD TYPE IN RURAL SOUTHERN ETHIOPIA A QUANTILE REGRESSION ANALYSIS</text:p>
          </table:table-cell>
          <table:table-cell office:value-type="string" calcext:value-type="string">
            <text:p>-</text:p>
          </table:table-cell>
          <table:table-cell office:value-type="string" calcext:value-type="string">
            <text:p>Utilização do gini para desigualdade de acesso entre homens e mulheres</text:p>
          </table:table-cell>
          <table:table-cell table:number-columns-repeated="16381"/>
        </table:table-row>
        <table:table-row table:style-name="ro5" table:number-rows-repeated="1048545">
          <table:table-cell table:number-columns-repeated="16384"/>
        </table:table-row>
        <table:table-row table:style-name="ro5">
          <table:table-cell table:number-columns-repeated="16384"/>
        </table:table-row>
      </table:table>
      <table:named-expressions/>
      <table:database-ranges>
        <table:database-range table:name="__Anonymous_Sheet_DB__3" table:target-range-address="'M2 - Textos'.A1:'M2 - Textos'.E27" table:display-filter-buttons="true"/>
        <table:database-range table:name="__Anonymous_Sheet_DB__4" table:target-range-address="'Lista Final'.A1:'Lista Final'.H32" table:display-filter-buttons="tru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ohit Devanagari1" svg:font-family="'Lohit Devanagari'" style:font-pitch="variable"/>
    <style:font-face style:name="Noto Sans CJK SC" svg:font-family="'Noto Sans CJK SC'" style:font-family-generic="system" style:font-pitch="variable"/>
    <style:font-face style:name="Roboto" svg:font-family="Roboto" style:font-pitch="variable"/>
    <style:font-face style:name="Times New Roman" svg:font-family="'Times New Roman'" style:font-family-generic="roman" style:font-pitch="variable"/>
  </office:font-face-decls>
  <office:styles>
    <style:default-style style:family="table-cell">
      <style:paragraph-properties style:tab-stop-distance="1.25cm"/>
      <style:text-properties style:font-name="Liberation Sans" fo:font-size="10pt" fo:language="pt" fo:country="BR"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pt" fo:country="BR"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Pontas_20_das_20_seta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Lohit Devanagari" style:font-family-complex="'Lohit Devanagari'" style:font-family-generic-complex="system" style:font-pitch-complex="variable" style:font-size-complex="10pt"/>
    </style:style>
    <number:number-style style:name="N0">
      <number:number number:min-integer-digits="1"/>
    </number:number-style>
    <number:number-style style:name="N115P0" style:volatile="true">
      <number:text>R$ </number:text>
      <number:number number:decimal-places="2" number:min-decimal-places="2" number:min-integer-digits="1" number:grouping="true"/>
      <number:text> </number:text>
    </number:number-style>
    <number:number-style style:name="N115">
      <style:text-properties fo:color="#ff0000"/>
      <number:text>(R$ </number:text>
      <number:number number:decimal-places="2" number:min-decimal-places="2" number:min-integer-digits="1" number:grouping="true"/>
      <number:text>)</number:text>
      <style:map style:condition="value()&gt;=0" style:apply-style-name="N115P0"/>
    </number:number-style>
    <number:number-style style:name="N119P0" style:volatile="true">
      <number:text> R$ </number:text>
      <number:fill-character> </number:fill-character>
      <number:number number:decimal-places="0" number:min-decimal-places="0" number:min-integer-digits="1" number:grouping="true"/>
      <number:text> </number:text>
    </number:number-style>
    <number:number-style style:name="N119P1" style:volatile="true">
      <number:text> R$ </number:text>
      <number:fill-character> </number:fill-character>
      <number:text>(</number:text>
      <number:number number:decimal-places="0" number:min-decimal-places="0" number:min-integer-digits="1" number:grouping="true"/>
      <number:text>)</number:text>
    </number:number-style>
    <number:number-style style:name="N119P2" style:volatile="true">
      <number:text> R$ </number:text>
      <number:fill-character> </number:fill-character>
      <number:text>- </number:text>
    </number:number-style>
    <number:text-style style:name="N119">
      <number:text> </number:text>
      <number:text-content/>
      <number:text> </number:text>
      <style:map style:condition="value()&gt;0" style:apply-style-name="N119P0"/>
      <style:map style:condition="value()&lt;0" style:apply-style-name="N119P1"/>
      <style:map style:condition="value()=0" style:apply-style-name="N119P2"/>
    </number:text-style>
    <number:time-style style:name="N120" number:truncate-on-overflow="false">
      <number:hours/>
      <number:text>:</number:text>
      <number:minutes number:style="long"/>
      <number:text>:</number:text>
      <number:seconds number:style="long"/>
    </number:time-style>
    <number:number-style style:name="N122P0" style:volatile="true">
      <number:number number:decimal-places="0" number:min-decimal-places="0" number:min-integer-digits="1" number:grouping="true"/>
      <number:text> </number:text>
    </number:number-style>
    <number:number-style style:name="N122">
      <style:text-properties fo:color="#ff0000"/>
      <number:text>(</number:text>
      <number:number number:decimal-places="0" number:min-decimal-places="0" number:min-integer-digits="1" number:grouping="true"/>
      <number:text>)</number:text>
      <style:map style:condition="value()&gt;=0" style:apply-style-name="N122P0"/>
    </number:number-style>
    <number:date-style style:name="N123">
      <number:day/>
      <number:text>/</number:text>
      <number:month number:textual="true"/>
      <number:text>/</number:text>
      <number:year/>
    </number:date-style>
    <number:number-style style:name="N124P0" style:volatile="true">
      <number:number number:decimal-places="0" number:min-decimal-places="0" number:min-integer-digits="1" number:grouping="true"/>
      <number:text> </number:text>
    </number:number-style>
    <number:number-style style:name="N124">
      <number:text>(</number:text>
      <number:number number:decimal-places="0" number:min-decimal-places="0" number:min-integer-digits="1" number:grouping="true"/>
      <number:text>)</number:text>
      <style:map style:condition="value()&gt;=0" style:apply-style-name="N124P0"/>
    </number:number-style>
    <number:number-style style:name="N125">
      <number:scientific-number number:decimal-places="1" number:min-decimal-places="1" number:min-integer-digits="1" number:min-exponent-digits="1" number:exponent-interval="3" number:forced-exponent-sign="true"/>
    </number:number-style>
    <number:time-style style:name="N126">
      <number:hours/>
      <number:text>:</number:text>
      <number:minutes number:style="long"/>
      <number:text>:</number:text>
      <number:seconds number:style="long"/>
      <number:text> </number:text>
      <number:am-pm/>
    </number:time-style>
    <number:time-style style:name="N127">
      <number:minutes number:style="long"/>
      <number:text>:</number:text>
      <number:seconds number:style="long"/>
    </number:time-style>
    <number:date-style style:name="N128">
      <number:day/>
      <number:text>/</number:text>
      <number:month/>
      <number:text>/</number:text>
      <number:year number:style="long"/>
    </number:date-style>
    <number:date-style style:name="N129">
      <number:month number:textual="true"/>
      <number:text>/</number:text>
      <number:year/>
    </number:date-style>
    <number:number-style style:name="N133P0" style:volatile="true">
      <number:text> </number:text>
      <number:fill-character> </number:fill-character>
      <number:number number:decimal-places="2" number:min-decimal-places="2" number:min-integer-digits="1" number:grouping="true"/>
      <number:text> </number:text>
    </number:number-style>
    <number:number-style style:name="N133P1" style:volatile="true">
      <number:text> </number:text>
      <number:fill-character> </number:fill-character>
      <number:text>(</number:text>
      <number:number number:decimal-places="2" number:min-decimal-places="2" number:min-integer-digits="1" number:grouping="true"/>
      <number:text>)</number:text>
    </number:number-style>
    <number:number-style style:name="N133P2" style:volatile="true">
      <number:text> </number:text>
      <number:fill-character> </number:fill-character>
      <number:text>-</number:text>
      <number:number number:decimal-places="0" number:min-decimal-places="0" number:min-integer-digits="0"/>
      <number:text> </number:text>
    </number:number-style>
    <number:text-style style:name="N133">
      <number:text> </number:text>
      <number:text-content/>
      <number:text> </number:text>
      <style:map style:condition="value()&gt;0" style:apply-style-name="N133P0"/>
      <style:map style:condition="value()&lt;0" style:apply-style-name="N133P1"/>
      <style:map style:condition="value()=0" style:apply-style-name="N133P2"/>
    </number:text-style>
    <number:time-style style:name="N134">
      <number:hours/>
      <number:text>:</number:text>
      <number:minutes number:style="long"/>
      <number:text> </number:text>
      <number:am-pm/>
    </number:time-style>
    <number:number-style style:name="N138P0" style:volatile="true">
      <number:text> </number:text>
      <number:fill-character> </number:fill-character>
      <number:number number:decimal-places="0" number:min-decimal-places="0" number:min-integer-digits="1" number:grouping="true"/>
      <number:text> </number:text>
    </number:number-style>
    <number:number-style style:name="N138P1" style:volatile="true">
      <number:text> </number:text>
      <number:fill-character> </number:fill-character>
      <number:text>(</number:text>
      <number:number number:decimal-places="0" number:min-decimal-places="0" number:min-integer-digits="1" number:grouping="true"/>
      <number:text>)</number:text>
    </number:number-style>
    <number:number-style style:name="N138P2" style:volatile="true">
      <number:text> </number:text>
      <number:fill-character> </number:fill-character>
      <number:text>- </number:text>
    </number:number-style>
    <number:text-style style:name="N138">
      <number:text> </number:text>
      <number:text-content/>
      <number:text> </number:text>
      <style:map style:condition="value()&gt;0" style:apply-style-name="N138P0"/>
      <style:map style:condition="value()&lt;0" style:apply-style-name="N138P1"/>
      <style:map style:condition="value()=0" style:apply-style-name="N138P2"/>
    </number:text-style>
    <number:date-style style:name="N139">
      <number:day/>
      <number:text>/</number:text>
      <number:month number:textual="true"/>
    </number:date-style>
    <number:number-style style:name="N141P0" style:volatile="true">
      <number:text>R$ </number:text>
      <number:number number:decimal-places="0" number:min-decimal-places="0" number:min-integer-digits="1" number:grouping="true"/>
      <number:text> </number:text>
    </number:number-style>
    <number:number-style style:name="N141">
      <number:text>(R$ </number:text>
      <number:number number:decimal-places="0" number:min-decimal-places="0" number:min-integer-digits="1" number:grouping="true"/>
      <number:text>)</number:text>
      <style:map style:condition="value()&gt;=0" style:apply-style-name="N141P0"/>
    </number:number-style>
    <number:number-style style:name="N142P0" style:volatile="true">
      <number:text>R$ </number:text>
      <number:number number:decimal-places="2" number:min-decimal-places="2" number:min-integer-digits="1" number:grouping="true"/>
      <number:text> </number:text>
    </number:number-style>
    <number:number-style style:name="N142">
      <number:text>(R$ </number:text>
      <number:number number:decimal-places="2" number:min-decimal-places="2" number:min-integer-digits="1" number:grouping="true"/>
      <number:text>)</number:text>
      <style:map style:condition="value()&gt;=0" style:apply-style-name="N142P0"/>
    </number:number-style>
    <number:date-style style:name="N143">
      <number:day/>
      <number:text>/</number:text>
      <number:month/>
      <number:text>/</number:text>
      <number:year number:style="long"/>
      <number:text> </number:text>
      <number:hours number:style="long"/>
      <number:text>:</number:text>
      <number:minutes number:style="long"/>
    </number:date-style>
    <number:time-style style:name="N144">
      <number:minutes number:style="long"/>
      <number:text>:</number:text>
      <number:seconds number:style="long" number:decimal-places="1"/>
    </number:time-style>
    <number:number-style style:name="N148P0" style:volatile="true">
      <number:text> R$ </number:text>
      <number:fill-character> </number:fill-character>
      <number:number number:decimal-places="2" number:min-decimal-places="2" number:min-integer-digits="1" number:grouping="true"/>
      <number:text> </number:text>
    </number:number-style>
    <number:number-style style:name="N148P1" style:volatile="true">
      <number:text> R$ </number:text>
      <number:fill-character> </number:fill-character>
      <number:text>(</number:text>
      <number:number number:decimal-places="2" number:min-decimal-places="2" number:min-integer-digits="1" number:grouping="true"/>
      <number:text>)</number:text>
    </number:number-style>
    <number:number-style style:name="N148P2" style:volatile="true">
      <number:text> R$ </number:text>
      <number:fill-character> </number:fill-character>
      <number:text>-</number:text>
      <number:number number:decimal-places="0" number: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50P0" style:volatile="true">
      <number:number number:decimal-places="2" number:min-decimal-places="2" number:min-integer-digits="1" number:grouping="true"/>
      <number:text> </number:text>
    </number:number-style>
    <number:number-style style:name="N150">
      <style:text-properties fo:color="#ff0000"/>
      <number:text>(</number:text>
      <number:number number:decimal-places="2" number:min-decimal-places="2" number:min-integer-digits="1" number:grouping="true"/>
      <number:text>)</number:text>
      <style:map style:condition="value()&gt;=0" style:apply-style-name="N150P0"/>
    </number:number-style>
    <number:number-style style:name="N151P0" style:volatile="true">
      <number:text>R$ </number:text>
      <number:number number:decimal-places="0" number:min-decimal-places="0" number:min-integer-digits="1" number:grouping="true"/>
      <number:text> </number:text>
    </number:number-style>
    <number:number-style style:name="N151">
      <style:text-properties fo:color="#ff0000"/>
      <number:text>(R$ </number:text>
      <number:number number:decimal-places="0" number:min-decimal-places="0" number:min-integer-digits="1" number:grouping="true"/>
      <number:text>)</number:text>
      <style:map style:condition="value()&gt;=0" style:apply-style-name="N151P0"/>
    </number:number-style>
    <number:number-style style:name="N152P0" style:volatile="true">
      <number:number number:decimal-places="2" number:min-decimal-places="2" number:min-integer-digits="1" number:grouping="true"/>
      <number:text> </number:text>
    </number:number-style>
    <number:number-style style:name="N152">
      <number:text>(</number:text>
      <number:number number:decimal-places="2" number:min-decimal-places="2" number:min-integer-digits="1" number:grouping="true"/>
      <number:text>)</number:text>
      <style:map style:condition="value()&gt;=0" style:apply-style-name="N152P0"/>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Pontas_20_das_20_setas_20_1" draw:display-name="Pontas das seta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6-19">00/00/0000</text:date>, <text:time style:data-style-name="N2" text:time-value="08:27:07.919222387">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01T09:08:04.834170205</meta:creation-date>
    <dc:date>2025-06-19T11:06:21.949634633</dc:date>
    <meta:editing-duration>P1DT17H27M33S</meta:editing-duration>
    <meta:editing-cycles>212</meta:editing-cycles>
    <meta:generator>LibreOffice/24.2.7.2$Linux_X86_64 LibreOffice_project/420$Build-2</meta:generator>
    <meta:document-statistic meta:table-count="6" meta:cell-count="539" meta:object-count="0"/>
  </office:meta>
</office:document-meta>
</file>